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6.862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6.29cm"/>
    </style:style>
    <style:style style:name="co9" style:family="table-column">
      <style:table-column-properties fo:break-before="auto" style:column-width="7.352cm"/>
    </style:style>
    <style:style style:name="co10" style:family="table-column">
      <style:table-column-properties fo:break-before="auto" style:column-width="6.97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14.796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706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80808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c0c0c0"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ackground-color="#c0c0c0"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4" style:family="table-cell" style:parent-style-name="Default" style:data-style-name="N100">
      <style:table-cell-properties fo:background-color="#80808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  <style:map style:condition="cell-content()&gt;=6" style:apply-style-name="DУспешно" style:base-cell-address="LO_MSO.C3"/>
      <style:map style:condition="cell-content()&lt;6" style:apply-style-name="DНе_20_удачно" style:base-cell-address="LO_MSO.C3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  <style:map style:condition="cell-content()&gt;=6" style:apply-style-name="DУспешно" style:base-cell-address="LO_MSO.C3"/>
      <style:map style:condition="cell-content()&lt;6" style:apply-style-name="DНе_20_удачно" style:base-cell-address="LO_MSO.C3"/>
    </style:style>
    <style:style style:name="ce27" style:family="table-cell" style:parent-style-name="Default" style:data-style-name="N1">
      <style:table-cell-properties fo:background-color="#808080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  <style:map style:condition="cell-content()&gt;=6" style:apply-style-name="DУспешно" style:base-cell-address="LO_MSO.C3"/>
      <style:map style:condition="cell-content()&lt;6" style:apply-style-name="DНе_20_удачно" style:base-cell-address="LO_MSO.C3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cm"/>
      <style:map style:condition="cell-content()&gt;=6" style:apply-style-name="DУспешно" style:base-cell-address="LO_MSO.C3"/>
      <style:map style:condition="cell-content()&lt;6" style:apply-style-name="DНе_20_удачно" style:base-cell-address="LO_MSO.C3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  <style:map style:condition="cell-content()&gt;=6" style:apply-style-name="DУспешно" style:base-cell-address="LO_MSO.C3"/>
      <style:map style:condition="cell-content()&lt;6" style:apply-style-name="DНе_20_удачно" style:base-cell-address="LO_MSO.C3"/>
    </style:style>
    <style:style style:name="ce32" style:family="table-cell" style:parent-style-name="Default" style:data-style-name="N1">
      <style:table-cell-properties fo:background-color="#808080"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 style:data-style-name="N1">
      <style:table-cell-properties fo:background-color="#80808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normal" style:text-underline-style="none" fo:font-weight="normal" style:font-style-asian="normal" style:font-weight-asian="normal" style:font-style-complex="normal" style:font-weight-complex="normal"/>
      <style:map style:condition="cell-content()&gt;=6" style:apply-style-name="DУспешно" style:base-cell-address="LO_MSO.C3"/>
      <style:map style:condition="cell-content()&lt;6" style:apply-style-name="DНе_20_удачно" style:base-cell-address="LO_MSO.C3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end"/>
      <style:map style:condition="cell-content()&gt;=6" style:apply-style-name="DУспешно" style:base-cell-address="LO_MSO.C3"/>
      <style:map style:condition="cell-content()&lt;6" style:apply-style-name="DНе_20_удачно" style:base-cell-address="LO_MSO.C3"/>
    </style:style>
    <style:style style:name="ce36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7" style:family="table-cell" style:parent-style-name="Default" style:data-style-name="N1">
      <style:table-cell-properties fo:background-color="#808080" style:text-align-source="fix" style:repeat-content="false"/>
      <style:paragraph-properties fo:text-align="end" fo:margin-left="0cm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9" style:family="table-cell" style:parent-style-name="Default" style:data-style-name="N99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LO_MSO.C5"/>
      <style:map style:condition="cell-content()=0" style:apply-style-name="DНе_20_удачно" style:base-cell-address="LO_MSO.C5"/>
    </style:style>
    <style:style style:name="ce50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2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</style:style>
    <style:style style:name="ce53" style:family="table-cell" style:parent-style-name="Default" style:data-style-name="N99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58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61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start" fo:margin-left="0cm"/>
    </style:style>
    <style:style style:name="ce6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LO_MSO.C5"/>
      <style:map style:condition="cell-content()=0" style:apply-style-name="DНе_20_удачно" style:base-cell-address="LO_MSO.C5"/>
    </style:style>
    <style:style style:name="ce67" style:family="table-cell" style:parent-style-name="Default" style:data-style-name="N99">
      <style:map style:condition="cell-content()=1" style:apply-style-name="DУспешно" style:base-cell-address="LO_MSO.I40"/>
      <style:map style:condition="cell-content()=0" style:apply-style-name="DНе_20_удачно" style:base-cell-address="LO_MSO.I40"/>
    </style:style>
    <style:style style:name="ce68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0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LO_MSO.C5"/>
      <style:map style:condition="cell-content()=0" style:apply-style-name="DНе_20_удачно" style:base-cell-address="LO_MSO.C5"/>
    </style:style>
    <style:style style:name="ce71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</style:style>
    <style:style style:name="ce72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4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0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1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83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start" fo:margin-left="0cm"/>
    </style:style>
    <style:style style:name="ce84" style:family="table-cell" style:parent-style-name="Default">
      <style:table-cell-properties style:text-align-source="fix" style:repeat-content="false"/>
      <style:paragraph-properties fo:text-align="end"/>
    </style:style>
    <style:style style:name="ce85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8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90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fo:font-weight="normal" style:font-weight-asian="normal" style:font-weight-complex="normal"/>
    </style:style>
    <style:style style:name="ce9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100">
      <style:table-cell-properties style:text-align-source="fix" style:repeat-content="false" fo:wrap-option="wrap"/>
      <style:paragraph-properties fo:text-align="end"/>
    </style:style>
    <style:style style:name="ce93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5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</style:style>
    <style:style style:name="ce96" style:family="table-cell" style:parent-style-name="Default" style:data-style-name="N100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97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98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9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02" style:family="table-cell" style:parent-style-name="Default" style:data-style-name="N99">
      <style:table-cell-properties fo:background-color="#808080"/>
    </style:style>
    <style:style style:name="ce103" style:family="table-cell" style:parent-style-name="Default">
      <style:table-cell-properties fo:background-color="#808080"/>
    </style:style>
    <style:style style:name="ce10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100">
      <style:table-cell-properties fo:background-color="#808080" style:text-align-source="fix" style:repeat-content="false" fo:wrap-option="wrap" fo:border="none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7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11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/>
    </style:style>
    <style:style style:name="ce112" style:family="table-cell" style:parent-style-name="Default">
      <style:table-cell-properties fo:background-color="#808080" fo:border="none"/>
    </style:style>
    <style:style style:name="ce113" style:family="table-cell" style:parent-style-name="Default">
      <style:table-cell-properties fo:background-color="#c0c0c0"/>
    </style:style>
    <style:style style:name="ce114" style:family="table-cell" style:parent-style-name="Default" style:data-style-name="N99">
      <style:table-cell-properties fo:background-color="#c0c0c0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6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start"/>
    </style:style>
    <style:style style:name="ce117" style:family="table-cell" style:parent-style-name="Default" style:data-style-name="N100">
      <style:table-cell-properties fo:background-color="#c0c0c0" style:text-align-source="fix" style:repeat-content="false"/>
      <style:paragraph-properties fo:text-align="start"/>
    </style:style>
    <style:style style:name="ce118" style:family="table-cell" style:parent-style-name="Default" style:data-style-name="N100">
      <style:table-cell-properties fo:background-color="#808080" style:text-align-source="fix" style:repeat-content="false"/>
      <style:paragraph-properties fo:text-align="start"/>
    </style:style>
    <style:style style:name="ce119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/>
    </style:style>
    <style:style style:name="ce120" style:family="table-cell" style:parent-style-name="Default" style:data-style-name="N100">
      <style:table-cell-properties fo:background-color="#c0c0c0" style:text-align-source="fix" style:repeat-content="false"/>
      <style:paragraph-properties fo:text-align="end"/>
    </style:style>
    <style:style style:name="ce121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end" fo:margin-left="0cm"/>
      <style:text-properties fo:font-weight="normal" style:font-weight-asian="normal" style:font-weight-complex="normal"/>
    </style:style>
    <style:style style:name="ce122" style:family="table-cell" style:parent-style-name="Default" style:data-style-name="N100">
      <style:table-cell-properties fo:background-color="#808080" style:text-align-source="fix" style:repeat-content="false"/>
      <style:paragraph-properties fo:text-align="end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4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25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fo:background-color="#808080" fo:border-left="0.06pt solid #000000" fo:border-right="none" fo:border-top="none"/>
    </style:style>
    <style:style style:name="ce127" style:family="table-cell" style:parent-style-name="Default">
      <style:table-cell-properties fo:border-bottom="none" fo:border-left="0.06pt solid #000000" fo:border-right="none" fo:border-top="none"/>
    </style:style>
    <style:style style:name="ce128" style:family="table-cell" style:parent-style-name="Default">
      <style:table-cell-properties fo:background-color="#808080" style:text-align-source="fix" style:repeat-content="false" fo:border="none"/>
      <style:paragraph-properties fo:text-align="end"/>
    </style:style>
    <style:style style:name="ce129" style:family="table-cell" style:parent-style-name="Default">
      <style:table-cell-properties fo:background-color="#c0c0c0" style:text-align-source="fix" style:repeat-content="false"/>
      <style:paragraph-properties fo:text-align="end"/>
    </style:style>
    <style:style style:name="ce130" style:family="table-cell" style:parent-style-name="Default">
      <style:table-cell-properties fo:background-color="#808080" style:text-align-source="fix" style:repeat-content="false"/>
      <style:paragraph-properties fo:text-align="end"/>
    </style:style>
  </office:automatic-styles>
  <office:body>
    <office:spreadsheet>
      <table:table table:name="LO_MSO" table:style-name="ta1">
        <office:forms form:automatic-focus="false" form:apply-design-mode="false"/>
        <table:table-column table:style-name="co1" table:default-cell-style-name="Default"/>
        <table:table-column-group table:display="false">
          <table:table-column table:style-name="co2" table:visibility="collapse" table:default-cell-style-name="ce18"/>
        </table:table-column-group>
        <table:table-column-group>
          <table:table-column table:style-name="co3" table:default-cell-style-name="ce30"/>
        </table:table-column-group>
        <table:table-column-group table:display="false">
          <table:table-column table:style-name="co3" table:visibility="collapse" table:default-cell-style-name="ce45"/>
        </table:table-column-group>
        <table:table-column-group>
          <table:table-column-group>
            <table:table-column table:style-name="co4" table:default-cell-style-name="ce53"/>
          </table:table-column-group>
          <table:table-column-group>
            <table:table-column table:style-name="co4" table:default-cell-style-name="ce60"/>
          </table:table-column-group>
          <table:table-column-group>
            <table:table-column table:style-name="co4" table:default-cell-style-name="ce72"/>
          </table:table-column-group>
          <table:table-column-group>
            <table:table-column table:style-name="co5" table:default-cell-style-name="ce82"/>
          </table:table-column-group>
          <table:table-column-group>
            <table:table-column table:style-name="co4" table:default-cell-style-name="ce94"/>
          </table:table-column-group>
        </table:table-column-group>
        <table:table-column-group>
          <table:table-column-group>
            <table:table-column table:style-name="co4" table:default-cell-style-name="Default"/>
          </table:table-column-group>
          <table:table-column-group>
            <table:table-column table:style-name="co6" table:default-cell-style-name="ce80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8" table:default-cell-style-name="ce79"/>
          </table:table-column-group>
          <table:table-column-group>
            <table:table-column table:style-name="co4" table:default-cell-style-name="ce89"/>
          </table:table-column-group>
        </table:table-column-group>
        <table:table-column-group>
          <table:table-column-group>
            <table:table-column table:style-name="co4" table:default-cell-style-name="ce127"/>
          </table:table-column-group>
          <table:table-column-group>
            <table:table-column table:style-name="co9" table:default-cell-style-name="ce79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10" table:default-cell-style-name="ce79"/>
          </table:table-column-group>
          <table:table-column-group>
            <table:table-column table:style-name="co11" table:default-cell-style-name="ce84"/>
          </table:table-column-group>
        </table:table-column-group>
        <table:table-column-group>
          <table:table-column table:style-name="co11" table:number-columns-repeated="4" table:default-cell-style-name="Default"/>
        </table:table-column-group>
        <table:table-column table:style-name="co11" table:number-columns-repeated="1001" table:default-cell-style-name="Default"/>
        <table:table-row table:style-name="ro1">
          <table:table-cell table:style-name="ce1" office:value-type="string" table:number-columns-spanned="1" table:number-rows-spanned="2">
            <text:p>Тестируемые компоненты</text:p>
          </table:table-cell>
          <table:table-cell table:style-name="ce1" office:value-type="string" table:number-columns-spanned="1" table:number-rows-spanned="2">
            <text:p>Значение</text:p>
          </table:table-cell>
          <table:table-cell table:style-name="ce25" office:value-type="string" table:number-columns-spanned="1" table:number-rows-spanned="2">
            <text:p>Вес</text:p>
          </table:table-cell>
          <table:table-cell table:style-name="ce38" office:value-type="string" table:number-columns-spanned="1" table:number-rows-spanned="2">
            <text:p>ID</text:p>
          </table:table-cell>
          <table:table-cell table:style-name="ce38" office:value-type="string" table:number-columns-spanned="4" table:number-rows-spanned="1">
            <text:p>odt</text:p>
          </table:table-cell>
          <table:covered-table-cell table:style-name="ce54"/>
          <table:covered-table-cell table:style-name="ce62"/>
          <table:covered-table-cell table:style-name="ce73"/>
          <table:table-cell table:style-name="ce1" office:value-type="string" table:number-columns-spanned="1" table:number-rows-spanned="2">
            <text:p>Оценка</text:p>
          </table:table-cell>
          <table:table-cell table:style-name="ce1" office:value-type="string" table:number-columns-spanned="4" table:number-rows-spanned="1">
            <text:p>doc</text:p>
          </table:table-cell>
          <table:covered-table-cell table:style-name="ce104"/>
          <table:covered-table-cell table:style-name="ce2"/>
          <table:covered-table-cell table:style-name="ce115"/>
          <table:table-cell table:style-name="ce1" office:value-type="string" table:number-columns-spanned="1" table:number-rows-spanned="2">
            <text:p>Оценка</text:p>
          </table:table-cell>
          <table:table-cell table:style-name="ce123" office:value-type="string" table:number-columns-spanned="4" table:number-rows-spanned="1">
            <text:p>docx</text:p>
          </table:table-cell>
          <table:covered-table-cell table:number-columns-repeated="3"/>
          <table:table-cell table:style-name="ce1" office:value-type="string" table:number-columns-spanned="1" table:number-rows-spanned="2">
            <text:p>Оценка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style-name="ce14"/>
          <table:covered-table-cell table:style-name="ce26"/>
          <table:covered-table-cell table:style-name="ce39"/>
          <table:table-cell table:style-name="ce46" office:value-type="string">
            <text:p>LibreOffice 3.5</text:p>
          </table:table-cell>
          <table:table-cell table:style-name="ce55" office:value-type="string">
            <text:p>Примечание</text:p>
          </table:table-cell>
          <table:table-cell table:style-name="ce63" office:value-type="string">
            <text:p>MS Office 2010</text:p>
          </table:table-cell>
          <table:table-cell table:style-name="ce55" office:value-type="string">
            <text:p>Примечание</text:p>
          </table:table-cell>
          <table:covered-table-cell table:style-name="ce84"/>
          <table:table-cell table:style-name="ce2" office:value-type="string">
            <text:p>LibreOffice 3.5</text:p>
          </table:table-cell>
          <table:table-cell table:style-name="ce55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covered-table-cell table:style-name="ce84"/>
          <table:table-cell table:style-name="ce2" office:value-type="string">
            <text:p>LibreOffice 3.5</text:p>
          </table:table-cell>
          <table:table-cell table:style-name="ce55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covered-table-cell/>
          <table:table-cell table:number-columns-repeated="1005"/>
        </table:table-row>
        <table:table-row table:style-name="ro2">
          <table:table-cell table:style-name="ce3" office:value-type="string">
            <text:p>Страница</text:p>
          </table:table-cell>
          <table:table-cell table:style-name="ce15"/>
          <table:table-cell table:style-name="ce27"/>
          <table:table-cell table:style-name="ce40" office:value-type="float" office:value="1">
            <text:p>1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64"/>
          <table:table-cell table:style-name="ce105"/>
          <table:table-cell table:style-name="ce112"/>
          <table:table-cell table:style-name="ce116"/>
          <table:table-cell table:style-name="ce119"/>
          <table:table-cell table:style-name="ce47"/>
          <table:table-cell table:style-name="ce109"/>
          <table:table-cell table:style-name="ce112"/>
          <table:table-cell table:style-name="ce116"/>
          <table:table-cell table:style-name="ce128"/>
          <table:table-cell table:style-name="ce112" table:number-columns-repeated="1005"/>
        </table:table-row>
        <table:table-row-group>
          <table:table-row table:style-name="ro2">
            <table:table-cell table:style-name="ce4" office:value-type="string">
              <text:p>Формат страницы</text:p>
            </table:table-cell>
            <table:table-cell table:style-name="ce16"/>
            <table:table-cell table:style-name="ce28"/>
            <table:table-cell table:style-name="ce41" office:value-type="string">
              <text:p>1.2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6"/>
            <table:table-cell table:style-name="ce106"/>
            <table:table-cell table:style-name="ce113"/>
            <table:table-cell table:style-name="ce117"/>
            <table:table-cell table:style-name="ce120"/>
            <table:table-cell table:style-name="ce48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5" office:value-type="string">
                <text:p>А6</text:p>
              </table:table-cell>
              <table:table-cell table:style-name="ce17" office:value-type="string">
                <text:p>A6</text:p>
              </table:table-cell>
              <table:table-cell table:style-name="ce29" office:value-type="float" office:value="4">
                <text:p>4</text:p>
              </table:table-cell>
              <table:table-cell table:style-name="ce42" office:value-type="string">
                <text:p>1.2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7" office:value-type="float" office:value="3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table:style-name="ce89" office:value-type="string">
                <text:p>3</text:p>
              </table:table-cell>
              <table:table-cell table:formula="of:=IF(AND([.U5]&gt;[.V5];[.U5]&gt;[.W5]);&quot;odt&quot;;IF(AND([.V5]&gt;[.U5];[.V5]&gt;[.W5]);&quot;doc&quot;;IF(AND([.W5]&gt;[.U5];[.W5]&gt;[.V5]);&quot;docx&quot;;&quot;all&quot;)))" office:value-type="string" office:string-value="all">
                <text:p>all</text:p>
              </table:table-cell>
              <table:table-cell table:formula="of:=[.I5]*[.C5]" office:value-type="float" office:value="12">
                <text:p>12</text:p>
              </table:table-cell>
              <table:table-cell table:formula="of:=[.N5]*[.C5]" office:value-type="float" office:value="12">
                <text:p>12</text:p>
              </table:table-cell>
              <table:table-cell table:formula="of:=[.S5]*[.C5]" office:value-type="float" office:value="12">
                <text:p>12</text:p>
              </table:table-cell>
              <table:table-cell/>
              <table:table-cell office:value-type="string">
                <text:p>odt</text:p>
              </table:table-cell>
              <table:table-cell office:value-type="string">
                <text:p>doc</text:p>
              </table:table-cell>
              <table:table-cell office:value-type="string">
                <text:p>docx</text:p>
              </table:table-cell>
              <table:table-cell table:number-columns-repeated="997"/>
            </table:table-row>
            <table:table-row table:style-name="ro3">
              <table:table-cell table:style-name="ce6" office:value-type="string">
                <text:p>А5</text:p>
              </table:table-cell>
              <table:table-cell office:value-type="string">
                <text:p>A5</text:p>
              </table:table-cell>
              <table:table-cell office:value-type="float" office:value="4">
                <text:p>4</text:p>
              </table:table-cell>
              <table:table-cell table:style-name="ce42" office:value-type="string">
                <text:p>1.2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table:style-name="ce89" office:value-type="string">
                <text:p>3</text:p>
              </table:table-cell>
              <table:table-cell table:formula="of:=IF(AND([.U6]&gt;[.V6];[.U6]&gt;[.W6]);&quot;odt&quot;;IF(AND([.V6]&gt;[.U6];[.V6]&gt;[.W6]);&quot;doc&quot;;IF(AND([.W6]&gt;[.U6];[.W6]&gt;[.V6]);&quot;docx&quot;;&quot;all&quot;)))" office:value-type="string" office:string-value="all">
                <text:p>all</text:p>
              </table:table-cell>
              <table:table-cell table:formula="of:=[.I6]*[.C6]" office:value-type="float" office:value="12">
                <text:p>12</text:p>
              </table:table-cell>
              <table:table-cell table:formula="of:=[.N6]*[.C6]" office:value-type="float" office:value="12">
                <text:p>12</text:p>
              </table:table-cell>
              <table:table-cell table:formula="of:=[.S6]*[.C6]" office:value-type="float" office:value="12">
                <text:p>12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table:number-columns-repeated="997"/>
            </table:table-row>
            <table:table-row table:style-name="ro3">
              <table:table-cell table:style-name="ce5" office:value-type="string">
                <text:p>А4</text:p>
              </table:table-cell>
              <table:table-cell table:style-name="ce17" office:value-type="string">
                <text:p>A4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1.2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table:style-name="ce89" office:value-type="string">
                <text:p>3</text:p>
              </table:table-cell>
              <table:table-cell table:formula="of:=IF(AND([.U7]&gt;[.V7];[.U7]&gt;[.W7]);&quot;odt&quot;;IF(AND([.V7]&gt;[.U7];[.V7]&gt;[.W7]);&quot;doc&quot;;IF(AND([.W7]&gt;[.U7];[.W7]&gt;[.V7]);&quot;docx&quot;;&quot;all&quot;)))" office:value-type="string" office:string-value="all">
                <text:p>all</text:p>
              </table:table-cell>
              <table:table-cell table:formula="of:=[.I7]*[.C7]" office:value-type="float" office:value="30">
                <text:p>30</text:p>
              </table:table-cell>
              <table:table-cell table:formula="of:=[.N7]*[.C7]" office:value-type="float" office:value="30">
                <text:p>30</text:p>
              </table:table-cell>
              <table:table-cell table:formula="of:=[.S7]*[.C7]" office:value-type="float" office:value="30">
                <text:p>3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А3</text:p>
              </table:table-cell>
              <table:table-cell table:style-name="ce17" office:value-type="string">
                <text:p>A3</text:p>
              </table:table-cell>
              <table:table-cell table:style-name="ce29" office:value-type="float" office:value="8">
                <text:p>8</text:p>
              </table:table-cell>
              <table:table-cell table:style-name="ce42" office:value-type="string">
                <text:p>1.2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table:style-name="ce89" office:value-type="string">
                <text:p>3</text:p>
              </table:table-cell>
              <table:table-cell table:formula="of:=IF(AND([.U8]&gt;[.V8];[.U8]&gt;[.W8]);&quot;odt&quot;;IF(AND([.V8]&gt;[.U8];[.V8]&gt;[.W8]);&quot;doc&quot;;IF(AND([.W8]&gt;[.U8];[.W8]&gt;[.V8]);&quot;docx&quot;;&quot;all&quot;)))" office:value-type="string" office:string-value="all">
                <text:p>all</text:p>
              </table:table-cell>
              <table:table-cell table:formula="of:=[.I8]*[.C8]" office:value-type="float" office:value="24">
                <text:p>24</text:p>
              </table:table-cell>
              <table:table-cell table:formula="of:=[.N8]*[.C8]" office:value-type="float" office:value="24">
                <text:p>24</text:p>
              </table:table-cell>
              <table:table-cell table:formula="of:=[.S8]*[.C8]" office:value-type="float" office:value="24">
                <text:p>24</text:p>
              </table:table-cell>
              <table:table-cell table:number-columns-repeated="1001"/>
            </table:table-row>
          </table:table-row-group>
          <table:table-row table:style-name="ro3">
            <table:table-cell table:style-name="ce7" office:value-type="string">
              <text:p>Ширина</text:p>
            </table:table-cell>
            <table:table-cell table:style-name="ce17" office:value-type="string">
              <text:p>10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1.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table:style-name="ce89" office:value-type="string">
              <text:p>3</text:p>
            </table:table-cell>
            <table:table-cell table:formula="of:=IF(AND([.U9]&gt;[.V9];[.U9]&gt;[.W9]);&quot;odt&quot;;IF(AND([.V9]&gt;[.U9];[.V9]&gt;[.W9]);&quot;doc&quot;;IF(AND([.W9]&gt;[.U9];[.W9]&gt;[.V9]);&quot;docx&quot;;&quot;all&quot;)))" office:value-type="string" office:string-value="all">
              <text:p>all</text:p>
            </table:table-cell>
            <table:table-cell table:formula="of:=[.I9]*[.C9]" office:value-type="float" office:value="30">
              <text:p>30</text:p>
            </table:table-cell>
            <table:table-cell table:formula="of:=[.N9]*[.C9]" office:value-type="float" office:value="30">
              <text:p>30</text:p>
            </table:table-cell>
            <table:table-cell table:formula="of:=[.S9]*[.C9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7" office:value-type="string">
              <text:p>10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1.4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table:style-name="ce89" office:value-type="string">
              <text:p>3</text:p>
            </table:table-cell>
            <table:table-cell table:formula="of:=IF(AND([.U10]&gt;[.V10];[.U10]&gt;[.W10]);&quot;odt&quot;;IF(AND([.V10]&gt;[.U10];[.V10]&gt;[.W10]);&quot;doc&quot;;IF(AND([.W10]&gt;[.U10];[.W10]&gt;[.V10]);&quot;docx&quot;;&quot;all&quot;)))" office:value-type="string" office:string-value="all">
              <text:p>all</text:p>
            </table:table-cell>
            <table:table-cell table:formula="of:=[.I10]*[.C10]" office:value-type="float" office:value="30">
              <text:p>30</text:p>
            </table:table-cell>
            <table:table-cell table:formula="of:=[.N10]*[.C10]" office:value-type="float" office:value="30">
              <text:p>30</text:p>
            </table:table-cell>
            <table:table-cell table:formula="of:=[.S10]*[.C10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Ориентация</text:p>
            </table:table-cell>
            <table:table-cell table:style-name="ce17" office:value-type="string">
              <text:p>Альбомная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1.5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table:style-name="ce89" office:value-type="string">
              <text:p>3</text:p>
            </table:table-cell>
            <table:table-cell table:formula="of:=IF(AND([.U11]&gt;[.V11];[.U11]&gt;[.W11]);&quot;odt&quot;;IF(AND([.V11]&gt;[.U11];[.V11]&gt;[.W11]);&quot;doc&quot;;IF(AND([.W11]&gt;[.U11];[.W11]&gt;[.V11]);&quot;docx&quot;;&quot;all&quot;)))" office:value-type="string" office:string-value="all">
              <text:p>all</text:p>
            </table:table-cell>
            <table:table-cell table:formula="of:=[.I11]*[.C11]" office:value-type="float" office:value="30">
              <text:p>30</text:p>
            </table:table-cell>
            <table:table-cell table:formula="of:=[.N11]*[.C11]" office:value-type="float" office:value="30">
              <text:p>30</text:p>
            </table:table-cell>
            <table:table-cell table:formula="of:=[.S11]*[.C11]" office:value-type="float" office:value="30">
              <text:p>30</text:p>
            </table:table-cell>
            <table:table-cell table:number-columns-repeated="1001"/>
          </table:table-row>
          <table:table-row table:style-name="ro2">
            <table:table-cell table:style-name="ce4" office:value-type="string">
              <text:p>Поля</text:p>
            </table:table-cell>
            <table:table-cell table:style-name="ce16"/>
            <table:table-cell table:style-name="ce28"/>
            <table:table-cell table:style-name="ce41" office:value-type="string">
              <text:p>1.6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5" office:value-type="string">
                <text:p>Слева</text:p>
              </table:table-cell>
              <table:table-cell table:style-name="ce17" office:value-type="string">
                <text:p>0см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1.6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9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table:style-name="ce89" office:value-type="string">
                <text:p>3</text:p>
              </table:table-cell>
              <table:table-cell table:formula="of:=IF(AND([.U13]&gt;[.V13];[.U13]&gt;[.W13]);&quot;odt&quot;;IF(AND([.V13]&gt;[.U13];[.V13]&gt;[.W13]);&quot;doc&quot;;IF(AND([.W13]&gt;[.U13];[.W13]&gt;[.V13]);&quot;docx&quot;;&quot;all&quot;)))" office:value-type="string" office:string-value="all">
                <text:p>all</text:p>
              </table:table-cell>
              <table:table-cell table:formula="of:=[.I13]*[.C13]" office:value-type="float" office:value="30">
                <text:p>30</text:p>
              </table:table-cell>
              <table:table-cell table:formula="of:=[.N13]*[.C13]" office:value-type="float" office:value="30">
                <text:p>30</text:p>
              </table:table-cell>
              <table:table-cell table:formula="of:=[.S13]*[.C13]" office:value-type="float" office:value="30">
                <text:p>3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Справа</text:p>
              </table:table-cell>
              <table:table-cell table:style-name="ce17" office:value-type="string">
                <text:p>0см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1.6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9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table:style-name="ce89" office:value-type="string">
                <text:p>3</text:p>
              </table:table-cell>
              <table:table-cell table:formula="of:=IF(AND([.U14]&gt;[.V14];[.U14]&gt;[.W14]);&quot;odt&quot;;IF(AND([.V14]&gt;[.U14];[.V14]&gt;[.W14]);&quot;doc&quot;;IF(AND([.W14]&gt;[.U14];[.W14]&gt;[.V14]);&quot;docx&quot;;&quot;all&quot;)))" office:value-type="string" office:string-value="all">
                <text:p>all</text:p>
              </table:table-cell>
              <table:table-cell table:formula="of:=[.I14]*[.C14]" office:value-type="float" office:value="30">
                <text:p>30</text:p>
              </table:table-cell>
              <table:table-cell table:formula="of:=[.N14]*[.C14]" office:value-type="float" office:value="30">
                <text:p>30</text:p>
              </table:table-cell>
              <table:table-cell table:formula="of:=[.S14]*[.C14]" office:value-type="float" office:value="30">
                <text:p>3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Сверху</text:p>
              </table:table-cell>
              <table:table-cell table:style-name="ce17" office:value-type="string">
                <text:p>0см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1.6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9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table:style-name="ce89" office:value-type="string">
                <text:p>3</text:p>
              </table:table-cell>
              <table:table-cell table:formula="of:=IF(AND([.U15]&gt;[.V15];[.U15]&gt;[.W15]);&quot;odt&quot;;IF(AND([.V15]&gt;[.U15];[.V15]&gt;[.W15]);&quot;doc&quot;;IF(AND([.W15]&gt;[.U15];[.W15]&gt;[.V15]);&quot;docx&quot;;&quot;all&quot;)))" office:value-type="string" office:string-value="all">
                <text:p>all</text:p>
              </table:table-cell>
              <table:table-cell table:formula="of:=[.I15]*[.C15]" office:value-type="float" office:value="30">
                <text:p>30</text:p>
              </table:table-cell>
              <table:table-cell table:formula="of:=[.N15]*[.C15]" office:value-type="float" office:value="30">
                <text:p>30</text:p>
              </table:table-cell>
              <table:table-cell table:formula="of:=[.S15]*[.C15]" office:value-type="float" office:value="30">
                <text:p>3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Снизу</text:p>
              </table:table-cell>
              <table:table-cell table:style-name="ce17" office:value-type="string">
                <text:p>0см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1.6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9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table:style-name="ce89" office:value-type="string">
                <text:p>3</text:p>
              </table:table-cell>
              <table:table-cell table:formula="of:=IF(AND([.U16]&gt;[.V16];[.U16]&gt;[.W16]);&quot;odt&quot;;IF(AND([.V16]&gt;[.U16];[.V16]&gt;[.W16]);&quot;doc&quot;;IF(AND([.W16]&gt;[.U16];[.W16]&gt;[.V16]);&quot;docx&quot;;&quot;all&quot;)))" office:value-type="string" office:string-value="all">
                <text:p>all</text:p>
              </table:table-cell>
              <table:table-cell table:formula="of:=[.I16]*[.C16]" office:value-type="float" office:value="30">
                <text:p>30</text:p>
              </table:table-cell>
              <table:table-cell table:formula="of:=[.N16]*[.C16]" office:value-type="float" office:value="30">
                <text:p>30</text:p>
              </table:table-cell>
              <table:table-cell table:formula="of:=[.S16]*[.C16]" office:value-type="float" office:value="30">
                <text:p>30</text:p>
              </table:table-cell>
              <table:table-cell table:number-columns-repeated="1001"/>
            </table:table-row>
          </table:table-row-group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9" office:value-type="float" office:value="3">
              <text:p>3</text:p>
            </table:table-cell>
            <table:table-cell table:style-name="ce42" office:value-type="string">
              <text:p>1.7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7" office:value-type="boolean" office:boolean-value="false">
              <text:p>ЛОЖЬ</text:p>
            </table:table-cell>
            <table:table-cell table:style-name="ce76" office:value-type="string">
              <text:p>Значение сбрасывается</text:p>
            </table:table-cell>
            <table:table-cell table:style-name="ce88" office:value-type="string">
              <text:p>1</text:p>
            </table:table-cell>
            <table:table-cell table:style-name="ce66" office:value-type="boolean" office:boolean-value="false">
              <text:p>ЛОЖЬ</text:p>
            </table:table-cell>
            <table:table-cell table:style-name="ce77" office:value-type="string">
              <text:p>Значение сбрасывается</text:p>
            </table:table-cell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1</text:p>
            </table:table-cell>
            <table:table-cell table:style-name="ce49" office:value-type="boolean" office:boolean-value="false">
              <text:p>ЛОЖЬ</text:p>
            </table:table-cell>
            <table:table-cell table:style-name="ce77" office:value-type="string">
              <text:p>Значение сбрасывается</text:p>
            </table:table-cell>
            <table:table-cell table:style-name="ce67" office:value-type="boolean" office:boolean-value="false">
              <text:p>ЛОЖЬ</text:p>
            </table:table-cell>
            <table:table-cell table:style-name="ce76" office:value-type="string">
              <text:p>Значение сбрасывается</text:p>
            </table:table-cell>
            <table:table-cell office:value-type="float" office:value="1">
              <text:p>1</text:p>
            </table:table-cell>
            <table:table-cell table:formula="of:=IF(AND([.U17]&gt;[.V17];[.U17]&gt;[.W17]);&quot;odt&quot;;IF(AND([.V17]&gt;[.U17];[.V17]&gt;[.W17]);&quot;doc&quot;;IF(AND([.W17]&gt;[.U17];[.W17]&gt;[.V17]);&quot;docx&quot;;&quot;all&quot;)))" office:value-type="string" office:string-value="all">
              <text:p>all</text:p>
            </table:table-cell>
            <table:table-cell table:formula="of:=[.I17]*[.C17]" office:value-type="float" office:value="3">
              <text:p>3</text:p>
            </table:table-cell>
            <table:table-cell table:formula="of:=[.N17]*[.C17]" office:value-type="float" office:value="3">
              <text:p>3</text:p>
            </table:table-cell>
            <table:table-cell table:formula="of:=[.S17]*[.C17]" office:value-type="float" office:value="3">
              <text:p>3</text:p>
            </table:table-cell>
            <table:table-cell table:number-columns-repeated="1001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/>
            <table:table-cell table:style-name="ce41" office:value-type="string">
              <text:p>1.8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верху: 1пт двойная; Справа: 1пт пунктир; Снизу 1пт сплошная</text:p>
              </table:table-cell>
              <table:table-cell table:style-name="ce31" office:value-type="float" office:value="2">
                <text:p>2</text:p>
              </table:table-cell>
              <table:table-cell table:style-name="ce42" office:value-type="string">
                <text:p>1.8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9]&gt;[.V19];[.U19]&gt;[.W19]);&quot;odt&quot;;IF(AND([.V19]&gt;[.U19];[.V19]&gt;[.W19]);&quot;doc&quot;;IF(AND([.W19]&gt;[.U19];[.W19]&gt;[.V19]);&quot;docx&quot;;&quot;all&quot;)))" office:value-type="string" office:string-value="all">
                <text:p>all</text:p>
              </table:table-cell>
              <table:table-cell table:formula="of:=[.I19]*[.C19]" office:value-type="float" office:value="6">
                <text:p>6</text:p>
              </table:table-cell>
              <table:table-cell table:formula="of:=[.N19]*[.C19]" office:value-type="float" office:value="6">
                <text:p>6</text:p>
              </table:table-cell>
              <table:table-cell table:formula="of:=[.S19]*[.C19]" office:value-type="float" office:value="6">
                <text:p>6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1.05см</text:p>
              </table:table-cell>
              <table:table-cell table:style-name="ce29" office:value-type="float" office:value="2">
                <text:p>2</text:p>
              </table:table-cell>
              <table:table-cell table:style-name="ce42" office:value-type="string">
                <text:p>1.8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table:style-name="ce90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ъезжают поля и сбрасывается отступ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table:style-name="ce90"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Съезжают поля и сбрасывается отступ</text:p>
              </table:table-cell>
              <table:table-cell table:style-name="ce67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office:value-type="float" office:value="1">
                <text:p>1</text:p>
              </table:table-cell>
              <table:table-cell table:formula="of:=IF(AND([.U20]&gt;[.V20];[.U20]&gt;[.W20]);&quot;odt&quot;;IF(AND([.V20]&gt;[.U20];[.V20]&gt;[.W20]);&quot;doc&quot;;IF(AND([.W20]&gt;[.U20];[.W20]&gt;[.V20]);&quot;docx&quot;;&quot;all&quot;)))" office:value-type="string" office:string-value="all">
                <text:p>all</text:p>
              </table:table-cell>
              <table:table-cell table:formula="of:=[.I20]*[.C20]" office:value-type="float" office:value="2">
                <text:p>2</text:p>
              </table:table-cell>
              <table:table-cell table:formula="of:=[.N20]*[.C20]" office:value-type="float" office:value="2">
                <text:p>2</text:p>
              </table:table-cell>
              <table:table-cell table:formula="of:=[.S20]*[.C20]" office:value-type="float" office:value="2">
                <text:p>2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1.05см</text:p>
              </table:table-cell>
              <table:table-cell table:style-name="ce29" office:value-type="float" office:value="2">
                <text:p>2</text:p>
              </table:table-cell>
              <table:table-cell table:style-name="ce42" office:value-type="string">
                <text:p>1.8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table:style-name="ce90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ъезжают поля и сбрасывается отступ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table:style-name="ce90"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Съезжают поля и сбрасывается отступ</text:p>
              </table:table-cell>
              <table:table-cell table:style-name="ce67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office:value-type="float" office:value="1">
                <text:p>1</text:p>
              </table:table-cell>
              <table:table-cell table:formula="of:=IF(AND([.U21]&gt;[.V21];[.U21]&gt;[.W21]);&quot;odt&quot;;IF(AND([.V21]&gt;[.U21];[.V21]&gt;[.W21]);&quot;doc&quot;;IF(AND([.W21]&gt;[.U21];[.W21]&gt;[.V21]);&quot;docx&quot;;&quot;all&quot;)))" office:value-type="string" office:string-value="all">
                <text:p>all</text:p>
              </table:table-cell>
              <table:table-cell table:formula="of:=[.I21]*[.C21]" office:value-type="float" office:value="2">
                <text:p>2</text:p>
              </table:table-cell>
              <table:table-cell table:formula="of:=[.N21]*[.C21]" office:value-type="float" office:value="2">
                <text:p>2</text:p>
              </table:table-cell>
              <table:table-cell table:formula="of:=[.S21]*[.C21]" office:value-type="float" office:value="2">
                <text:p>2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1.05см</text:p>
              </table:table-cell>
              <table:table-cell table:style-name="ce29" office:value-type="float" office:value="2">
                <text:p>2</text:p>
              </table:table-cell>
              <table:table-cell table:style-name="ce42" office:value-type="string">
                <text:p>1.8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table:style-name="ce90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ъезжают поля и сбрасывается отступ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table:style-name="ce90"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Съезжают поля и сбрасывается отступ</text:p>
              </table:table-cell>
              <table:table-cell table:style-name="ce67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office:value-type="float" office:value="1">
                <text:p>1</text:p>
              </table:table-cell>
              <table:table-cell table:formula="of:=IF(AND([.U22]&gt;[.V22];[.U22]&gt;[.W22]);&quot;odt&quot;;IF(AND([.V22]&gt;[.U22];[.V22]&gt;[.W22]);&quot;doc&quot;;IF(AND([.W22]&gt;[.U22];[.W22]&gt;[.V22]);&quot;docx&quot;;&quot;all&quot;)))" office:value-type="string" office:string-value="all">
                <text:p>all</text:p>
              </table:table-cell>
              <table:table-cell table:formula="of:=[.I22]*[.C22]" office:value-type="float" office:value="2">
                <text:p>2</text:p>
              </table:table-cell>
              <table:table-cell table:formula="of:=[.N22]*[.C22]" office:value-type="float" office:value="2">
                <text:p>2</text:p>
              </table:table-cell>
              <table:table-cell table:formula="of:=[.S22]*[.C22]" office:value-type="float" office:value="2">
                <text:p>2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1.05см</text:p>
              </table:table-cell>
              <table:table-cell table:style-name="ce29" office:value-type="float" office:value="2">
                <text:p>2</text:p>
              </table:table-cell>
              <table:table-cell table:style-name="ce42" office:value-type="string">
                <text:p>1.8.5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table:style-name="ce90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ъезжают поля и сбрасывается отступ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table:style-name="ce90"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Съезжают поля и сбрасывается отступ</text:p>
              </table:table-cell>
              <table:table-cell table:style-name="ce67" office:value-type="boolean" office:boolean-value="false">
                <text:p>ЛОЖЬ</text:p>
              </table:table-cell>
              <table:table-cell table:style-name="ce77" office:value-type="string">
                <text:p>Сдвигаются поля</text:p>
              </table:table-cell>
              <table:table-cell office:value-type="float" office:value="1">
                <text:p>1</text:p>
              </table:table-cell>
              <table:table-cell table:formula="of:=IF(AND([.U23]&gt;[.V23];[.U23]&gt;[.W23]);&quot;odt&quot;;IF(AND([.V23]&gt;[.U23];[.V23]&gt;[.W23]);&quot;doc&quot;;IF(AND([.W23]&gt;[.U23];[.W23]&gt;[.V23]);&quot;docx&quot;;&quot;all&quot;)))" office:value-type="string" office:string-value="all">
                <text:p>all</text:p>
              </table:table-cell>
              <table:table-cell table:formula="of:=[.I23]*[.C23]" office:value-type="float" office:value="2">
                <text:p>2</text:p>
              </table:table-cell>
              <table:table-cell table:formula="of:=[.N23]*[.C23]" office:value-type="float" office:value="2">
                <text:p>2</text:p>
              </table:table-cell>
              <table:table-cell table:formula="of:=[.S23]*[.C23]" office:value-type="float" office:value="2">
                <text:p>2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6"/>
            <table:table-cell table:style-name="ce28"/>
            <table:table-cell table:style-name="ce41" office:value-type="string">
              <text:p>1.9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8"/>
            <table:table-cell table:style-name="ce107"/>
            <table:table-cell table:style-name="ce114"/>
            <table:table-cell table:style-name="ce107"/>
            <table:table-cell table:style-name="ce121"/>
            <table:table-cell table:style-name="ce124"/>
            <table:table-cell table:style-name="ce107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5" office:value-type="string">
                <text:p>Смешанная ориентация</text:p>
              </table:table-cell>
              <table:table-cell table:style-name="ce17" office:value-type="string">
                <text:p>Книжная, альбомная, книжная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1.9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90"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25]&gt;[.V25];[.U25]&gt;[.W25]);&quot;odt&quot;;IF(AND([.V25]&gt;[.U25];[.V25]&gt;[.W25]);&quot;doc&quot;;IF(AND([.W25]&gt;[.U25];[.W25]&gt;[.V25]);&quot;docx&quot;;&quot;all&quot;)))" office:value-type="string" office:string-value="all">
                <text:p>all</text:p>
              </table:table-cell>
              <table:table-cell table:formula="of:=[.I25]*[.C25]" office:value-type="float" office:value="30">
                <text:p>30</text:p>
              </table:table-cell>
              <table:table-cell table:formula="of:=[.N25]*[.C25]" office:value-type="float" office:value="30">
                <text:p>30</text:p>
              </table:table-cell>
              <table:table-cell table:formula="of:=[.S25]*[.C25]" office:value-type="float" office:value="30">
                <text:p>30</text:p>
              </table:table-cell>
              <table:table-cell table:number-columns-repeated="1001"/>
            </table:table-row>
          </table:table-row-group>
        </table:table-row-group>
        <table:table-row table:style-name="ro2">
          <table:table-cell table:style-name="ce9" office:value-type="string">
            <text:p>Колонтитулы</text:p>
          </table:table-cell>
          <table:table-cell table:style-name="ce20"/>
          <table:table-cell table:style-name="ce32"/>
          <table:table-cell table:style-name="ce43" office:value-type="float" office:value="2">
            <text:p>2</text:p>
          </table:table-cell>
          <table:table-cell table:style-name="ce50"/>
          <table:table-cell table:style-name="ce58"/>
          <table:table-cell table:style-name="ce68"/>
          <table:table-cell table:style-name="ce78"/>
          <table:table-cell table:style-name="ce91"/>
          <table:table-cell table:style-name="ce99"/>
          <table:table-cell table:style-name="ce108"/>
          <table:table-cell table:style-name="ce102"/>
          <table:table-cell table:style-name="ce118"/>
          <table:table-cell table:style-name="ce122"/>
          <table:table-cell table:style-name="ce125"/>
          <table:table-cell table:style-name="ce108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7" office:value-type="string">
              <text:p>Левое поле</text:p>
            </table:table-cell>
            <table:table-cell table:style-name="ce17" office:value-type="string">
              <text:p>5см</text:p>
            </table:table-cell>
            <table:table-cell table:style-name="ce29" office:value-type="float" office:value="2">
              <text:p>2</text:p>
            </table:table-cell>
            <table:table-cell table:style-name="ce42" office:value-type="string">
              <text:p>2.1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false">
              <text:p>ЛОЖЬ</text:p>
            </table:table-cell>
            <table:table-cell table:style-name="ce79" office:value-type="string">
              <text:p>Указанный параметр отсутствует</text:p>
            </table:table-cell>
            <table:table-cell table:style-name="ce89" office:value-type="string">
              <text:p>1</text:p>
            </table:table-cell>
            <table:table-cell table:style-name="ce66" office:value-type="boolean" office:boolean-value="false">
              <text:p>ЛОЖЬ</text:p>
            </table:table-cell>
            <table:table-cell table:style-name="ce77" office:value-type="string">
              <text:p>Поле сбрасывается в 0</text:p>
            </table:table-cell>
            <table:table-cell table:style-name="ce66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office:value-type="string">
              <text:p>1</text:p>
            </table:table-cell>
            <table:table-cell table:style-name="ce49" office:value-type="boolean" office:boolean-value="false">
              <text:p>ЛОЖЬ</text:p>
            </table:table-cell>
            <table:table-cell table:style-name="ce77" office:value-type="string">
              <text:p>Поле сбрасывается в 0</text:p>
            </table:table-cell>
            <table:table-cell table:style-name="ce67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office:value-type="float" office:value="1">
              <text:p>1</text:p>
            </table:table-cell>
            <table:table-cell table:formula="of:=IF(AND([.U27]&gt;[.V27];[.U27]&gt;[.W27]);&quot;odt&quot;;IF(AND([.V27]&gt;[.U27];[.V27]&gt;[.W27]);&quot;doc&quot;;IF(AND([.W27]&gt;[.U27];[.W27]&gt;[.V27]);&quot;docx&quot;;&quot;all&quot;)))" office:value-type="string" office:string-value="all">
              <text:p>all</text:p>
            </table:table-cell>
            <table:table-cell table:formula="of:=[.I27]*[.C27]" office:value-type="float" office:value="2">
              <text:p>2</text:p>
            </table:table-cell>
            <table:table-cell table:formula="of:=[.N27]*[.C27]" office:value-type="float" office:value="2">
              <text:p>2</text:p>
            </table:table-cell>
            <table:table-cell table:formula="of:=[.S27]*[.C27]" office:value-type="float" office:value="2">
              <text:p>2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Правое поле</text:p>
            </table:table-cell>
            <table:table-cell table:style-name="ce17" office:value-type="string">
              <text:p>5см</text:p>
            </table:table-cell>
            <table:table-cell table:style-name="ce29" office:value-type="float" office:value="2">
              <text:p>2</text:p>
            </table:table-cell>
            <table:table-cell table:style-name="ce42" office:value-type="string">
              <text:p>2.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false">
              <text:p>ЛОЖЬ</text:p>
            </table:table-cell>
            <table:table-cell table:style-name="ce79" office:value-type="string">
              <text:p>Указанный параметр отсутствует</text:p>
            </table:table-cell>
            <table:table-cell table:style-name="ce89" office:value-type="string">
              <text:p>1</text:p>
            </table:table-cell>
            <table:table-cell table:style-name="ce66" office:value-type="boolean" office:boolean-value="false">
              <text:p>ЛОЖЬ</text:p>
            </table:table-cell>
            <table:table-cell table:style-name="ce77" office:value-type="string">
              <text:p>Поле сбрасывается в 0</text:p>
            </table:table-cell>
            <table:table-cell table:style-name="ce66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office:value-type="string">
              <text:p>1</text:p>
            </table:table-cell>
            <table:table-cell table:style-name="ce49" office:value-type="boolean" office:boolean-value="false">
              <text:p>ЛОЖЬ</text:p>
            </table:table-cell>
            <table:table-cell table:style-name="ce77" office:value-type="string">
              <text:p>Поле сбрасывается в 0</text:p>
            </table:table-cell>
            <table:table-cell table:style-name="ce67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office:value-type="float" office:value="1">
              <text:p>1</text:p>
            </table:table-cell>
            <table:table-cell table:formula="of:=IF(AND([.U28]&gt;[.V28];[.U28]&gt;[.W28]);&quot;odt&quot;;IF(AND([.V28]&gt;[.U28];[.V28]&gt;[.W28]);&quot;doc&quot;;IF(AND([.W28]&gt;[.U28];[.W28]&gt;[.V28]);&quot;docx&quot;;&quot;all&quot;)))" office:value-type="string" office:string-value="all">
              <text:p>all</text:p>
            </table:table-cell>
            <table:table-cell table:formula="of:=[.I28]*[.C28]" office:value-type="float" office:value="2">
              <text:p>2</text:p>
            </table:table-cell>
            <table:table-cell table:formula="of:=[.N28]*[.C28]" office:value-type="float" office:value="2">
              <text:p>2</text:p>
            </table:table-cell>
            <table:table-cell table:formula="of:=[.S28]*[.C28]" office:value-type="float" office:value="2">
              <text:p>2</text:p>
            </table:table-cell>
            <table:table-cell table:number-columns-repeated="1001"/>
          </table:table-row>
          <table:table-row table:style-name="ro4">
            <table:table-cell table:style-name="ce7" office:value-type="string">
              <text:p>Интервал</text:p>
            </table:table-cell>
            <table:table-cell table:style-name="ce17" office:value-type="string">
              <text:p>5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2.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80" office:value-type="string">
              <text:p>Можно использовать для точного задания высоты колонтитула (высота = Интервал+Высота)</text:p>
            </table:table-cell>
            <table:table-cell table:style-name="ce92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 table:style-name="ce80" office:value-type="string">
              <text:p>Можно использовать для точного задания высоты колонтитула (высота = Интервал+Высота)</text:p>
            </table:table-cell>
            <table:table-cell table:style-name="ce92"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 office:value-type="string">
              <text:p>Можно использовать для точного задания высоты колонтитула (высота = Интервал+Высота)</text:p>
            </table:table-cell>
            <table:table-cell office:value-type="float" office:value="3">
              <text:p>3</text:p>
            </table:table-cell>
            <table:table-cell table:formula="of:=IF(AND([.U29]&gt;[.V29];[.U29]&gt;[.W29]);&quot;odt&quot;;IF(AND([.V29]&gt;[.U29];[.V29]&gt;[.W29]);&quot;doc&quot;;IF(AND([.W29]&gt;[.U29];[.W29]&gt;[.V29]);&quot;docx&quot;;&quot;all&quot;)))" office:value-type="string" office:string-value="all">
              <text:p>all</text:p>
            </table:table-cell>
            <table:table-cell table:formula="of:=[.I29]*[.C29]" office:value-type="float" office:value="30">
              <text:p>30</text:p>
            </table:table-cell>
            <table:table-cell table:formula="of:=[.N29]*[.C29]" office:value-type="float" office:value="30">
              <text:p>30</text:p>
            </table:table-cell>
            <table:table-cell table:formula="of:=[.S29]*[.C29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7" office:value-type="string">
              <text:p>5см</text:p>
            </table:table-cell>
            <table:table-cell table:style-name="ce29" office:value-type="float" office:value="2">
              <text:p>2</text:p>
            </table:table-cell>
            <table:table-cell table:style-name="ce42" office:value-type="string">
              <text:p>2.4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false">
              <text:p>ЛОЖЬ</text:p>
            </table:table-cell>
            <table:table-cell table:style-name="ce79" office:value-type="string">
              <text:p>Указанный параметр отсутствует</text:p>
            </table:table-cell>
            <table:table-cell table:style-name="ce89" office:value-type="string">
              <text:p>1</text:p>
            </table:table-cell>
            <table:table-cell table:style-name="ce66" office:value-type="boolean" office:boolean-value="false">
              <text:p>ЛОЖЬ</text:p>
            </table:table-cell>
            <table:table-cell table:style-name="ce77" office:value-type="string">
              <text:p>Реализуется через Интервал</text:p>
            </table:table-cell>
            <table:table-cell table:style-name="ce66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office:value-type="string">
              <text:p>1</text:p>
            </table:table-cell>
            <table:table-cell table:style-name="ce49" office:value-type="boolean" office:boolean-value="false">
              <text:p>ЛОЖЬ</text:p>
            </table:table-cell>
            <table:table-cell table:style-name="ce77" office:value-type="string">
              <text:p>Реализуется через Интервал</text:p>
            </table:table-cell>
            <table:table-cell table:style-name="ce67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office:value-type="float" office:value="1">
              <text:p>1</text:p>
            </table:table-cell>
            <table:table-cell table:formula="of:=IF(AND([.U30]&gt;[.V30];[.U30]&gt;[.W30]);&quot;odt&quot;;IF(AND([.V30]&gt;[.U30];[.V30]&gt;[.W30]);&quot;doc&quot;;IF(AND([.W30]&gt;[.U30];[.W30]&gt;[.V30]);&quot;docx&quot;;&quot;all&quot;)))" office:value-type="string" office:string-value="all">
              <text:p>all</text:p>
            </table:table-cell>
            <table:table-cell table:formula="of:=[.I30]*[.C30]" office:value-type="float" office:value="2">
              <text:p>2</text:p>
            </table:table-cell>
            <table:table-cell table:formula="of:=[.N30]*[.C30]" office:value-type="float" office:value="2">
              <text:p>2</text:p>
            </table:table-cell>
            <table:table-cell table:formula="of:=[.S30]*[.C30]" office:value-type="float" office:value="2">
              <text:p>2</text:p>
            </table:table-cell>
            <table:table-cell table:number-columns-repeated="1001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/>
            <table:table-cell table:style-name="ce41" office:value-type="string">
              <text:p>2.5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плошная</text:p>
              </table:table-cell>
              <table:table-cell table:style-name="ce31" office:value-type="float" office:value="3">
                <text:p>3</text:p>
              </table:table-cell>
              <table:table-cell table:style-name="ce42" office:value-type="string">
                <text:p>2.5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Все границы удаляются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Все границы удаляются</text:p>
              </table:table-cell>
              <table:table-cell table:style-name="ce67" office:value-type="boolean" office:boolean-value="false">
                <text:p>ЛОЖЬ</text:p>
              </table:table-cell>
              <table:table-cell table:style-name="ce76" office:value-type="string">
                <text:p>Значение сбрасывается</text:p>
              </table:table-cell>
              <table:table-cell table:style-name="ce88" office:value-type="string">
                <text:p>1</text:p>
              </table:table-cell>
              <table:table-cell table:formula="of:=IF(AND([.U32]&gt;[.V32];[.U32]&gt;[.W32]);&quot;odt&quot;;IF(AND([.V32]&gt;[.U32];[.V32]&gt;[.W32]);&quot;doc&quot;;IF(AND([.W32]&gt;[.U32];[.W32]&gt;[.V32]);&quot;docx&quot;;&quot;all&quot;)))" office:value-type="string" office:string-value="all">
                <text:p>all</text:p>
              </table:table-cell>
              <table:table-cell table:formula="of:=[.I32]*[.C32]" office:value-type="float" office:value="3">
                <text:p>3</text:p>
              </table:table-cell>
              <table:table-cell table:formula="of:=[.N32]*[.C32]" office:value-type="float" office:value="3">
                <text:p>3</text:p>
              </table:table-cell>
              <table:table-cell table:formula="of:=[.S32]*[.C32]" office:value-type="float" office:value="3">
                <text:p>3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1">
                <text:p>1</text:p>
              </table:table-cell>
              <table:table-cell table:style-name="ce42" office:value-type="string">
                <text:p>2.5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7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formula="of:=IF(AND([.U33]&gt;[.V33];[.U33]&gt;[.W33]);&quot;odt&quot;;IF(AND([.V33]&gt;[.U33];[.V33]&gt;[.W33]);&quot;doc&quot;;IF(AND([.W33]&gt;[.U33];[.W33]&gt;[.V33]);&quot;docx&quot;;&quot;all&quot;)))" office:value-type="string" office:string-value="all">
                <text:p>all</text:p>
              </table:table-cell>
              <table:table-cell table:formula="of:=[.I33]*[.C33]" office:value-type="float" office:value="1">
                <text:p>1</text:p>
              </table:table-cell>
              <table:table-cell table:formula="of:=[.N33]*[.C33]" office:value-type="float" office:value="1">
                <text:p>1</text:p>
              </table:table-cell>
              <table:table-cell table:formula="of:=[.S33]*[.C33]" office:value-type="float" office:value="1">
                <text:p>1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1">
                <text:p>1</text:p>
              </table:table-cell>
              <table:table-cell table:style-name="ce42" office:value-type="string">
                <text:p>2.5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7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formula="of:=IF(AND([.U34]&gt;[.V34];[.U34]&gt;[.W34]);&quot;odt&quot;;IF(AND([.V34]&gt;[.U34];[.V34]&gt;[.W34]);&quot;doc&quot;;IF(AND([.W34]&gt;[.U34];[.W34]&gt;[.V34]);&quot;docx&quot;;&quot;all&quot;)))" office:value-type="string" office:string-value="all">
                <text:p>all</text:p>
              </table:table-cell>
              <table:table-cell table:formula="of:=[.I34]*[.C34]" office:value-type="float" office:value="1">
                <text:p>1</text:p>
              </table:table-cell>
              <table:table-cell table:formula="of:=[.N34]*[.C34]" office:value-type="float" office:value="1">
                <text:p>1</text:p>
              </table:table-cell>
              <table:table-cell table:formula="of:=[.S34]*[.C34]" office:value-type="float" office:value="1">
                <text:p>1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1">
                <text:p>1</text:p>
              </table:table-cell>
              <table:table-cell table:style-name="ce42" office:value-type="string">
                <text:p>2.5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7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formula="of:=IF(AND([.U35]&gt;[.V35];[.U35]&gt;[.W35]);&quot;odt&quot;;IF(AND([.V35]&gt;[.U35];[.V35]&gt;[.W35]);&quot;doc&quot;;IF(AND([.W35]&gt;[.U35];[.W35]&gt;[.V35]);&quot;docx&quot;;&quot;all&quot;)))" office:value-type="string" office:string-value="all">
                <text:p>all</text:p>
              </table:table-cell>
              <table:table-cell table:formula="of:=[.I35]*[.C35]" office:value-type="float" office:value="1">
                <text:p>1</text:p>
              </table:table-cell>
              <table:table-cell table:formula="of:=[.N35]*[.C35]" office:value-type="float" office:value="1">
                <text:p>1</text:p>
              </table:table-cell>
              <table:table-cell table:formula="of:=[.S35]*[.C35]" office:value-type="float" office:value="1">
                <text:p>1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1">
                <text:p>1</text:p>
              </table:table-cell>
              <table:table-cell table:style-name="ce42" office:value-type="string">
                <text:p>2.5.5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7" office:value-type="boolean" office:boolean-value="false">
                <text:p>ЛОЖЬ</text:p>
              </table:table-cell>
              <table:table-cell table:style-name="ce76" office:value-type="string">
                <text:p>Указанный параметр отсутствует</text:p>
              </table:table-cell>
              <table:table-cell table:style-name="ce88" office:value-type="string">
                <text:p>1</text:p>
              </table:table-cell>
              <table:table-cell table:formula="of:=IF(AND([.U36]&gt;[.V36];[.U36]&gt;[.W36]);&quot;odt&quot;;IF(AND([.V36]&gt;[.U36];[.V36]&gt;[.W36]);&quot;doc&quot;;IF(AND([.W36]&gt;[.U36];[.W36]&gt;[.V36]);&quot;docx&quot;;&quot;all&quot;)))" office:value-type="string" office:string-value="all">
                <text:p>all</text:p>
              </table:table-cell>
              <table:table-cell table:formula="of:=[.I36]*[.C36]" office:value-type="float" office:value="1">
                <text:p>1</text:p>
              </table:table-cell>
              <table:table-cell table:formula="of:=[.N36]*[.C36]" office:value-type="float" office:value="1">
                <text:p>1</text:p>
              </table:table-cell>
              <table:table-cell table:formula="of:=[.S36]*[.C36]" office:value-type="float" office:value="1">
                <text:p>1</text:p>
              </table:table-cell>
              <table:table-cell table:number-columns-repeated="1001"/>
            </table:table-row>
          </table:table-row-group>
          <table:table-row table:style-name="ro3">
            <table:table-cell table:style-name="ce7" office:value-type="string">
              <text:p>Нумерация</text:p>
            </table:table-cell>
            <table:table-cell table:style-name="ce17" office:value-type="string">
              <text:p>1/3, 2/3, 3/3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2.6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37]&gt;[.V37];[.U37]&gt;[.W37]);&quot;odt&quot;;IF(AND([.V37]&gt;[.U37];[.V37]&gt;[.W37]);&quot;doc&quot;;IF(AND([.W37]&gt;[.U37];[.W37]&gt;[.V37]);&quot;docx&quot;;&quot;all&quot;)))" office:value-type="string" office:string-value="all">
              <text:p>all</text:p>
            </table:table-cell>
            <table:table-cell table:formula="of:=[.I37]*[.C37]" office:value-type="float" office:value="30">
              <text:p>30</text:p>
            </table:table-cell>
            <table:table-cell table:formula="of:=[.N37]*[.C37]" office:value-type="float" office:value="30">
              <text:p>30</text:p>
            </table:table-cell>
            <table:table-cell table:formula="of:=[.S37]*[.C37]" office:value-type="float" office:value="30">
              <text:p>30</text:p>
            </table:table-cell>
            <table:table-cell table:number-columns-repeated="1001"/>
          </table:table-row>
          <table:table-row table:style-name="ro5">
            <table:table-cell table:style-name="ce7" office:value-type="string">
              <text:p>Таблица с данными</text:p>
            </table:table-cell>
            <table:table-cell table:style-name="ce17" office:value-type="string">
              <text:p>Два поля с данными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2.7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false">
              <text:p>ЛОЖЬ</text:p>
            </table:table-cell>
            <table:table-cell table:style-name="ce77" office:value-type="string">
              <text:p>Таблица удаляется, содержимое разбивается в строках</text:p>
            </table:table-cell>
            <table:table-cell table:style-name="ce67" office:value-type="boolean" office:boolean-value="true">
              <text:p>ИСТИНА</text:p>
            </table:table-cell>
            <table:table-cell office:value-type="string">
              <text:p>Высота таблицы немного съезжает</text:p>
            </table:table-cell>
            <table:table-cell office:value-type="float" office:value="2">
              <text:p>2</text:p>
            </table:table-cell>
            <table:table-cell table:formula="of:=IF(AND([.U38]&gt;[.V38];[.U38]&gt;[.W38]);&quot;odt&quot;;IF(AND([.V38]&gt;[.U38];[.V38]&gt;[.W38]);&quot;doc&quot;;IF(AND([.W38]&gt;[.U38];[.W38]&gt;[.V38]);&quot;docx&quot;;&quot;all&quot;)))" office:value-type="string" office:string-value="all">
              <text:p>all</text:p>
            </table:table-cell>
            <table:table-cell table:formula="of:=[.I38]*[.C38]" office:value-type="float" office:value="30">
              <text:p>30</text:p>
            </table:table-cell>
            <table:table-cell table:formula="of:=[.N38]*[.C38]" office:value-type="float" office:value="30">
              <text:p>30</text:p>
            </table:table-cell>
            <table:table-cell table:formula="of:=[.S38]*[.C38]" office:value-type="float" office:value="20">
              <text:p>20</text:p>
            </table:table-cell>
            <table:table-cell table:number-columns-repeated="1001"/>
          </table:table-row>
        </table:table-row-group>
        <table:table-row table:style-name="ro2">
          <table:table-cell table:style-name="ce10" office:value-type="string">
            <text:p>Колонки</text:p>
          </table:table-cell>
          <table:table-cell table:style-name="ce21"/>
          <table:table-cell table:style-name="ce33"/>
          <table:table-cell table:style-name="ce40" office:value-type="float" office:value="3">
            <text:p>3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100"/>
          <table:table-cell table:style-name="ce109"/>
          <table:table-cell table:style-name="ce102"/>
          <table:table-cell table:style-name="ce118"/>
          <table:table-cell table:style-name="ce122"/>
          <table:table-cell table:style-name="ce125"/>
          <table:table-cell table:style-name="ce109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7" office:value-type="string">
              <text:p>Количество</text:p>
            </table:table-cell>
            <table:table-cell table:style-name="ce17" office:value-type="string">
              <text:p>4 колонки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3.1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40]&gt;[.V40];[.U40]&gt;[.W40]);&quot;odt&quot;;IF(AND([.V40]&gt;[.U40];[.V40]&gt;[.W40]);&quot;doc&quot;;IF(AND([.W40]&gt;[.U40];[.W40]&gt;[.V40]);&quot;docx&quot;;&quot;all&quot;)))" office:value-type="string" office:string-value="all">
              <text:p>all</text:p>
            </table:table-cell>
            <table:table-cell table:formula="of:=[.I40]*[.C40]" office:value-type="float" office:value="30">
              <text:p>30</text:p>
            </table:table-cell>
            <table:table-cell table:formula="of:=[.N40]*[.C40]" office:value-type="float" office:value="30">
              <text:p>30</text:p>
            </table:table-cell>
            <table:table-cell table:formula="of:=[.S40]*[.C40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7" office:value-type="string">
              <text:p>3см, 4см, 5см, 5см</text:p>
            </table:table-cell>
            <table:table-cell table:style-name="ce29" office:value-type="float" office:value="8">
              <text:p>8</text:p>
            </table:table-cell>
            <table:table-cell table:style-name="ce42" office:value-type="string">
              <text:p>3.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41]&gt;[.V41];[.U41]&gt;[.W41]);&quot;odt&quot;;IF(AND([.V41]&gt;[.U41];[.V41]&gt;[.W41]);&quot;doc&quot;;IF(AND([.W41]&gt;[.U41];[.W41]&gt;[.V41]);&quot;docx&quot;;&quot;all&quot;)))" office:value-type="string" office:string-value="all">
              <text:p>all</text:p>
            </table:table-cell>
            <table:table-cell table:formula="of:=[.I41]*[.C41]" office:value-type="float" office:value="24">
              <text:p>24</text:p>
            </table:table-cell>
            <table:table-cell table:formula="of:=[.N41]*[.C41]" office:value-type="float" office:value="24">
              <text:p>24</text:p>
            </table:table-cell>
            <table:table-cell table:formula="of:=[.S41]*[.C41]" office:value-type="float" office:value="24">
              <text:p>24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7" office:value-type="string">
              <text:p>0см, 2см, 0см</text:p>
            </table:table-cell>
            <table:table-cell table:style-name="ce29" office:value-type="float" office:value="6">
              <text:p>6</text:p>
            </table:table-cell>
            <table:table-cell table:style-name="ce42" office:value-type="string">
              <text:p>3.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42]&gt;[.V42];[.U42]&gt;[.W42]);&quot;odt&quot;;IF(AND([.V42]&gt;[.U42];[.V42]&gt;[.W42]);&quot;doc&quot;;IF(AND([.W42]&gt;[.U42];[.W42]&gt;[.V42]);&quot;docx&quot;;&quot;all&quot;)))" office:value-type="string" office:string-value="all">
              <text:p>all</text:p>
            </table:table-cell>
            <table:table-cell table:formula="of:=[.I42]*[.C42]" office:value-type="float" office:value="18">
              <text:p>18</text:p>
            </table:table-cell>
            <table:table-cell table:formula="of:=[.N42]*[.C42]" office:value-type="float" office:value="18">
              <text:p>18</text:p>
            </table:table-cell>
            <table:table-cell table:formula="of:=[.S42]*[.C42]" office:value-type="float" office:value="18">
              <text:p>18</text:p>
            </table:table-cell>
            <table:table-cell table:number-columns-repeated="1001"/>
          </table:table-row>
        </table:table-row-group>
        <table:table-row table:style-name="ro2">
          <table:table-cell table:style-name="ce10" office:value-type="string">
            <text:p>Абзац</text:p>
          </table:table-cell>
          <table:table-cell table:style-name="ce21"/>
          <table:table-cell table:style-name="ce33"/>
          <table:table-cell table:style-name="ce40" office:value-type="float" office:value="4">
            <text:p>4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100"/>
          <table:table-cell table:style-name="ce109"/>
          <table:table-cell table:style-name="ce102"/>
          <table:table-cell table:style-name="ce118"/>
          <table:table-cell table:style-name="ce122"/>
          <table:table-cell table:style-name="ce125"/>
          <table:table-cell table:style-name="ce109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7" office:value-type="string">
              <text:p>Отступ слева</text:p>
            </table:table-cell>
            <table:table-cell table:style-name="ce17" office:value-type="string">
              <text:p>5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4.1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44]&gt;[.V44];[.U44]&gt;[.W44]);&quot;odt&quot;;IF(AND([.V44]&gt;[.U44];[.V44]&gt;[.W44]);&quot;doc&quot;;IF(AND([.W44]&gt;[.U44];[.W44]&gt;[.V44]);&quot;docx&quot;;&quot;all&quot;)))" office:value-type="string" office:string-value="all">
              <text:p>all</text:p>
            </table:table-cell>
            <table:table-cell table:formula="of:=[.I44]*[.C44]" office:value-type="float" office:value="30">
              <text:p>30</text:p>
            </table:table-cell>
            <table:table-cell table:formula="of:=[.N44]*[.C44]" office:value-type="float" office:value="30">
              <text:p>30</text:p>
            </table:table-cell>
            <table:table-cell table:formula="of:=[.S44]*[.C44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Отступ справа</text:p>
            </table:table-cell>
            <table:table-cell table:style-name="ce17" office:value-type="string">
              <text:p>5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4.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45]&gt;[.V45];[.U45]&gt;[.W45]);&quot;odt&quot;;IF(AND([.V45]&gt;[.U45];[.V45]&gt;[.W45]);&quot;doc&quot;;IF(AND([.W45]&gt;[.U45];[.W45]&gt;[.V45]);&quot;docx&quot;;&quot;all&quot;)))" office:value-type="string" office:string-value="all">
              <text:p>all</text:p>
            </table:table-cell>
            <table:table-cell table:formula="of:=[.I45]*[.C45]" office:value-type="float" office:value="30">
              <text:p>30</text:p>
            </table:table-cell>
            <table:table-cell table:formula="of:=[.N45]*[.C45]" office:value-type="float" office:value="30">
              <text:p>30</text:p>
            </table:table-cell>
            <table:table-cell table:formula="of:=[.S45]*[.C45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Первая строка</text:p>
            </table:table-cell>
            <table:table-cell table:style-name="ce17" office:value-type="string">
              <text:p>2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4.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46]&gt;[.V46];[.U46]&gt;[.W46]);&quot;odt&quot;;IF(AND([.V46]&gt;[.U46];[.V46]&gt;[.W46]);&quot;doc&quot;;IF(AND([.W46]&gt;[.U46];[.W46]&gt;[.V46]);&quot;docx&quot;;&quot;all&quot;)))" office:value-type="string" office:string-value="all">
              <text:p>all</text:p>
            </table:table-cell>
            <table:table-cell table:formula="of:=[.I46]*[.C46]" office:value-type="float" office:value="30">
              <text:p>30</text:p>
            </table:table-cell>
            <table:table-cell table:formula="of:=[.N46]*[.C46]" office:value-type="float" office:value="30">
              <text:p>30</text:p>
            </table:table-cell>
            <table:table-cell table:formula="of:=[.S46]*[.C46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Интервал перед абзацем</text:p>
            </table:table-cell>
            <table:table-cell table:style-name="ce17" office:value-type="string">
              <text:p>2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4.4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47]&gt;[.V47];[.U47]&gt;[.W47]);&quot;odt&quot;;IF(AND([.V47]&gt;[.U47];[.V47]&gt;[.W47]);&quot;doc&quot;;IF(AND([.W47]&gt;[.U47];[.W47]&gt;[.V47]);&quot;docx&quot;;&quot;all&quot;)))" office:value-type="string" office:string-value="all">
              <text:p>all</text:p>
            </table:table-cell>
            <table:table-cell table:formula="of:=[.I47]*[.C47]" office:value-type="float" office:value="30">
              <text:p>30</text:p>
            </table:table-cell>
            <table:table-cell table:formula="of:=[.N47]*[.C47]" office:value-type="float" office:value="30">
              <text:p>30</text:p>
            </table:table-cell>
            <table:table-cell table:formula="of:=[.S47]*[.C47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Интервал после абзаца</text:p>
            </table:table-cell>
            <table:table-cell table:style-name="ce17" office:value-type="string">
              <text:p>2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4.5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48]&gt;[.V48];[.U48]&gt;[.W48]);&quot;odt&quot;;IF(AND([.V48]&gt;[.U48];[.V48]&gt;[.W48]);&quot;doc&quot;;IF(AND([.W48]&gt;[.U48];[.W48]&gt;[.V48]);&quot;docx&quot;;&quot;all&quot;)))" office:value-type="string" office:string-value="all">
              <text:p>all</text:p>
            </table:table-cell>
            <table:table-cell table:formula="of:=[.I48]*[.C48]" office:value-type="float" office:value="30">
              <text:p>30</text:p>
            </table:table-cell>
            <table:table-cell table:formula="of:=[.N48]*[.C48]" office:value-type="float" office:value="30">
              <text:p>30</text:p>
            </table:table-cell>
            <table:table-cell table:formula="of:=[.S48]*[.C48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Междустрочный интервал</text:p>
            </table:table-cell>
            <table:table-cell table:style-name="ce17" office:value-type="string">
              <text:p>полуторный, двойной, одинарный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4.6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49]&gt;[.V49];[.U49]&gt;[.W49]);&quot;odt&quot;;IF(AND([.V49]&gt;[.U49];[.V49]&gt;[.W49]);&quot;doc&quot;;IF(AND([.W49]&gt;[.U49];[.W49]&gt;[.V49]);&quot;docx&quot;;&quot;all&quot;)))" office:value-type="string" office:string-value="all">
              <text:p>all</text:p>
            </table:table-cell>
            <table:table-cell table:formula="of:=[.I49]*[.C49]" office:value-type="float" office:value="30">
              <text:p>30</text:p>
            </table:table-cell>
            <table:table-cell table:formula="of:=[.N49]*[.C49]" office:value-type="float" office:value="30">
              <text:p>30</text:p>
            </table:table-cell>
            <table:table-cell table:formula="of:=[.S49]*[.C49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9" office:value-type="float" office:value="6">
              <text:p>6</text:p>
            </table:table-cell>
            <table:table-cell table:style-name="ce42" office:value-type="string">
              <text:p>4.7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50]&gt;[.V50];[.U50]&gt;[.W50]);&quot;odt&quot;;IF(AND([.V50]&gt;[.U50];[.V50]&gt;[.W50]);&quot;doc&quot;;IF(AND([.W50]&gt;[.U50];[.W50]&gt;[.V50]);&quot;docx&quot;;&quot;all&quot;)))" office:value-type="string" office:string-value="all">
              <text:p>all</text:p>
            </table:table-cell>
            <table:table-cell table:formula="of:=[.I50]*[.C50]" office:value-type="float" office:value="18">
              <text:p>18</text:p>
            </table:table-cell>
            <table:table-cell table:formula="of:=[.N50]*[.C50]" office:value-type="float" office:value="18">
              <text:p>18</text:p>
            </table:table-cell>
            <table:table-cell table:formula="of:=[.S50]*[.C50]" office:value-type="float" office:value="18">
              <text:p>18</text:p>
            </table:table-cell>
            <table:table-cell table:number-columns-repeated="1001"/>
          </table:table-row>
          <table:table-row table:style-name="ro5">
            <table:table-cell table:style-name="ce7" office:value-type="string">
              <text:p>Выделение цветом</text:p>
            </table:table-cell>
            <table:table-cell table:style-name="ce17" office:value-type="string">
              <text:p>желтый</text:p>
            </table:table-cell>
            <table:table-cell table:style-name="ce29" office:value-type="float" office:value="8">
              <text:p>8</text:p>
            </table:table-cell>
            <table:table-cell table:style-name="ce42" office:value-type="string">
              <text:p>4.8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80" office:value-type="string">
              <text:p>Используется закраска фона вместо стандартных средств выделения</text:p>
            </table:table-cell>
            <table:table-cell table:style-name="ce92" office:value-type="string">
              <text:p>2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 table:style-name="ce80" office:value-type="string">
              <text:p>Используется закраска фона вместо стандартных средств выделения</text:p>
            </table:table-cell>
            <table:table-cell office:value-type="string">
              <text:p>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 table:style-name="ce80" office:value-type="string">
              <text:p>Используется закраска фона вместо стандартных средств выделения</text:p>
            </table:table-cell>
            <table:table-cell office:value-type="float" office:value="2">
              <text:p>2</text:p>
            </table:table-cell>
            <table:table-cell table:formula="of:=IF(AND([.U51]&gt;[.V51];[.U51]&gt;[.W51]);&quot;odt&quot;;IF(AND([.V51]&gt;[.U51];[.V51]&gt;[.W51]);&quot;doc&quot;;IF(AND([.W51]&gt;[.U51];[.W51]&gt;[.V51]);&quot;docx&quot;;&quot;all&quot;)))" office:value-type="string" office:string-value="all">
              <text:p>all</text:p>
            </table:table-cell>
            <table:table-cell table:formula="of:=[.I51]*[.C51]" office:value-type="float" office:value="16">
              <text:p>16</text:p>
            </table:table-cell>
            <table:table-cell table:formula="of:=[.N51]*[.C51]" office:value-type="float" office:value="16">
              <text:p>16</text:p>
            </table:table-cell>
            <table:table-cell table:formula="of:=[.S51]*[.C51]" office:value-type="float" office:value="16">
              <text:p>16</text:p>
            </table:table-cell>
            <table:table-cell table:number-columns-repeated="1001"/>
          </table:table-row>
          <table:table-row table:style-name="ro2">
            <table:table-cell table:style-name="ce4" office:value-type="string">
              <text:p>Горизонтальное выравнивание</text:p>
            </table:table-cell>
            <table:table-cell table:style-name="ce16"/>
            <table:table-cell table:style-name="ce28"/>
            <table:table-cell table:style-name="ce41" office:value-type="string">
              <text:p>4.9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5" office:value-type="string">
                <text:p>По левому краю</text:p>
              </table:table-cell>
              <table:table-cell table:style-name="ce17" office:value-type="string">
                <text:p>По левому краю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4.9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53]&gt;[.V53];[.U53]&gt;[.W53]);&quot;odt&quot;;IF(AND([.V53]&gt;[.U53];[.V53]&gt;[.W53]);&quot;doc&quot;;IF(AND([.W53]&gt;[.U53];[.W53]&gt;[.V53]);&quot;docx&quot;;&quot;all&quot;)))" office:value-type="string" office:string-value="all">
                <text:p>all</text:p>
              </table:table-cell>
              <table:table-cell table:formula="of:=[.I53]*[.C53]" office:value-type="float" office:value="30">
                <text:p>30</text:p>
              </table:table-cell>
              <table:table-cell table:formula="of:=[.N53]*[.C53]" office:value-type="float" office:value="30">
                <text:p>30</text:p>
              </table:table-cell>
              <table:table-cell table:formula="of:=[.S53]*[.C53]" office:value-type="float" office:value="30">
                <text:p>3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По правому краю</text:p>
              </table:table-cell>
              <table:table-cell table:style-name="ce17" office:value-type="string">
                <text:p>По правому краю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4.9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54]&gt;[.V54];[.U54]&gt;[.W54]);&quot;odt&quot;;IF(AND([.V54]&gt;[.U54];[.V54]&gt;[.W54]);&quot;doc&quot;;IF(AND([.W54]&gt;[.U54];[.W54]&gt;[.V54]);&quot;docx&quot;;&quot;all&quot;)))" office:value-type="string" office:string-value="all">
                <text:p>all</text:p>
              </table:table-cell>
              <table:table-cell table:formula="of:=[.I54]*[.C54]" office:value-type="float" office:value="30">
                <text:p>30</text:p>
              </table:table-cell>
              <table:table-cell table:formula="of:=[.N54]*[.C54]" office:value-type="float" office:value="30">
                <text:p>30</text:p>
              </table:table-cell>
              <table:table-cell table:formula="of:=[.S54]*[.C54]" office:value-type="float" office:value="30">
                <text:p>3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По центру</text:p>
              </table:table-cell>
              <table:table-cell table:style-name="ce17" office:value-type="string">
                <text:p>По центру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4.9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55]&gt;[.V55];[.U55]&gt;[.W55]);&quot;odt&quot;;IF(AND([.V55]&gt;[.U55];[.V55]&gt;[.W55]);&quot;doc&quot;;IF(AND([.W55]&gt;[.U55];[.W55]&gt;[.V55]);&quot;docx&quot;;&quot;all&quot;)))" office:value-type="string" office:string-value="all">
                <text:p>all</text:p>
              </table:table-cell>
              <table:table-cell table:formula="of:=[.I55]*[.C55]" office:value-type="float" office:value="30">
                <text:p>30</text:p>
              </table:table-cell>
              <table:table-cell table:formula="of:=[.N55]*[.C55]" office:value-type="float" office:value="30">
                <text:p>30</text:p>
              </table:table-cell>
              <table:table-cell table:formula="of:=[.S55]*[.C55]" office:value-type="float" office:value="30">
                <text:p>3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По ширине</text:p>
              </table:table-cell>
              <table:table-cell table:style-name="ce17" office:value-type="string">
                <text:p>По ширине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4.9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56]&gt;[.V56];[.U56]&gt;[.W56]);&quot;odt&quot;;IF(AND([.V56]&gt;[.U56];[.V56]&gt;[.W56]);&quot;doc&quot;;IF(AND([.W56]&gt;[.U56];[.W56]&gt;[.V56]);&quot;docx&quot;;&quot;all&quot;)))" office:value-type="string" office:string-value="all">
                <text:p>all</text:p>
              </table:table-cell>
              <table:table-cell table:formula="of:=[.I56]*[.C56]" office:value-type="float" office:value="30">
                <text:p>30</text:p>
              </table:table-cell>
              <table:table-cell table:formula="of:=[.N56]*[.C56]" office:value-type="float" office:value="30">
                <text:p>30</text:p>
              </table:table-cell>
              <table:table-cell table:formula="of:=[.S56]*[.C56]" office:value-type="float" office:value="30">
                <text:p>30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4" office:value-type="string">
              <text:p>Вертикальное выравнивание</text:p>
            </table:table-cell>
            <table:table-cell table:style-name="ce16"/>
            <table:table-cell table:style-name="ce28"/>
            <table:table-cell table:style-name="ce41" office:value-type="string">
              <text:p>4.10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98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11" office:value-type="string">
                <text:p>По базовой линии</text:p>
              </table:table-cell>
              <table:table-cell table:style-name="ce22" office:value-type="string">
                <text:p>По базовой линии</text:p>
              </table:table-cell>
              <table:table-cell table:style-name="ce34" office:value-type="float" office:value="1">
                <text:p>1</text:p>
              </table:table-cell>
              <table:table-cell table:style-name="ce42" office:value-type="string">
                <text:p>4.10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string">
                <text:p>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58]&gt;[.V58];[.U58]&gt;[.W58]);&quot;odt&quot;;IF(AND([.V58]&gt;[.U58];[.V58]&gt;[.W58]);&quot;doc&quot;;IF(AND([.W58]&gt;[.U58];[.W58]&gt;[.V58]);&quot;docx&quot;;&quot;all&quot;)))" office:value-type="string" office:string-value="all">
                <text:p>all</text:p>
              </table:table-cell>
              <table:table-cell table:formula="of:=[.I58]*[.C58]" office:value-type="float" office:value="1">
                <text:p>1</text:p>
              </table:table-cell>
              <table:table-cell table:formula="of:=[.N58]*[.C58]" office:value-type="float" office:value="1">
                <text:p>1</text:p>
              </table:table-cell>
              <table:table-cell table:formula="of:=[.S58]*[.C58]" office:value-type="float" office:value="1">
                <text:p>1</text:p>
              </table:table-cell>
              <table:table-cell table:number-columns-repeated="1001"/>
            </table:table-row>
            <table:table-row table:style-name="ro3">
              <table:table-cell table:style-name="ce11" office:value-type="string">
                <text:p>По верхнему краю</text:p>
              </table:table-cell>
              <table:table-cell table:style-name="ce22" office:value-type="string">
                <text:p>По верхнему краю</text:p>
              </table:table-cell>
              <table:table-cell table:style-name="ce34" office:value-type="float" office:value="1">
                <text:p>1</text:p>
              </table:table-cell>
              <table:table-cell table:style-name="ce42" office:value-type="string">
                <text:p>4.10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string">
                <text:p>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59]&gt;[.V59];[.U59]&gt;[.W59]);&quot;odt&quot;;IF(AND([.V59]&gt;[.U59];[.V59]&gt;[.W59]);&quot;doc&quot;;IF(AND([.W59]&gt;[.U59];[.W59]&gt;[.V59]);&quot;docx&quot;;&quot;all&quot;)))" office:value-type="string" office:string-value="all">
                <text:p>all</text:p>
              </table:table-cell>
              <table:table-cell table:formula="of:=[.I59]*[.C59]" office:value-type="float" office:value="1">
                <text:p>1</text:p>
              </table:table-cell>
              <table:table-cell table:formula="of:=[.N59]*[.C59]" office:value-type="float" office:value="1">
                <text:p>1</text:p>
              </table:table-cell>
              <table:table-cell table:formula="of:=[.S59]*[.C59]" office:value-type="float" office:value="1">
                <text:p>1</text:p>
              </table:table-cell>
              <table:table-cell table:number-columns-repeated="1001"/>
            </table:table-row>
            <table:table-row table:style-name="ro3">
              <table:table-cell table:style-name="ce11" office:value-type="string">
                <text:p>По середине</text:p>
              </table:table-cell>
              <table:table-cell table:style-name="Default" office:value-type="string">
                <text:p>По середине</text:p>
              </table:table-cell>
              <table:table-cell table:style-name="ce34" office:value-type="float" office:value="1">
                <text:p>1</text:p>
              </table:table-cell>
              <table:table-cell table:style-name="ce42" office:value-type="string">
                <text:p>4.10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string">
                <text:p>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60]&gt;[.V60];[.U60]&gt;[.W60]);&quot;odt&quot;;IF(AND([.V60]&gt;[.U60];[.V60]&gt;[.W60]);&quot;doc&quot;;IF(AND([.W60]&gt;[.U60];[.W60]&gt;[.V60]);&quot;docx&quot;;&quot;all&quot;)))" office:value-type="string" office:string-value="all">
                <text:p>all</text:p>
              </table:table-cell>
              <table:table-cell table:formula="of:=[.I60]*[.C60]" office:value-type="float" office:value="1">
                <text:p>1</text:p>
              </table:table-cell>
              <table:table-cell table:formula="of:=[.N60]*[.C60]" office:value-type="float" office:value="1">
                <text:p>1</text:p>
              </table:table-cell>
              <table:table-cell table:formula="of:=[.S60]*[.C60]" office:value-type="float" office:value="1">
                <text:p>1</text:p>
              </table:table-cell>
              <table:table-cell table:number-columns-repeated="1001"/>
            </table:table-row>
            <table:table-row table:style-name="ro3">
              <table:table-cell table:style-name="ce11" office:value-type="string">
                <text:p>По нижнему краю</text:p>
              </table:table-cell>
              <table:table-cell table:style-name="Default" office:value-type="string">
                <text:p>По нижнему краю</text:p>
              </table:table-cell>
              <table:table-cell table:style-name="ce34" office:value-type="float" office:value="1">
                <text:p>1</text:p>
              </table:table-cell>
              <table:table-cell table:style-name="ce42" office:value-type="string">
                <text:p>4.10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string">
                <text:p>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61]&gt;[.V61];[.U61]&gt;[.W61]);&quot;odt&quot;;IF(AND([.V61]&gt;[.U61];[.V61]&gt;[.W61]);&quot;doc&quot;;IF(AND([.W61]&gt;[.U61];[.W61]&gt;[.V61]);&quot;docx&quot;;&quot;all&quot;)))" office:value-type="string" office:string-value="all">
                <text:p>all</text:p>
              </table:table-cell>
              <table:table-cell table:formula="of:=[.I61]*[.C61]" office:value-type="float" office:value="1">
                <text:p>1</text:p>
              </table:table-cell>
              <table:table-cell table:formula="of:=[.N61]*[.C61]" office:value-type="float" office:value="1">
                <text:p>1</text:p>
              </table:table-cell>
              <table:table-cell table:formula="of:=[.S61]*[.C61]" office:value-type="float" office:value="1">
                <text:p>1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/>
            <table:table-cell table:style-name="ce41" office:value-type="string">
              <text:p>4.11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верху: 1пт двойная; Справа: 1пт пунктир; Снизу 1пт сплошная</text:p>
              </table:table-cell>
              <table:table-cell table:style-name="ce31" office:value-type="float" office:value="7">
                <text:p>7</text:p>
              </table:table-cell>
              <table:table-cell table:style-name="ce42" office:value-type="string">
                <text:p>4.11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 office:value-type="string">
                <text:p>Все границы сброшены в Двойные</text:p>
              </table:table-cell>
              <table:table-cell table:style-name="ce88" office:value-type="string">
                <text:p>2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63]&gt;[.V63];[.U63]&gt;[.W63]);&quot;odt&quot;;IF(AND([.V63]&gt;[.U63];[.V63]&gt;[.W63]);&quot;doc&quot;;IF(AND([.W63]&gt;[.U63];[.W63]&gt;[.V63]);&quot;docx&quot;;&quot;all&quot;)))" office:value-type="string" office:string-value="all">
                <text:p>all</text:p>
              </table:table-cell>
              <table:table-cell table:formula="of:=[.I63]*[.C63]" office:value-type="float" office:value="14">
                <text:p>14</text:p>
              </table:table-cell>
              <table:table-cell table:formula="of:=[.N63]*[.C63]" office:value-type="float" office:value="21">
                <text:p>21</text:p>
              </table:table-cell>
              <table:table-cell table:formula="of:=[.S63]*[.C63]" office:value-type="float" office:value="21">
                <text:p>21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2">
                <text:p>2</text:p>
              </table:table-cell>
              <table:table-cell table:style-name="ce42" office:value-type="string">
                <text:p>4.11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7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 office:value-type="string">
                <text:p>Реализуется через поля</text:p>
              </table:table-cell>
              <table:table-cell table:style-name="ce66" office:value-type="boolean" office:boolean-value="true">
                <text:p>ИСТИНА</text:p>
              </table:table-cell>
              <table:table-cell office:value-type="string">
                <text:p>Реализуется через поля</text:p>
              </table:table-cell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64]&gt;[.V64];[.U64]&gt;[.W64]);&quot;odt&quot;;IF(AND([.V64]&gt;[.U64];[.V64]&gt;[.W64]);&quot;doc&quot;;IF(AND([.W64]&gt;[.U64];[.W64]&gt;[.V64]);&quot;docx&quot;;&quot;all&quot;)))" office:value-type="string" office:string-value="doc">
                <text:p>doc</text:p>
              </table:table-cell>
              <table:table-cell table:formula="of:=[.I64]*[.C64]" office:value-type="float" office:value="2">
                <text:p>2</text:p>
              </table:table-cell>
              <table:table-cell table:formula="of:=[.N64]*[.C64]" office:value-type="float" office:value="6">
                <text:p>6</text:p>
              </table:table-cell>
              <table:table-cell table:formula="of:=[.S64]*[.C64]" office:value-type="float" office:value="2">
                <text:p>2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2">
                <text:p>2</text:p>
              </table:table-cell>
              <table:table-cell table:style-name="ce42" office:value-type="string">
                <text:p>4.11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7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 office:value-type="string">
                <text:p>Реализуется через поля</text:p>
              </table:table-cell>
              <table:table-cell table:style-name="ce66" office:value-type="boolean" office:boolean-value="true">
                <text:p>ИСТИНА</text:p>
              </table:table-cell>
              <table:table-cell office:value-type="string">
                <text:p>Реализуется через поля</text:p>
              </table:table-cell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65]&gt;[.V65];[.U65]&gt;[.W65]);&quot;odt&quot;;IF(AND([.V65]&gt;[.U65];[.V65]&gt;[.W65]);&quot;doc&quot;;IF(AND([.W65]&gt;[.U65];[.W65]&gt;[.V65]);&quot;docx&quot;;&quot;all&quot;)))" office:value-type="string" office:string-value="doc">
                <text:p>doc</text:p>
              </table:table-cell>
              <table:table-cell table:formula="of:=[.I65]*[.C65]" office:value-type="float" office:value="2">
                <text:p>2</text:p>
              </table:table-cell>
              <table:table-cell table:formula="of:=[.N65]*[.C65]" office:value-type="float" office:value="6">
                <text:p>6</text:p>
              </table:table-cell>
              <table:table-cell table:formula="of:=[.S65]*[.C65]" office:value-type="float" office:value="2">
                <text:p>2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2">
                <text:p>2</text:p>
              </table:table-cell>
              <table:table-cell table:style-name="ce42" office:value-type="string">
                <text:p>4.11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7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66]&gt;[.V66];[.U66]&gt;[.W66]);&quot;odt&quot;;IF(AND([.V66]&gt;[.U66];[.V66]&gt;[.W66]);&quot;doc&quot;;IF(AND([.W66]&gt;[.U66];[.W66]&gt;[.V66]);&quot;docx&quot;;&quot;all&quot;)))" office:value-type="string" office:string-value="doc">
                <text:p>doc</text:p>
              </table:table-cell>
              <table:table-cell table:formula="of:=[.I66]*[.C66]" office:value-type="float" office:value="2">
                <text:p>2</text:p>
              </table:table-cell>
              <table:table-cell table:formula="of:=[.N66]*[.C66]" office:value-type="float" office:value="6">
                <text:p>6</text:p>
              </table:table-cell>
              <table:table-cell table:formula="of:=[.S66]*[.C66]" office:value-type="float" office:value="2">
                <text:p>2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2">
                <text:p>2</text:p>
              </table:table-cell>
              <table:table-cell table:style-name="ce42" office:value-type="string">
                <text:p>4.11.5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7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67]&gt;[.V67];[.U67]&gt;[.W67]);&quot;odt&quot;;IF(AND([.V67]&gt;[.U67];[.V67]&gt;[.W67]);&quot;doc&quot;;IF(AND([.W67]&gt;[.U67];[.W67]&gt;[.V67]);&quot;docx&quot;;&quot;all&quot;)))" office:value-type="string" office:string-value="doc">
                <text:p>doc</text:p>
              </table:table-cell>
              <table:table-cell table:formula="of:=[.I67]*[.C67]" office:value-type="float" office:value="2">
                <text:p>2</text:p>
              </table:table-cell>
              <table:table-cell table:formula="of:=[.N67]*[.C67]" office:value-type="float" office:value="6">
                <text:p>6</text:p>
              </table:table-cell>
              <table:table-cell table:formula="of:=[.S67]*[.C67]" office:value-type="float" office:value="2">
                <text:p>2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6"/>
            <table:table-cell table:style-name="ce28"/>
            <table:table-cell table:style-name="ce41" office:value-type="string">
              <text:p>4.12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5" office:value-type="string">
                <text:p>Не разрывать абзац</text:p>
              </table:table-cell>
              <table:table-cell table:style-name="Default" office:value-type="string">
                <text:p>Не разрывать абзац</text:p>
              </table:table-cell>
              <table:table-cell table:style-name="ce35" office:value-type="float" office:value="6">
                <text:p>6</text:p>
              </table:table-cell>
              <table:table-cell table:style-name="ce42" office:value-type="string">
                <text:p>4.12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69]&gt;[.V69];[.U69]&gt;[.W69]);&quot;odt&quot;;IF(AND([.V69]&gt;[.U69];[.V69]&gt;[.W69]);&quot;doc&quot;;IF(AND([.W69]&gt;[.U69];[.W69]&gt;[.V69]);&quot;docx&quot;;&quot;all&quot;)))" office:value-type="string" office:string-value="all">
                <text:p>all</text:p>
              </table:table-cell>
              <table:table-cell table:formula="of:=[.I69]*[.C69]" office:value-type="float" office:value="18">
                <text:p>18</text:p>
              </table:table-cell>
              <table:table-cell table:formula="of:=[.N69]*[.C69]" office:value-type="float" office:value="18">
                <text:p>18</text:p>
              </table:table-cell>
              <table:table-cell table:formula="of:=[.S69]*[.C69]" office:value-type="float" office:value="18">
                <text:p>18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Не отрывать от следующего</text:p>
              </table:table-cell>
              <table:table-cell table:style-name="Default" office:value-type="string">
                <text:p>Не отрывать от следующего</text:p>
              </table:table-cell>
              <table:table-cell table:style-name="ce35" office:value-type="float" office:value="6">
                <text:p>6</text:p>
              </table:table-cell>
              <table:table-cell table:style-name="ce42" office:value-type="string">
                <text:p>4.12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70]&gt;[.V70];[.U70]&gt;[.W70]);&quot;odt&quot;;IF(AND([.V70]&gt;[.U70];[.V70]&gt;[.W70]);&quot;doc&quot;;IF(AND([.W70]&gt;[.U70];[.W70]&gt;[.V70]);&quot;docx&quot;;&quot;all&quot;)))" office:value-type="string" office:string-value="all">
                <text:p>all</text:p>
              </table:table-cell>
              <table:table-cell table:formula="of:=[.I70]*[.C70]" office:value-type="float" office:value="18">
                <text:p>18</text:p>
              </table:table-cell>
              <table:table-cell table:formula="of:=[.N70]*[.C70]" office:value-type="float" office:value="18">
                <text:p>18</text:p>
              </table:table-cell>
              <table:table-cell table:formula="of:=[.S70]*[.C70]" office:value-type="float" office:value="18">
                <text:p>18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Запрет начальных висячих строк</text:p>
              </table:table-cell>
              <table:table-cell table:style-name="Default" office:value-type="string">
                <text:p>Запрет начальных висячих строк</text:p>
              </table:table-cell>
              <table:table-cell table:style-name="ce35" office:value-type="float" office:value="4">
                <text:p>4</text:p>
              </table:table-cell>
              <table:table-cell table:style-name="ce42" office:value-type="string">
                <text:p>4.12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Флаг сброшен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Флаг сбрасывается</text:p>
              </table:table-cell>
              <table:table-cell table:style-name="ce66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Флаг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office:value-type="float" office:value="1">
                <text:p>1</text:p>
              </table:table-cell>
              <table:table-cell table:formula="of:=IF(AND([.U71]&gt;[.V71];[.U71]&gt;[.W71]);&quot;odt&quot;;IF(AND([.V71]&gt;[.U71];[.V71]&gt;[.W71]);&quot;doc&quot;;IF(AND([.W71]&gt;[.U71];[.W71]&gt;[.V71]);&quot;docx&quot;;&quot;all&quot;)))" office:value-type="string" office:string-value="all">
                <text:p>all</text:p>
              </table:table-cell>
              <table:table-cell table:formula="of:=[.I71]*[.C71]" office:value-type="float" office:value="4">
                <text:p>4</text:p>
              </table:table-cell>
              <table:table-cell table:formula="of:=[.N71]*[.C71]" office:value-type="float" office:value="4">
                <text:p>4</text:p>
              </table:table-cell>
              <table:table-cell table:formula="of:=[.S71]*[.C71]" office:value-type="float" office:value="4">
                <text:p>4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Запрет концевых висячих строк</text:p>
              </table:table-cell>
              <table:table-cell table:style-name="Default" office:value-type="string">
                <text:p>Запрет концевых висячих строк</text:p>
              </table:table-cell>
              <table:table-cell table:style-name="ce35" office:value-type="float" office:value="4">
                <text:p>4</text:p>
              </table:table-cell>
              <table:table-cell table:style-name="ce42" office:value-type="string">
                <text:p>4.12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9" office:value-type="string">
                <text:p>Установлен флаг Запрет висячих строк</text:p>
              </table:table-cell>
              <table:table-cell table:style-name="ce89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 office:value-type="string">
                <text:p>Флаг автоматически устанавливается и в Запрет начальных висячих строк</text:p>
              </table:table-cell>
              <table:table-cell table:style-name="ce66" office:value-type="boolean" office:boolean-value="true">
                <text:p>ИСТИНА</text:p>
              </table:table-cell>
              <table:table-cell office:value-type="string">
                <text:p>Установлен флаг Запрет висячих строк</text:p>
              </table:table-cell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Флаг автоматически устанавливается и в Запрет начальных висячих строк</text:p>
              </table:table-cell>
              <table:table-cell table:style-name="ce66" office:value-type="boolean" office:boolean-value="true">
                <text:p>ИСТИНА</text:p>
              </table:table-cell>
              <table:table-cell office:value-type="string">
                <text:p>Установлен флаг Запрет висячих строк</text:p>
              </table:table-cell>
              <table:table-cell office:value-type="float" office:value="2">
                <text:p>2</text:p>
              </table:table-cell>
              <table:table-cell table:formula="of:=IF(AND([.U72]&gt;[.V72];[.U72]&gt;[.W72]);&quot;odt&quot;;IF(AND([.V72]&gt;[.U72];[.V72]&gt;[.W72]);&quot;doc&quot;;IF(AND([.W72]&gt;[.U72];[.W72]&gt;[.V72]);&quot;docx&quot;;&quot;all&quot;)))" office:value-type="string" office:string-value="all">
                <text:p>all</text:p>
              </table:table-cell>
              <table:table-cell table:formula="of:=[.I72]*[.C72]" office:value-type="float" office:value="12">
                <text:p>12</text:p>
              </table:table-cell>
              <table:table-cell table:formula="of:=[.N72]*[.C72]" office:value-type="float" office:value="12">
                <text:p>12</text:p>
              </table:table-cell>
              <table:table-cell table:formula="of:=[.S72]*[.C72]" office:value-type="float" office:value="8">
                <text:p>8</text:p>
              </table:table-cell>
              <table:table-cell table:number-columns-repeated="1001"/>
            </table:table-row>
          </table:table-row-group>
        </table:table-row-group>
        <table:table-row table:style-name="ro2">
          <table:table-cell table:style-name="ce10" office:value-type="string">
            <text:p>Символы</text:p>
          </table:table-cell>
          <table:table-cell table:style-name="ce21"/>
          <table:table-cell table:style-name="ce33"/>
          <table:table-cell table:style-name="ce40" office:value-type="float" office:value="5">
            <text:p>5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100"/>
          <table:table-cell table:style-name="ce109"/>
          <table:table-cell table:style-name="ce102"/>
          <table:table-cell table:style-name="ce118"/>
          <table:table-cell table:style-name="ce122"/>
          <table:table-cell table:style-name="ce125"/>
          <table:table-cell table:style-name="ce109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7" office:value-type="string">
              <text:p>Шрифт</text:p>
            </table:table-cell>
            <table:table-cell table:style-name="ce17" office:value-type="string">
              <text:p>Times New Roman, Arial, Courier New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5.1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74]&gt;[.V74];[.U74]&gt;[.W74]);&quot;odt&quot;;IF(AND([.V74]&gt;[.U74];[.V74]&gt;[.W74]);&quot;doc&quot;;IF(AND([.W74]&gt;[.U74];[.W74]&gt;[.V74]);&quot;docx&quot;;&quot;all&quot;)))" office:value-type="string" office:string-value="all">
              <text:p>all</text:p>
            </table:table-cell>
            <table:table-cell table:formula="of:=[.I74]*[.C74]" office:value-type="float" office:value="30">
              <text:p>30</text:p>
            </table:table-cell>
            <table:table-cell table:formula="of:=[.N74]*[.C74]" office:value-type="float" office:value="30">
              <text:p>30</text:p>
            </table:table-cell>
            <table:table-cell table:formula="of:=[.S74]*[.C74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Стиль</text:p>
            </table:table-cell>
            <table:table-cell table:style-name="ce17" office:value-type="string">
              <text:p>Выделение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5.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75]&gt;[.V75];[.U75]&gt;[.W75]);&quot;odt&quot;;IF(AND([.V75]&gt;[.U75];[.V75]&gt;[.W75]);&quot;doc&quot;;IF(AND([.W75]&gt;[.U75];[.W75]&gt;[.V75]);&quot;docx&quot;;&quot;all&quot;)))" office:value-type="string" office:string-value="all">
              <text:p>all</text:p>
            </table:table-cell>
            <table:table-cell table:formula="of:=[.I75]*[.C75]" office:value-type="float" office:value="30">
              <text:p>30</text:p>
            </table:table-cell>
            <table:table-cell table:formula="of:=[.N75]*[.C75]" office:value-type="float" office:value="30">
              <text:p>30</text:p>
            </table:table-cell>
            <table:table-cell table:formula="of:=[.S75]*[.C75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Кегль</text:p>
            </table:table-cell>
            <table:table-cell table:style-name="ce17" office:value-type="string">
              <text:p>8пт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5.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76]&gt;[.V76];[.U76]&gt;[.W76]);&quot;odt&quot;;IF(AND([.V76]&gt;[.U76];[.V76]&gt;[.W76]);&quot;doc&quot;;IF(AND([.W76]&gt;[.U76];[.W76]&gt;[.V76]);&quot;docx&quot;;&quot;all&quot;)))" office:value-type="string" office:string-value="all">
              <text:p>all</text:p>
            </table:table-cell>
            <table:table-cell table:formula="of:=[.I76]*[.C76]" office:value-type="float" office:value="30">
              <text:p>30</text:p>
            </table:table-cell>
            <table:table-cell table:formula="of:=[.N76]*[.C76]" office:value-type="float" office:value="30">
              <text:p>30</text:p>
            </table:table-cell>
            <table:table-cell table:formula="of:=[.S76]*[.C76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Цвет</text:p>
            </table:table-cell>
            <table:table-cell table:style-name="ce17" office:value-type="string">
              <text:p>Красный</text:p>
            </table:table-cell>
            <table:table-cell table:style-name="ce29" office:value-type="float" office:value="8">
              <text:p>8</text:p>
            </table:table-cell>
            <table:table-cell table:style-name="ce42" office:value-type="string">
              <text:p>5.4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77]&gt;[.V77];[.U77]&gt;[.W77]);&quot;odt&quot;;IF(AND([.V77]&gt;[.U77];[.V77]&gt;[.W77]);&quot;doc&quot;;IF(AND([.W77]&gt;[.U77];[.W77]&gt;[.V77]);&quot;docx&quot;;&quot;all&quot;)))" office:value-type="string" office:string-value="all">
              <text:p>all</text:p>
            </table:table-cell>
            <table:table-cell table:formula="of:=[.I77]*[.C77]" office:value-type="float" office:value="24">
              <text:p>24</text:p>
            </table:table-cell>
            <table:table-cell table:formula="of:=[.N77]*[.C77]" office:value-type="float" office:value="24">
              <text:p>24</text:p>
            </table:table-cell>
            <table:table-cell table:formula="of:=[.S77]*[.C77]" office:value-type="float" office:value="24">
              <text:p>24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Надчеркивание</text:p>
            </table:table-cell>
            <table:table-cell table:style-name="ce17" office:value-type="string">
              <text:p>Сплошная, двойная, пунктир</text:p>
            </table:table-cell>
            <table:table-cell table:style-name="ce29" office:value-type="float" office:value="2">
              <text:p>2</text:p>
            </table:table-cell>
            <table:table-cell table:style-name="ce42" office:value-type="string">
              <text:p>5.5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false">
              <text:p>ЛОЖЬ</text:p>
            </table:table-cell>
            <table:table-cell table:style-name="ce76"/>
            <table:table-cell table:style-name="ce88" office:value-type="string">
              <text:p>1</text:p>
            </table:table-cell>
            <table:table-cell table:style-name="ce66" office:value-type="boolean" office:boolean-value="false">
              <text:p>ЛОЖЬ</text:p>
            </table:table-cell>
            <table:table-cell table:style-name="ce77" office:value-type="string">
              <text:p>Сбрасывается</text:p>
            </table:table-cell>
            <table:table-cell table:style-name="ce66" office:value-type="boolean" office:boolean-value="false">
              <text:p>ЛОЖЬ</text:p>
            </table:table-cell>
            <table:table-cell/>
            <table:table-cell office:value-type="string">
              <text:p>1</text:p>
            </table:table-cell>
            <table:table-cell table:style-name="ce49" office:value-type="boolean" office:boolean-value="false">
              <text:p>ЛОЖЬ</text:p>
            </table:table-cell>
            <table:table-cell table:style-name="ce77" office:value-type="string">
              <text:p>Сбрасывается</text:p>
            </table:table-cell>
            <table:table-cell table:style-name="ce67" office:value-type="boolean" office:boolean-value="false">
              <text:p>ЛОЖЬ</text:p>
            </table:table-cell>
            <table:table-cell/>
            <table:table-cell office:value-type="float" office:value="1">
              <text:p>1</text:p>
            </table:table-cell>
            <table:table-cell table:formula="of:=IF(AND([.U78]&gt;[.V78];[.U78]&gt;[.W78]);&quot;odt&quot;;IF(AND([.V78]&gt;[.U78];[.V78]&gt;[.W78]);&quot;doc&quot;;IF(AND([.W78]&gt;[.U78];[.W78]&gt;[.V78]);&quot;docx&quot;;&quot;all&quot;)))" office:value-type="string" office:string-value="all">
              <text:p>all</text:p>
            </table:table-cell>
            <table:table-cell table:formula="of:=[.I78]*[.C78]" office:value-type="float" office:value="2">
              <text:p>2</text:p>
            </table:table-cell>
            <table:table-cell table:formula="of:=[.N78]*[.C78]" office:value-type="float" office:value="2">
              <text:p>2</text:p>
            </table:table-cell>
            <table:table-cell table:formula="of:=[.S78]*[.C78]" office:value-type="float" office:value="2">
              <text:p>2</text:p>
            </table:table-cell>
            <table:table-cell table:number-columns-repeated="1001"/>
          </table:table-row>
          <table:table-row table:style-name="ro5">
            <table:table-cell table:style-name="ce7" office:value-type="string">
              <text:p>Зачеркивание</text:p>
            </table:table-cell>
            <table:table-cell table:style-name="ce17" office:value-type="string">
              <text:p>Сплошная, двойная, символом /</text:p>
            </table:table-cell>
            <table:table-cell table:style-name="ce29" office:value-type="float" office:value="4">
              <text:p>4</text:p>
            </table:table-cell>
            <table:table-cell table:style-name="ce42" office:value-type="string">
              <text:p>5.6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 office:value-type="string">
              <text:p>Возможно только одинарное или двойное</text:p>
            </table:table-cell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 office:value-type="string">
              <text:p>Возможно только одинарное или двойное</text:p>
            </table:table-cell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79]&gt;[.V79];[.U79]&gt;[.W79]);&quot;odt&quot;;IF(AND([.V79]&gt;[.U79];[.V79]&gt;[.W79]);&quot;doc&quot;;IF(AND([.W79]&gt;[.U79];[.W79]&gt;[.V79]);&quot;docx&quot;;&quot;all&quot;)))" office:value-type="string" office:string-value="all">
              <text:p>all</text:p>
            </table:table-cell>
            <table:table-cell table:formula="of:=[.I79]*[.C79]" office:value-type="float" office:value="12">
              <text:p>12</text:p>
            </table:table-cell>
            <table:table-cell table:formula="of:=[.N79]*[.C79]" office:value-type="float" office:value="8">
              <text:p>8</text:p>
            </table:table-cell>
            <table:table-cell table:formula="of:=[.S79]*[.C79]" office:value-type="float" office:value="12">
              <text:p>12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Подчеркивание</text:p>
            </table:table-cell>
            <table:table-cell table:style-name="ce17" office:value-type="string">
              <text:p>Сплошная, двойная, пунктир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5.7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80]&gt;[.V80];[.U80]&gt;[.W80]);&quot;odt&quot;;IF(AND([.V80]&gt;[.U80];[.V80]&gt;[.W80]);&quot;doc&quot;;IF(AND([.W80]&gt;[.U80];[.W80]&gt;[.V80]);&quot;docx&quot;;&quot;all&quot;)))" office:value-type="string" office:string-value="all">
              <text:p>all</text:p>
            </table:table-cell>
            <table:table-cell table:formula="of:=[.I80]*[.C80]" office:value-type="float" office:value="30">
              <text:p>30</text:p>
            </table:table-cell>
            <table:table-cell table:formula="of:=[.N80]*[.C80]" office:value-type="float" office:value="30">
              <text:p>30</text:p>
            </table:table-cell>
            <table:table-cell table:formula="of:=[.S80]*[.C80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7" office:value-type="string">
              <text:p>Разреженный 1пт, сжатый 1пт</text:p>
            </table:table-cell>
            <table:table-cell table:style-name="ce29" office:value-type="float" office:value="6">
              <text:p>6</text:p>
            </table:table-cell>
            <table:table-cell table:style-name="ce42" office:value-type="string">
              <text:p>5.8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81]&gt;[.V81];[.U81]&gt;[.W81]);&quot;odt&quot;;IF(AND([.V81]&gt;[.U81];[.V81]&gt;[.W81]);&quot;doc&quot;;IF(AND([.W81]&gt;[.U81];[.W81]&gt;[.V81]);&quot;docx&quot;;&quot;all&quot;)))" office:value-type="string" office:string-value="all">
              <text:p>all</text:p>
            </table:table-cell>
            <table:table-cell table:formula="of:=[.I81]*[.C81]" office:value-type="float" office:value="18">
              <text:p>18</text:p>
            </table:table-cell>
            <table:table-cell table:formula="of:=[.N81]*[.C81]" office:value-type="float" office:value="18">
              <text:p>18</text:p>
            </table:table-cell>
            <table:table-cell table:formula="of:=[.S81]*[.C81]" office:value-type="float" office:value="18">
              <text:p>18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Вращение</text:p>
            </table:table-cell>
            <table:table-cell table:style-name="ce17" office:value-type="string">
              <text:p>90, 270</text:p>
            </table:table-cell>
            <table:table-cell table:style-name="ce29" office:value-type="float" office:value="4">
              <text:p>4</text:p>
            </table:table-cell>
            <table:table-cell table:style-name="ce42" office:value-type="string">
              <text:p>5.9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9" office:value-type="string">
              <text:p>Только 90. Выходит за границы листа. Гиперссылка не вращается</text:p>
            </table:table-cell>
            <table:table-cell table:style-name="ce88" office:value-type="string">
              <text:p>2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 office:value-type="string">
              <text:p>Возможно только на 90 градусов</text:p>
            </table:table-cell>
            <table:table-cell table:style-name="ce66" office:value-type="boolean" office:boolean-value="true">
              <text:p>ИСТИНА</text:p>
            </table:table-cell>
            <table:table-cell office:value-type="string">
              <text:p>Выходит за границы листа. Гиперссылка не вращается</text:p>
            </table:table-cell>
            <table:table-cell office:value-type="string">
              <text:p>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 office:value-type="string">
              <text:p>Возможно только на 90 градусов</text:p>
            </table:table-cell>
            <table:table-cell table:style-name="ce67" office:value-type="boolean" office:boolean-value="true">
              <text:p>ИСТИНА</text:p>
            </table:table-cell>
            <table:table-cell office:value-type="string">
              <text:p>Выходит за границы листа. Гиперссылка не вращается</text:p>
            </table:table-cell>
            <table:table-cell office:value-type="float" office:value="2">
              <text:p>2</text:p>
            </table:table-cell>
            <table:table-cell table:formula="of:=IF(AND([.U82]&gt;[.V82];[.U82]&gt;[.W82]);&quot;odt&quot;;IF(AND([.V82]&gt;[.U82];[.V82]&gt;[.W82]);&quot;doc&quot;;IF(AND([.W82]&gt;[.U82];[.W82]&gt;[.V82]);&quot;docx&quot;;&quot;all&quot;)))" office:value-type="string" office:string-value="all">
              <text:p>all</text:p>
            </table:table-cell>
            <table:table-cell table:formula="of:=[.I82]*[.C82]" office:value-type="float" office:value="8">
              <text:p>8</text:p>
            </table:table-cell>
            <table:table-cell table:formula="of:=[.N82]*[.C82]" office:value-type="float" office:value="8">
              <text:p>8</text:p>
            </table:table-cell>
            <table:table-cell table:formula="of:=[.S82]*[.C82]" office:value-type="float" office:value="8">
              <text:p>8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Верхний индекс</text:p>
            </table:table-cell>
            <table:table-cell table:style-name="Default" office:value-type="string">
              <text:p>Верхний индекс</text:p>
            </table:table-cell>
            <table:table-cell table:style-name="ce35" office:value-type="float" office:value="8">
              <text:p>8</text:p>
            </table:table-cell>
            <table:table-cell table:style-name="ce42" office:value-type="string">
              <text:p>5.10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83]&gt;[.V83];[.U83]&gt;[.W83]);&quot;odt&quot;;IF(AND([.V83]&gt;[.U83];[.V83]&gt;[.W83]);&quot;doc&quot;;IF(AND([.W83]&gt;[.U83];[.W83]&gt;[.V83]);&quot;docx&quot;;&quot;all&quot;)))" office:value-type="string" office:string-value="all">
              <text:p>all</text:p>
            </table:table-cell>
            <table:table-cell table:formula="of:=[.I83]*[.C83]" office:value-type="float" office:value="24">
              <text:p>24</text:p>
            </table:table-cell>
            <table:table-cell table:formula="of:=[.N83]*[.C83]" office:value-type="float" office:value="24">
              <text:p>24</text:p>
            </table:table-cell>
            <table:table-cell table:formula="of:=[.S83]*[.C83]" office:value-type="float" office:value="24">
              <text:p>24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Нижний индекс</text:p>
            </table:table-cell>
            <table:table-cell table:style-name="Default" office:value-type="string">
              <text:p>Нижний индекс</text:p>
            </table:table-cell>
            <table:table-cell table:style-name="ce35" office:value-type="float" office:value="8">
              <text:p>8</text:p>
            </table:table-cell>
            <table:table-cell table:style-name="ce42" office:value-type="string">
              <text:p>5.11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84]&gt;[.V84];[.U84]&gt;[.W84]);&quot;odt&quot;;IF(AND([.V84]&gt;[.U84];[.V84]&gt;[.W84]);&quot;doc&quot;;IF(AND([.W84]&gt;[.U84];[.W84]&gt;[.V84]);&quot;docx&quot;;&quot;all&quot;)))" office:value-type="string" office:string-value="all">
              <text:p>all</text:p>
            </table:table-cell>
            <table:table-cell table:formula="of:=[.I84]*[.C84]" office:value-type="float" office:value="24">
              <text:p>24</text:p>
            </table:table-cell>
            <table:table-cell table:formula="of:=[.N84]*[.C84]" office:value-type="float" office:value="24">
              <text:p>24</text:p>
            </table:table-cell>
            <table:table-cell table:formula="of:=[.S84]*[.C84]" office:value-type="float" office:value="24">
              <text:p>24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Фон</text:p>
            </table:table-cell>
            <table:table-cell table:style-name="ce17" office:value-type="string">
              <text:p>Красный</text:p>
            </table:table-cell>
            <table:table-cell table:style-name="ce29" office:value-type="float" office:value="2">
              <text:p>2</text:p>
            </table:table-cell>
            <table:table-cell table:style-name="ce42" office:value-type="string">
              <text:p>5.1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9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85]&gt;[.V85];[.U85]&gt;[.W85]);&quot;odt&quot;;IF(AND([.V85]&gt;[.U85];[.V85]&gt;[.W85]);&quot;doc&quot;;IF(AND([.W85]&gt;[.U85];[.W85]&gt;[.V85]);&quot;docx&quot;;&quot;all&quot;)))" office:value-type="string" office:string-value="all">
              <text:p>all</text:p>
            </table:table-cell>
            <table:table-cell table:formula="of:=[.I85]*[.C85]" office:value-type="float" office:value="6">
              <text:p>6</text:p>
            </table:table-cell>
            <table:table-cell table:formula="of:=[.N85]*[.C85]" office:value-type="float" office:value="6">
              <text:p>6</text:p>
            </table:table-cell>
            <table:table-cell table:formula="of:=[.S85]*[.C85]" office:value-type="float" office:value="6">
              <text:p>6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Гиперссылка</text:p>
            </table:table-cell>
            <table:table-cell table:style-name="ce17" office:value-type="string">
              <text:p>Гиперссылка</text:p>
            </table:table-cell>
            <table:table-cell table:style-name="ce29" office:value-type="float" office:value="8">
              <text:p>8</text:p>
            </table:table-cell>
            <table:table-cell table:style-name="ce42" office:value-type="string">
              <text:p>5.1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7" office:value-type="boolean" office:boolean-value="false">
              <text:p>ЛОЖЬ</text:p>
            </table:table-cell>
            <table:table-cell table:style-name="ce76" office:value-type="string">
              <text:p>Все ссылки удалены</text:p>
            </table:table-cell>
            <table:table-cell table:style-name="ce88" office:value-type="string">
              <text:p>1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86]&gt;[.V86];[.U86]&gt;[.W86]);&quot;odt&quot;;IF(AND([.V86]&gt;[.U86];[.V86]&gt;[.W86]);&quot;doc&quot;;IF(AND([.W86]&gt;[.U86];[.W86]&gt;[.V86]);&quot;docx&quot;;&quot;all&quot;)))" office:value-type="string" office:string-value="all">
              <text:p>all</text:p>
            </table:table-cell>
            <table:table-cell table:formula="of:=[.I86]*[.C86]" office:value-type="float" office:value="8">
              <text:p>8</text:p>
            </table:table-cell>
            <table:table-cell table:formula="of:=[.N86]*[.C86]" office:value-type="float" office:value="24">
              <text:p>24</text:p>
            </table:table-cell>
            <table:table-cell table:formula="of:=[.S86]*[.C86]" office:value-type="float" office:value="24">
              <text:p>24</text:p>
            </table:table-cell>
            <table:table-cell table:number-columns-repeated="1001"/>
          </table:table-row>
        </table:table-row-group>
        <table:table-row table:style-name="ro2">
          <table:table-cell table:style-name="ce10" office:value-type="string">
            <text:p>Списки</text:p>
          </table:table-cell>
          <table:table-cell table:style-name="ce21"/>
          <table:table-cell table:style-name="ce33"/>
          <table:table-cell table:style-name="ce40" office:value-type="float" office:value="6">
            <text:p>6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100"/>
          <table:table-cell table:style-name="ce109"/>
          <table:table-cell table:style-name="ce102"/>
          <table:table-cell table:style-name="ce118"/>
          <table:table-cell table:style-name="ce122"/>
          <table:table-cell table:style-name="ce125"/>
          <table:table-cell table:style-name="ce109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7" office:value-type="string">
              <text:p>Уровни структуры</text:p>
            </table:table-cell>
            <table:table-cell table:style-name="ce17" office:value-type="string">
              <text:p>1, 2, 3 уровни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6.1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 office:value-type="string">
              <text:p>Отступ удаляется</text:p>
            </table:table-cell>
            <table:table-cell table:style-name="ce88" office:value-type="string">
              <text:p>2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88]&gt;[.V88];[.U88]&gt;[.W88]);&quot;odt&quot;;IF(AND([.V88]&gt;[.U88];[.V88]&gt;[.W88]);&quot;doc&quot;;IF(AND([.W88]&gt;[.U88];[.W88]&gt;[.V88]);&quot;docx&quot;;&quot;all&quot;)))" office:value-type="string" office:string-value="all">
              <text:p>all</text:p>
            </table:table-cell>
            <table:table-cell table:formula="of:=[.I88]*[.C88]" office:value-type="float" office:value="20">
              <text:p>20</text:p>
            </table:table-cell>
            <table:table-cell table:formula="of:=[.N88]*[.C88]" office:value-type="float" office:value="30">
              <text:p>30</text:p>
            </table:table-cell>
            <table:table-cell table:formula="of:=[.S88]*[.C88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Маркированный список</text:p>
            </table:table-cell>
            <table:table-cell table:style-name="ce17" office:value-type="string">
              <text:p>Маркированный список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6.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 office:value-type="string">
              <text:p>Отступ не соответствует установленному</text:p>
            </table:table-cell>
            <table:table-cell table:style-name="ce88" office:value-type="string">
              <text:p>2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89]&gt;[.V89];[.U89]&gt;[.W89]);&quot;odt&quot;;IF(AND([.V89]&gt;[.U89];[.V89]&gt;[.W89]);&quot;doc&quot;;IF(AND([.W89]&gt;[.U89];[.W89]&gt;[.V89]);&quot;docx&quot;;&quot;all&quot;)))" office:value-type="string" office:string-value="all">
              <text:p>all</text:p>
            </table:table-cell>
            <table:table-cell table:formula="of:=[.I89]*[.C89]" office:value-type="float" office:value="20">
              <text:p>20</text:p>
            </table:table-cell>
            <table:table-cell table:formula="of:=[.N89]*[.C89]" office:value-type="float" office:value="30">
              <text:p>30</text:p>
            </table:table-cell>
            <table:table-cell table:formula="of:=[.S89]*[.C89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Нумерованный список</text:p>
            </table:table-cell>
            <table:table-cell table:style-name="ce17" office:value-type="string">
              <text:p>Нумерованный список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6.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 office:value-type="string">
              <text:p>Отступ не соответствует установленному</text:p>
            </table:table-cell>
            <table:table-cell table:style-name="ce88" office:value-type="string">
              <text:p>2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90]&gt;[.V90];[.U90]&gt;[.W90]);&quot;odt&quot;;IF(AND([.V90]&gt;[.U90];[.V90]&gt;[.W90]);&quot;doc&quot;;IF(AND([.W90]&gt;[.U90];[.W90]&gt;[.V90]);&quot;docx&quot;;&quot;all&quot;)))" office:value-type="string" office:string-value="all">
              <text:p>all</text:p>
            </table:table-cell>
            <table:table-cell table:formula="of:=[.I90]*[.C90]" office:value-type="float" office:value="20">
              <text:p>20</text:p>
            </table:table-cell>
            <table:table-cell table:formula="of:=[.N90]*[.C90]" office:value-type="float" office:value="30">
              <text:p>30</text:p>
            </table:table-cell>
            <table:table-cell table:formula="of:=[.S90]*[.C90]" office:value-type="float" office:value="30">
              <text:p>30</text:p>
            </table:table-cell>
            <table:table-cell table:number-columns-repeated="1001"/>
          </table:table-row>
        </table:table-row-group>
        <table:table-row table:style-name="ro2">
          <table:table-cell table:style-name="ce10" office:value-type="string">
            <text:p>Изображения</text:p>
          </table:table-cell>
          <table:table-cell table:style-name="ce21"/>
          <table:table-cell table:style-name="ce33"/>
          <table:table-cell table:style-name="ce40" office:value-type="float" office:value="7">
            <text:p>7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100"/>
          <table:table-cell table:style-name="ce109"/>
          <table:table-cell table:style-name="ce102"/>
          <table:table-cell table:style-name="ce118"/>
          <table:table-cell table:style-name="ce122"/>
          <table:table-cell table:style-name="ce125"/>
          <table:table-cell table:style-name="ce109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7" office:value-type="string">
              <text:p>Вставка изображения</text:p>
            </table:table-cell>
            <table:table-cell table:style-name="ce17" office:value-type="string">
              <text:p>Изображение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7.1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92]&gt;[.V92];[.U92]&gt;[.W92]);&quot;odt&quot;;IF(AND([.V92]&gt;[.U92];[.V92]&gt;[.W92]);&quot;doc&quot;;IF(AND([.W92]&gt;[.U92];[.W92]&gt;[.V92]);&quot;docx&quot;;&quot;all&quot;)))" office:value-type="string" office:string-value="all">
              <text:p>all</text:p>
            </table:table-cell>
            <table:table-cell table:formula="of:=[.I92]*[.C92]" office:value-type="float" office:value="30">
              <text:p>30</text:p>
            </table:table-cell>
            <table:table-cell table:formula="of:=[.N92]*[.C92]" office:value-type="float" office:value="30">
              <text:p>30</text:p>
            </table:table-cell>
            <table:table-cell table:formula="of:=[.S92]*[.C92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Расположение</text:p>
            </table:table-cell>
            <table:table-cell table:style-name="ce17" office:value-type="string">
              <text:p>Три изображения наложенных друг на друга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7.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false">
              <text:p>ЛОЖЬ</text:p>
            </table:table-cell>
            <table:table-cell table:style-name="ce76" office:value-type="string">
              <text:p>Порядок меняется на произвольный</text:p>
            </table:table-cell>
            <table:table-cell table:style-name="ce88" office:value-type="string">
              <text:p>1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93]&gt;[.V93];[.U93]&gt;[.W93]);&quot;odt&quot;;IF(AND([.V93]&gt;[.U93];[.V93]&gt;[.W93]);&quot;doc&quot;;IF(AND([.W93]&gt;[.U93];[.W93]&gt;[.V93]);&quot;docx&quot;;&quot;all&quot;)))" office:value-type="string" office:string-value="all">
              <text:p>all</text:p>
            </table:table-cell>
            <table:table-cell table:formula="of:=[.I93]*[.C93]" office:value-type="float" office:value="10">
              <text:p>10</text:p>
            </table:table-cell>
            <table:table-cell table:formula="of:=[.N93]*[.C93]" office:value-type="float" office:value="30">
              <text:p>30</text:p>
            </table:table-cell>
            <table:table-cell table:formula="of:=[.S93]*[.C93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7" office:value-type="string">
              <text:p>3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7.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94]&gt;[.V94];[.U94]&gt;[.W94]);&quot;odt&quot;;IF(AND([.V94]&gt;[.U94];[.V94]&gt;[.W94]);&quot;doc&quot;;IF(AND([.W94]&gt;[.U94];[.W94]&gt;[.V94]);&quot;docx&quot;;&quot;all&quot;)))" office:value-type="string" office:string-value="all">
              <text:p>all</text:p>
            </table:table-cell>
            <table:table-cell table:formula="of:=[.I94]*[.C94]" office:value-type="float" office:value="30">
              <text:p>30</text:p>
            </table:table-cell>
            <table:table-cell table:formula="of:=[.N94]*[.C94]" office:value-type="float" office:value="30">
              <text:p>30</text:p>
            </table:table-cell>
            <table:table-cell table:formula="of:=[.S94]*[.C94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7" office:value-type="string">
              <text:p>5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7.4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95]&gt;[.V95];[.U95]&gt;[.W95]);&quot;odt&quot;;IF(AND([.V95]&gt;[.U95];[.V95]&gt;[.W95]);&quot;doc&quot;;IF(AND([.W95]&gt;[.U95];[.W95]&gt;[.V95]);&quot;docx&quot;;&quot;all&quot;)))" office:value-type="string" office:string-value="all">
              <text:p>all</text:p>
            </table:table-cell>
            <table:table-cell table:formula="of:=[.I95]*[.C95]" office:value-type="float" office:value="30">
              <text:p>30</text:p>
            </table:table-cell>
            <table:table-cell table:formula="of:=[.N95]*[.C95]" office:value-type="float" office:value="30">
              <text:p>30</text:p>
            </table:table-cell>
            <table:table-cell table:formula="of:=[.S95]*[.C95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9" office:value-type="float" office:value="2">
              <text:p>2</text:p>
            </table:table-cell>
            <table:table-cell table:style-name="ce42" office:value-type="string">
              <text:p>7.5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false">
              <text:p>ЛОЖЬ</text:p>
            </table:table-cell>
            <table:table-cell table:style-name="ce79" office:value-type="string">
              <text:p>Параметр отсутствует</text:p>
            </table:table-cell>
            <table:table-cell table:style-name="ce89" office:value-type="string">
              <text:p>1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false">
              <text:p>ЛОЖЬ</text:p>
            </table:table-cell>
            <table:table-cell table:style-name="ce77" office:value-type="string">
              <text:p>Значение сбрасывается</text:p>
            </table:table-cell>
            <table:table-cell table:style-name="ce67" office:value-type="boolean" office:boolean-value="false">
              <text:p>ЛОЖЬ</text:p>
            </table:table-cell>
            <table:table-cell office:value-type="string">
              <text:p>Параметр отсутствует</text:p>
            </table:table-cell>
            <table:table-cell office:value-type="float" office:value="1">
              <text:p>1</text:p>
            </table:table-cell>
            <table:table-cell table:formula="of:=IF(AND([.U96]&gt;[.V96];[.U96]&gt;[.W96]);&quot;odt&quot;;IF(AND([.V96]&gt;[.U96];[.V96]&gt;[.W96]);&quot;doc&quot;;IF(AND([.W96]&gt;[.U96];[.W96]&gt;[.V96]);&quot;docx&quot;;&quot;all&quot;)))" office:value-type="string" office:string-value="doc">
              <text:p>doc</text:p>
            </table:table-cell>
            <table:table-cell table:formula="of:=[.I96]*[.C96]" office:value-type="float" office:value="2">
              <text:p>2</text:p>
            </table:table-cell>
            <table:table-cell table:formula="of:=[.N96]*[.C96]" office:value-type="float" office:value="6">
              <text:p>6</text:p>
            </table:table-cell>
            <table:table-cell table:formula="of:=[.S96]*[.C96]" office:value-type="float" office:value="2">
              <text:p>2</text:p>
            </table:table-cell>
            <table:table-cell table:number-columns-repeated="1001"/>
          </table:table-row>
          <table:table-row table:style-name="ro2">
            <table:table-cell table:style-name="ce4" office:value-type="string">
              <text:p>Привязка</text:p>
            </table:table-cell>
            <table:table-cell table:style-name="ce16"/>
            <table:table-cell table:style-name="ce28"/>
            <table:table-cell table:style-name="ce41" office:value-type="string">
              <text:p>7.6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8"/>
            <table:table-cell table:style-name="ce107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7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5" office:value-type="string">
                <text:p>К странице</text:p>
              </table:table-cell>
              <table:table-cell table:style-name="ce17" office:value-type="string">
                <text:p>К странице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7.6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Нет данного значения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Устанавливается привязка к символу</text:p>
              </table:table-cell>
              <table:table-cell table:style-name="ce66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Устанавливается привязка к символу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Нет данного значения. Установленное положение сохраняется</text:p>
              </table:table-cell>
              <table:table-cell office:value-type="float" office:value="1">
                <text:p>1</text:p>
              </table:table-cell>
              <table:table-cell table:formula="of:=IF(AND([.U98]&gt;[.V98];[.U98]&gt;[.W98]);&quot;odt&quot;;IF(AND([.V98]&gt;[.U98];[.V98]&gt;[.W98]);&quot;doc&quot;;IF(AND([.W98]&gt;[.U98];[.W98]&gt;[.V98]);&quot;docx&quot;;&quot;all&quot;)))" office:value-type="string" office:string-value="all">
                <text:p>all</text:p>
              </table:table-cell>
              <table:table-cell table:formula="of:=[.I98]*[.C98]" office:value-type="float" office:value="10">
                <text:p>10</text:p>
              </table:table-cell>
              <table:table-cell table:formula="of:=[.N98]*[.C98]" office:value-type="float" office:value="10">
                <text:p>10</text:p>
              </table:table-cell>
              <table:table-cell table:formula="of:=[.S98]*[.C98]" office:value-type="float" office:value="10">
                <text:p>1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К абзацу</text:p>
              </table:table-cell>
              <table:table-cell table:style-name="ce17" office:value-type="string">
                <text:p>К абзацу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7.6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Нет данного значения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Устанавливается привязка к символу</text:p>
              </table:table-cell>
              <table:table-cell table:style-name="ce66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Устанавливается привязка к символу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office:value-type="float" office:value="1">
                <text:p>1</text:p>
              </table:table-cell>
              <table:table-cell table:formula="of:=IF(AND([.U99]&gt;[.V99];[.U99]&gt;[.W99]);&quot;odt&quot;;IF(AND([.V99]&gt;[.U99];[.V99]&gt;[.W99]);&quot;doc&quot;;IF(AND([.W99]&gt;[.U99];[.W99]&gt;[.V99]);&quot;docx&quot;;&quot;all&quot;)))" office:value-type="string" office:string-value="all">
                <text:p>all</text:p>
              </table:table-cell>
              <table:table-cell table:formula="of:=[.I99]*[.C99]" office:value-type="float" office:value="10">
                <text:p>10</text:p>
              </table:table-cell>
              <table:table-cell table:formula="of:=[.N99]*[.C99]" office:value-type="float" office:value="10">
                <text:p>10</text:p>
              </table:table-cell>
              <table:table-cell table:formula="of:=[.S99]*[.C99]" office:value-type="float" office:value="10">
                <text:p>10</text:p>
              </table:table-cell>
              <table:table-cell table:number-columns-repeated="1001"/>
            </table:table-row>
            <table:table-row table:style-name="ro6">
              <table:table-cell table:style-name="ce5" office:value-type="string">
                <text:p>К символу</text:p>
              </table:table-cell>
              <table:table-cell table:style-name="ce17" office:value-type="string">
                <text:p>К символу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7.6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00]&gt;[.V100];[.U100]&gt;[.W100]);&quot;odt&quot;;IF(AND([.V100]&gt;[.U100];[.V100]&gt;[.W100]);&quot;doc&quot;;IF(AND([.W100]&gt;[.U100];[.W100]&gt;[.V100]);&quot;docx&quot;;&quot;all&quot;)))" office:value-type="string" office:string-value="all">
                <text:p>all</text:p>
              </table:table-cell>
              <table:table-cell table:formula="of:=[.I100]*[.C100]" office:value-type="float" office:value="30">
                <text:p>30</text:p>
              </table:table-cell>
              <table:table-cell table:formula="of:=[.N100]*[.C100]" office:value-type="float" office:value="30">
                <text:p>30</text:p>
              </table:table-cell>
              <table:table-cell table:formula="of:=[.S100]*[.C100]" office:value-type="float" office:value="30">
                <text:p>3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Как символ</text:p>
              </table:table-cell>
              <table:table-cell table:style-name="ce17" office:value-type="string">
                <text:p>Как символ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7.6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9" office:value-type="string">
                <text:p>Реализуется через Обтекание в тексте</text:p>
              </table:table-cell>
              <table:table-cell table:style-name="ce89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 office:value-type="string">
                <text:p>Реализуется через Обтекание в тексте</text:p>
              </table:table-cell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/>
              <table:table-cell table:style-name="ce67" office:value-type="boolean" office:boolean-value="true">
                <text:p>ИСТИНА</text:p>
              </table:table-cell>
              <table:table-cell office:value-type="string">
                <text:p>Реализуется через Обтекание в тексте</text:p>
              </table:table-cell>
              <table:table-cell office:value-type="float" office:value="3">
                <text:p>3</text:p>
              </table:table-cell>
              <table:table-cell table:formula="of:=IF(AND([.U101]&gt;[.V101];[.U101]&gt;[.W101]);&quot;odt&quot;;IF(AND([.V101]&gt;[.U101];[.V101]&gt;[.W101]);&quot;doc&quot;;IF(AND([.W101]&gt;[.U101];[.W101]&gt;[.V101]);&quot;docx&quot;;&quot;all&quot;)))" office:value-type="string" office:string-value="all">
                <text:p>all</text:p>
              </table:table-cell>
              <table:table-cell table:formula="of:=[.I101]*[.C101]" office:value-type="float" office:value="30">
                <text:p>30</text:p>
              </table:table-cell>
              <table:table-cell table:formula="of:=[.N101]*[.C101]" office:value-type="float" office:value="30">
                <text:p>30</text:p>
              </table:table-cell>
              <table:table-cell table:formula="of:=[.S101]*[.C101]" office:value-type="float" office:value="30">
                <text:p>30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4" office:value-type="string">
              <text:p>Обтекание</text:p>
            </table:table-cell>
            <table:table-cell table:style-name="ce16"/>
            <table:table-cell table:style-name="ce28"/>
            <table:table-cell table:style-name="ce41" office:value-type="string">
              <text:p>7.7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5" office:value-type="string">
                <text:p>Без обтекания</text:p>
              </table:table-cell>
              <table:table-cell table:style-name="Default" office:value-type="string">
                <text:p>Без обтекания</text:p>
              </table:table-cell>
              <table:table-cell table:style-name="ce35" office:value-type="float" office:value="10">
                <text:p>10</text:p>
              </table:table-cell>
              <table:table-cell table:style-name="ce42" office:value-type="string">
                <text:p>7.7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 office:value-type="string">
                <text:p>Изображение сдвигается</text:p>
              </table:table-cell>
              <table:table-cell table:style-name="ce67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office:value-type="float" office:value="2">
                <text:p>2</text:p>
              </table:table-cell>
              <table:table-cell table:formula="of:=IF(AND([.U103]&gt;[.V103];[.U103]&gt;[.W103]);&quot;odt&quot;;IF(AND([.V103]&gt;[.U103];[.V103]&gt;[.W103]);&quot;doc&quot;;IF(AND([.W103]&gt;[.U103];[.W103]&gt;[.V103]);&quot;docx&quot;;&quot;all&quot;)))" office:value-type="string" office:string-value="all">
                <text:p>all</text:p>
              </table:table-cell>
              <table:table-cell table:formula="of:=[.I103]*[.C103]" office:value-type="float" office:value="30">
                <text:p>30</text:p>
              </table:table-cell>
              <table:table-cell table:formula="of:=[.N103]*[.C103]" office:value-type="float" office:value="30">
                <text:p>30</text:p>
              </table:table-cell>
              <table:table-cell table:formula="of:=[.S103]*[.C103]" office:value-type="float" office:value="20">
                <text:p>2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Сквозное обтекание</text:p>
              </table:table-cell>
              <table:table-cell table:style-name="Default" office:value-type="string">
                <text:p>Сквозное обтекание</text:p>
              </table:table-cell>
              <table:table-cell table:style-name="ce35" office:value-type="float" office:value="10">
                <text:p>10</text:p>
              </table:table-cell>
              <table:table-cell table:style-name="ce42" office:value-type="string">
                <text:p>7.7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 office:value-type="string">
                <text:p>Изображение сдвигается</text:p>
              </table:table-cell>
              <table:table-cell table:style-name="ce67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office:value-type="float" office:value="2">
                <text:p>2</text:p>
              </table:table-cell>
              <table:table-cell table:formula="of:=IF(AND([.U104]&gt;[.V104];[.U104]&gt;[.W104]);&quot;odt&quot;;IF(AND([.V104]&gt;[.U104];[.V104]&gt;[.W104]);&quot;doc&quot;;IF(AND([.W104]&gt;[.U104];[.W104]&gt;[.V104]);&quot;docx&quot;;&quot;all&quot;)))" office:value-type="string" office:string-value="all">
                <text:p>all</text:p>
              </table:table-cell>
              <table:table-cell table:formula="of:=[.I104]*[.C104]" office:value-type="float" office:value="30">
                <text:p>30</text:p>
              </table:table-cell>
              <table:table-cell table:formula="of:=[.N104]*[.C104]" office:value-type="float" office:value="30">
                <text:p>30</text:p>
              </table:table-cell>
              <table:table-cell table:formula="of:=[.S104]*[.C104]" office:value-type="float" office:value="20">
                <text:p>2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По контуру</text:p>
              </table:table-cell>
              <table:table-cell table:style-name="Default" office:value-type="string">
                <text:p>По контуру</text:p>
              </table:table-cell>
              <table:table-cell table:style-name="ce35" office:value-type="float" office:value="10">
                <text:p>10</text:p>
              </table:table-cell>
              <table:table-cell table:style-name="ce42" office:value-type="string">
                <text:p>7.7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 office:value-type="string">
                <text:p>Изображение сдвигается</text:p>
              </table:table-cell>
              <table:table-cell table:style-name="ce67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office:value-type="float" office:value="2">
                <text:p>2</text:p>
              </table:table-cell>
              <table:table-cell table:formula="of:=IF(AND([.U105]&gt;[.V105];[.U105]&gt;[.W105]);&quot;odt&quot;;IF(AND([.V105]&gt;[.U105];[.V105]&gt;[.W105]);&quot;doc&quot;;IF(AND([.W105]&gt;[.U105];[.W105]&gt;[.V105]);&quot;docx&quot;;&quot;all&quot;)))" office:value-type="string" office:string-value="all">
                <text:p>all</text:p>
              </table:table-cell>
              <table:table-cell table:formula="of:=[.I105]*[.C105]" office:value-type="float" office:value="30">
                <text:p>30</text:p>
              </table:table-cell>
              <table:table-cell table:formula="of:=[.N105]*[.C105]" office:value-type="float" office:value="30">
                <text:p>30</text:p>
              </table:table-cell>
              <table:table-cell table:formula="of:=[.S105]*[.C105]" office:value-type="float" office:value="20">
                <text:p>20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Слева</text:p>
              </table:table-cell>
              <table:table-cell table:style-name="Default" office:value-type="string">
                <text:p>Слева</text:p>
              </table:table-cell>
              <table:table-cell table:style-name="ce35" office:value-type="float" office:value="10">
                <text:p>10</text:p>
              </table:table-cell>
              <table:table-cell table:style-name="ce42" office:value-type="string">
                <text:p>7.7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 в Оптимальное обтекание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Установлено значение Вокруг рамки</text:p>
              </table:table-cell>
              <table:table-cell office:value-type="float" office:value="1">
                <text:p>1</text:p>
              </table:table-cell>
              <table:table-cell table:formula="of:=IF(AND([.U106]&gt;[.V106];[.U106]&gt;[.W106]);&quot;odt&quot;;IF(AND([.V106]&gt;[.U106];[.V106]&gt;[.W106]);&quot;doc&quot;;IF(AND([.W106]&gt;[.U106];[.W106]&gt;[.V106]);&quot;docx&quot;;&quot;all&quot;)))" office:value-type="string" office:string-value="all">
                <text:p>all</text:p>
              </table:table-cell>
              <table:table-cell table:formula="of:=[.I106]*[.C106]" office:value-type="float" office:value="30">
                <text:p>30</text:p>
              </table:table-cell>
              <table:table-cell table:formula="of:=[.N106]*[.C106]" office:value-type="float" office:value="30">
                <text:p>30</text:p>
              </table:table-cell>
              <table:table-cell table:formula="of:=[.S106]*[.C106]" office:value-type="float" office:value="10">
                <text:p>10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Справа</text:p>
              </table:table-cell>
              <table:table-cell table:style-name="Default" office:value-type="string">
                <text:p>Справа</text:p>
              </table:table-cell>
              <table:table-cell table:style-name="ce35" office:value-type="float" office:value="10">
                <text:p>10</text:p>
              </table:table-cell>
              <table:table-cell table:style-name="ce42" office:value-type="string">
                <text:p>7.7.5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 в Оптимальное обтекание</text:p>
              </table:table-cell>
              <table:table-cell table:style-name="ce67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office:value-type="float" office:value="1">
                <text:p>1</text:p>
              </table:table-cell>
              <table:table-cell table:formula="of:=IF(AND([.U107]&gt;[.V107];[.U107]&gt;[.W107]);&quot;odt&quot;;IF(AND([.V107]&gt;[.U107];[.V107]&gt;[.W107]);&quot;doc&quot;;IF(AND([.W107]&gt;[.U107];[.W107]&gt;[.V107]);&quot;docx&quot;;&quot;all&quot;)))" office:value-type="string" office:string-value="all">
                <text:p>all</text:p>
              </table:table-cell>
              <table:table-cell table:formula="of:=[.I107]*[.C107]" office:value-type="float" office:value="30">
                <text:p>30</text:p>
              </table:table-cell>
              <table:table-cell table:formula="of:=[.N107]*[.C107]" office:value-type="float" office:value="30">
                <text:p>30</text:p>
              </table:table-cell>
              <table:table-cell table:formula="of:=[.S107]*[.C107]" office:value-type="float" office:value="10">
                <text:p>10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4" office:value-type="string">
              <text:p>Отступы</text:p>
            </table:table-cell>
            <table:table-cell table:style-name="ce16"/>
            <table:table-cell table:style-name="ce28"/>
            <table:table-cell table:style-name="ce41" office:value-type="string">
              <text:p>7.8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11" office:value-type="string">
                <text:p>Слева</text:p>
              </table:table-cell>
              <table:table-cell table:style-name="ce22" office:value-type="string">
                <text:p>2см</text:p>
              </table:table-cell>
              <table:table-cell table:style-name="ce34" office:value-type="float" office:value="5">
                <text:p>5</text:p>
              </table:table-cell>
              <table:table-cell table:style-name="ce42" office:value-type="string">
                <text:p>7.8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7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109]&gt;[.V109];[.U109]&gt;[.W109]);&quot;odt&quot;;IF(AND([.V109]&gt;[.U109];[.V109]&gt;[.W109]);&quot;doc&quot;;IF(AND([.W109]&gt;[.U109];[.W109]&gt;[.V109]);&quot;docx&quot;;&quot;all&quot;)))" office:value-type="string" office:string-value="doc">
                <text:p>doc</text:p>
              </table:table-cell>
              <table:table-cell table:formula="of:=[.I109]*[.C109]" office:value-type="float" office:value="5">
                <text:p>5</text:p>
              </table:table-cell>
              <table:table-cell table:formula="of:=[.N109]*[.C109]" office:value-type="float" office:value="15">
                <text:p>15</text:p>
              </table:table-cell>
              <table:table-cell table:formula="of:=[.S109]*[.C109]" office:value-type="float" office:value="5">
                <text:p>5</text:p>
              </table:table-cell>
              <table:table-cell table:number-columns-repeated="1001"/>
            </table:table-row>
            <table:table-row table:style-name="ro3">
              <table:table-cell table:style-name="ce11" office:value-type="string">
                <text:p>Справа</text:p>
              </table:table-cell>
              <table:table-cell table:style-name="ce22" office:value-type="string">
                <text:p>2см</text:p>
              </table:table-cell>
              <table:table-cell table:style-name="ce34" office:value-type="float" office:value="5">
                <text:p>5</text:p>
              </table:table-cell>
              <table:table-cell table:style-name="ce42" office:value-type="string">
                <text:p>7.8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7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110]&gt;[.V110];[.U110]&gt;[.W110]);&quot;odt&quot;;IF(AND([.V110]&gt;[.U110];[.V110]&gt;[.W110]);&quot;doc&quot;;IF(AND([.W110]&gt;[.U110];[.W110]&gt;[.V110]);&quot;docx&quot;;&quot;all&quot;)))" office:value-type="string" office:string-value="doc">
                <text:p>doc</text:p>
              </table:table-cell>
              <table:table-cell table:formula="of:=[.I110]*[.C110]" office:value-type="float" office:value="5">
                <text:p>5</text:p>
              </table:table-cell>
              <table:table-cell table:formula="of:=[.N110]*[.C110]" office:value-type="float" office:value="15">
                <text:p>15</text:p>
              </table:table-cell>
              <table:table-cell table:formula="of:=[.S110]*[.C110]" office:value-type="float" office:value="5">
                <text:p>5</text:p>
              </table:table-cell>
              <table:table-cell table:number-columns-repeated="1001"/>
            </table:table-row>
            <table:table-row table:style-name="ro3">
              <table:table-cell table:style-name="ce11" office:value-type="string">
                <text:p>Сверху</text:p>
              </table:table-cell>
              <table:table-cell table:style-name="ce22" office:value-type="string">
                <text:p>2см</text:p>
              </table:table-cell>
              <table:table-cell table:style-name="ce34" office:value-type="float" office:value="5">
                <text:p>5</text:p>
              </table:table-cell>
              <table:table-cell table:style-name="ce42" office:value-type="string">
                <text:p>7.8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7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111]&gt;[.V111];[.U111]&gt;[.W111]);&quot;odt&quot;;IF(AND([.V111]&gt;[.U111];[.V111]&gt;[.W111]);&quot;doc&quot;;IF(AND([.W111]&gt;[.U111];[.W111]&gt;[.V111]);&quot;docx&quot;;&quot;all&quot;)))" office:value-type="string" office:string-value="doc">
                <text:p>doc</text:p>
              </table:table-cell>
              <table:table-cell table:formula="of:=[.I111]*[.C111]" office:value-type="float" office:value="5">
                <text:p>5</text:p>
              </table:table-cell>
              <table:table-cell table:formula="of:=[.N111]*[.C111]" office:value-type="float" office:value="15">
                <text:p>15</text:p>
              </table:table-cell>
              <table:table-cell table:formula="of:=[.S111]*[.C111]" office:value-type="float" office:value="5">
                <text:p>5</text:p>
              </table:table-cell>
              <table:table-cell table:number-columns-repeated="1001"/>
            </table:table-row>
            <table:table-row table:style-name="ro3">
              <table:table-cell table:style-name="ce11" office:value-type="string">
                <text:p>Снизу</text:p>
              </table:table-cell>
              <table:table-cell table:style-name="ce22" office:value-type="string">
                <text:p>2см</text:p>
              </table:table-cell>
              <table:table-cell table:style-name="ce34" office:value-type="float" office:value="5">
                <text:p>5</text:p>
              </table:table-cell>
              <table:table-cell table:style-name="ce42" office:value-type="string">
                <text:p>7.8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7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112]&gt;[.V112];[.U112]&gt;[.W112]);&quot;odt&quot;;IF(AND([.V112]&gt;[.U112];[.V112]&gt;[.W112]);&quot;doc&quot;;IF(AND([.W112]&gt;[.U112];[.W112]&gt;[.V112]);&quot;docx&quot;;&quot;all&quot;)))" office:value-type="string" office:string-value="doc">
                <text:p>doc</text:p>
              </table:table-cell>
              <table:table-cell table:formula="of:=[.I112]*[.C112]" office:value-type="float" office:value="5">
                <text:p>5</text:p>
              </table:table-cell>
              <table:table-cell table:formula="of:=[.N112]*[.C112]" office:value-type="float" office:value="15">
                <text:p>15</text:p>
              </table:table-cell>
              <table:table-cell table:formula="of:=[.S112]*[.C112]" office:value-type="float" office:value="5">
                <text:p>5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4" office:value-type="string">
              <text:p>Выравнивание</text:p>
            </table:table-cell>
            <table:table-cell table:style-name="ce16"/>
            <table:table-cell table:style-name="ce28"/>
            <table:table-cell table:style-name="ce41" office:value-type="string">
              <text:p>7.9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5">
              <table:table-cell table:style-name="ce5" office:value-type="string">
                <text:p>По левому краю</text:p>
              </table:table-cell>
              <table:table-cell table:style-name="Default" office:value-type="string">
                <text:p>По левому краю</text:p>
              </table:table-cell>
              <table:table-cell table:style-name="ce35" office:value-type="float" office:value="4">
                <text:p>4</text:p>
              </table:table-cell>
              <table:table-cell table:style-name="ce42" office:value-type="string">
                <text:p>7.9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Необходимо перед выравниванием установить привязку к абзацу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14]&gt;[.V114];[.U114]&gt;[.W114]);&quot;odt&quot;;IF(AND([.V114]&gt;[.U114];[.V114]&gt;[.W114]);&quot;doc&quot;;IF(AND([.W114]&gt;[.U114];[.W114]&gt;[.V114]);&quot;docx&quot;;&quot;all&quot;)))" office:value-type="string" office:string-value="all">
                <text:p>all</text:p>
              </table:table-cell>
              <table:table-cell table:formula="of:=[.I114]*[.C114]" office:value-type="float" office:value="12">
                <text:p>12</text:p>
              </table:table-cell>
              <table:table-cell table:formula="of:=[.N114]*[.C114]" office:value-type="float" office:value="12">
                <text:p>12</text:p>
              </table:table-cell>
              <table:table-cell table:formula="of:=[.S114]*[.C114]" office:value-type="float" office:value="12">
                <text:p>12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По правому краю</text:p>
              </table:table-cell>
              <table:table-cell table:style-name="Default" office:value-type="string">
                <text:p>По правому краю</text:p>
              </table:table-cell>
              <table:table-cell table:style-name="ce35" office:value-type="float" office:value="4">
                <text:p>4</text:p>
              </table:table-cell>
              <table:table-cell table:style-name="ce42" office:value-type="string">
                <text:p>7.9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Необходимо перед выравниванием установить привязку к абзацу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15]&gt;[.V115];[.U115]&gt;[.W115]);&quot;odt&quot;;IF(AND([.V115]&gt;[.U115];[.V115]&gt;[.W115]);&quot;doc&quot;;IF(AND([.W115]&gt;[.U115];[.W115]&gt;[.V115]);&quot;docx&quot;;&quot;all&quot;)))" office:value-type="string" office:string-value="all">
                <text:p>all</text:p>
              </table:table-cell>
              <table:table-cell table:formula="of:=[.I115]*[.C115]" office:value-type="float" office:value="12">
                <text:p>12</text:p>
              </table:table-cell>
              <table:table-cell table:formula="of:=[.N115]*[.C115]" office:value-type="float" office:value="12">
                <text:p>12</text:p>
              </table:table-cell>
              <table:table-cell table:formula="of:=[.S115]*[.C115]" office:value-type="float" office:value="12">
                <text:p>12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По центру</text:p>
              </table:table-cell>
              <table:table-cell table:style-name="Default" office:value-type="string">
                <text:p>По центру</text:p>
              </table:table-cell>
              <table:table-cell table:style-name="ce35" office:value-type="float" office:value="4">
                <text:p>4</text:p>
              </table:table-cell>
              <table:table-cell table:style-name="ce42" office:value-type="string">
                <text:p>7.9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Необходимо перед выравниванием установить привязку к абзацу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16]&gt;[.V116];[.U116]&gt;[.W116]);&quot;odt&quot;;IF(AND([.V116]&gt;[.U116];[.V116]&gt;[.W116]);&quot;doc&quot;;IF(AND([.W116]&gt;[.U116];[.W116]&gt;[.V116]);&quot;docx&quot;;&quot;all&quot;)))" office:value-type="string" office:string-value="all">
                <text:p>all</text:p>
              </table:table-cell>
              <table:table-cell table:formula="of:=[.I116]*[.C116]" office:value-type="float" office:value="12">
                <text:p>12</text:p>
              </table:table-cell>
              <table:table-cell table:formula="of:=[.N116]*[.C116]" office:value-type="float" office:value="12">
                <text:p>12</text:p>
              </table:table-cell>
              <table:table-cell table:formula="of:=[.S116]*[.C116]" office:value-type="float" office:value="12">
                <text:p>12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По верхнему краю</text:p>
              </table:table-cell>
              <table:table-cell table:style-name="Default" office:value-type="string">
                <text:p>По верхнему краю</text:p>
              </table:table-cell>
              <table:table-cell table:style-name="ce35" office:value-type="float" office:value="4">
                <text:p>4</text:p>
              </table:table-cell>
              <table:table-cell table:style-name="ce42" office:value-type="string">
                <text:p>7.9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Необходимо перед выравниванием установить привязку к абзацу</text:p>
              </table:table-cell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17]&gt;[.V117];[.U117]&gt;[.W117]);&quot;odt&quot;;IF(AND([.V117]&gt;[.U117];[.V117]&gt;[.W117]);&quot;doc&quot;;IF(AND([.W117]&gt;[.U117];[.W117]&gt;[.V117]);&quot;docx&quot;;&quot;all&quot;)))" office:value-type="string" office:string-value="all">
                <text:p>all</text:p>
              </table:table-cell>
              <table:table-cell table:formula="of:=[.I117]*[.C117]" office:value-type="float" office:value="12">
                <text:p>12</text:p>
              </table:table-cell>
              <table:table-cell table:formula="of:=[.N117]*[.C117]" office:value-type="float" office:value="12">
                <text:p>12</text:p>
              </table:table-cell>
              <table:table-cell table:formula="of:=[.S117]*[.C117]" office:value-type="float" office:value="12">
                <text:p>12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По нижнему краю</text:p>
              </table:table-cell>
              <table:table-cell table:style-name="Default" office:value-type="string">
                <text:p>По нижнему краю</text:p>
              </table:table-cell>
              <table:table-cell table:style-name="ce35" office:value-type="float" office:value="4">
                <text:p>4</text:p>
              </table:table-cell>
              <table:table-cell table:style-name="ce42" office:value-type="string">
                <text:p>7.9.5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Необходимо перед выравниванием установить привязку к абзацу</text:p>
              </table:table-cell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18]&gt;[.V118];[.U118]&gt;[.W118]);&quot;odt&quot;;IF(AND([.V118]&gt;[.U118];[.V118]&gt;[.W118]);&quot;doc&quot;;IF(AND([.W118]&gt;[.U118];[.W118]&gt;[.V118]);&quot;docx&quot;;&quot;all&quot;)))" office:value-type="string" office:string-value="all">
                <text:p>all</text:p>
              </table:table-cell>
              <table:table-cell table:formula="of:=[.I118]*[.C118]" office:value-type="float" office:value="12">
                <text:p>12</text:p>
              </table:table-cell>
              <table:table-cell table:formula="of:=[.N118]*[.C118]" office:value-type="float" office:value="12">
                <text:p>12</text:p>
              </table:table-cell>
              <table:table-cell table:formula="of:=[.S118]*[.C118]" office:value-type="float" office:value="12">
                <text:p>12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По середине</text:p>
              </table:table-cell>
              <table:table-cell table:style-name="Default" office:value-type="string">
                <text:p>По середине</text:p>
              </table:table-cell>
              <table:table-cell table:style-name="ce35" office:value-type="float" office:value="4">
                <text:p>4</text:p>
              </table:table-cell>
              <table:table-cell table:style-name="ce42" office:value-type="string">
                <text:p>7.9.6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Необходимо перед выравниванием установить привязку к абзацу</text:p>
              </table:table-cell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19]&gt;[.V119];[.U119]&gt;[.W119]);&quot;odt&quot;;IF(AND([.V119]&gt;[.U119];[.V119]&gt;[.W119]);&quot;doc&quot;;IF(AND([.W119]&gt;[.U119];[.W119]&gt;[.V119]);&quot;docx&quot;;&quot;all&quot;)))" office:value-type="string" office:string-value="all">
                <text:p>all</text:p>
              </table:table-cell>
              <table:table-cell table:formula="of:=[.I119]*[.C119]" office:value-type="float" office:value="12">
                <text:p>12</text:p>
              </table:table-cell>
              <table:table-cell table:formula="of:=[.N119]*[.C119]" office:value-type="float" office:value="12">
                <text:p>12</text:p>
              </table:table-cell>
              <table:table-cell table:formula="of:=[.S119]*[.C119]" office:value-type="float" office:value="12">
                <text:p>12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12" office:value-type="string">
              <text:p>Название</text:p>
            </table:table-cell>
            <table:table-cell table:style-name="ce23"/>
            <table:table-cell table:style-name="ce36"/>
            <table:table-cell table:style-name="ce44" office:value-type="string">
              <text:p>7.10</text:p>
            </table:table-cell>
            <table:table-cell table:style-name="ce51"/>
            <table:table-cell table:style-name="ce59"/>
            <table:table-cell table:style-name="ce69"/>
            <table:table-cell table:style-name="ce81"/>
            <table:table-cell table:style-name="ce93"/>
            <table:table-cell table:style-name="ce101"/>
            <table:table-cell table:style-name="ce110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10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5">
              <table:table-cell table:style-name="ce5" office:value-type="string">
                <text:p>Текст</text:p>
              </table:table-cell>
              <table:table-cell table:style-name="ce17" office:value-type="string">
                <text:p>Test</text:p>
              </table:table-cell>
              <table:table-cell table:style-name="ce29" office:value-type="float" office:value="6">
                <text:p>6</text:p>
              </table:table-cell>
              <table:table-cell table:style-name="ce42" office:value-type="string">
                <text:p>7.10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6" office:value-type="string">
                <text:p>Вставляется как текст справа от изображения</text:p>
              </table:table-cell>
              <table:table-cell table:style-name="ce88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Сохраняется в виде текста. Нумерация не выставляется</text:p>
              </table:table-cell>
              <table:table-cell table:style-name="ce67" office:value-type="boolean" office:boolean-value="true">
                <text:p>ИСТИНА</text:p>
              </table:table-cell>
              <table:table-cell table:style-name="ce76" office:value-type="string">
                <text:p>Вставляется как текст над изображением</text:p>
              </table:table-cell>
              <table:table-cell office:value-type="float" office:value="2">
                <text:p>2</text:p>
              </table:table-cell>
              <table:table-cell table:formula="of:=IF(AND([.U121]&gt;[.V121];[.U121]&gt;[.W121]);&quot;odt&quot;;IF(AND([.V121]&gt;[.U121];[.V121]&gt;[.W121]);&quot;doc&quot;;IF(AND([.W121]&gt;[.U121];[.W121]&gt;[.V121]);&quot;docx&quot;;&quot;all&quot;)))" office:value-type="string" office:string-value="doc">
                <text:p>doc</text:p>
              </table:table-cell>
              <table:table-cell table:formula="of:=[.I121]*[.C121]" office:value-type="float" office:value="6">
                <text:p>6</text:p>
              </table:table-cell>
              <table:table-cell table:formula="of:=[.N121]*[.C121]" office:value-type="float" office:value="18">
                <text:p>18</text:p>
              </table:table-cell>
              <table:table-cell table:formula="of:=[.S121]*[.C121]" office:value-type="float" office:value="12">
                <text:p>12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Категория</text:p>
              </table:table-cell>
              <table:table-cell table:style-name="ce17" office:value-type="string">
                <text:p>Рисунок</text:p>
              </table:table-cell>
              <table:table-cell table:style-name="ce29" office:value-type="float" office:value="4">
                <text:p>4</text:p>
              </table:table-cell>
              <table:table-cell table:style-name="ce42" office:value-type="string">
                <text:p>7.10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Сохраняется в виде текста. Нумерация не выставляется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2">
                <text:p>2</text:p>
              </table:table-cell>
              <table:table-cell table:formula="of:=IF(AND([.U122]&gt;[.V122];[.U122]&gt;[.W122]);&quot;odt&quot;;IF(AND([.V122]&gt;[.U122];[.V122]&gt;[.W122]);&quot;doc&quot;;IF(AND([.W122]&gt;[.U122];[.W122]&gt;[.V122]);&quot;docx&quot;;&quot;all&quot;)))" office:value-type="string" office:string-value="all">
                <text:p>all</text:p>
              </table:table-cell>
              <table:table-cell table:formula="of:=[.I122]*[.C122]" office:value-type="float" office:value="12">
                <text:p>12</text:p>
              </table:table-cell>
              <table:table-cell table:formula="of:=[.N122]*[.C122]" office:value-type="float" office:value="12">
                <text:p>12</text:p>
              </table:table-cell>
              <table:table-cell table:formula="of:=[.S122]*[.C122]" office:value-type="float" office:value="8">
                <text:p>8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Нумерация</text:p>
              </table:table-cell>
              <table:table-cell table:style-name="ce17" office:value-type="string">
                <text:p>AB</text:p>
              </table:table-cell>
              <table:table-cell table:style-name="ce29" office:value-type="float" office:value="4">
                <text:p>4</text:p>
              </table:table-cell>
              <table:table-cell table:style-name="ce42" office:value-type="string">
                <text:p>7.10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 office:value-type="string">
                <text:p>Реализуется как текст</text:p>
              </table:table-cell>
              <table:table-cell table:style-name="ce88" office:value-type="string">
                <text:p>2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Устанавливается числовая нумерация</text:p>
              </table:table-cell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Нумерация не выставляется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1">
                <text:p>1</text:p>
              </table:table-cell>
              <table:table-cell table:formula="of:=IF(AND([.U123]&gt;[.V123];[.U123]&gt;[.W123]);&quot;odt&quot;;IF(AND([.V123]&gt;[.U123];[.V123]&gt;[.W123]);&quot;doc&quot;;IF(AND([.W123]&gt;[.U123];[.W123]&gt;[.V123]);&quot;docx&quot;;&quot;all&quot;)))" office:value-type="string" office:string-value="odt">
                <text:p>odt</text:p>
              </table:table-cell>
              <table:table-cell table:formula="of:=[.I123]*[.C123]" office:value-type="float" office:value="8">
                <text:p>8</text:p>
              </table:table-cell>
              <table:table-cell table:formula="of:=[.N123]*[.C123]" office:value-type="float" office:value="4">
                <text:p>4</text:p>
              </table:table-cell>
              <table:table-cell table:formula="of:=[.S123]*[.C123]" office:value-type="float" office:value="4">
                <text:p>4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Разделитель</text:p>
              </table:table-cell>
              <table:table-cell table:style-name="ce17" office:value-type="string">
                <text:p>. </text:p>
              </table:table-cell>
              <table:table-cell table:style-name="ce29" office:value-type="float" office:value="5">
                <text:p>5</text:p>
              </table:table-cell>
              <table:table-cell table:style-name="ce42" office:value-type="string">
                <text:p>7.10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Нумерация не выставляется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2">
                <text:p>2</text:p>
              </table:table-cell>
              <table:table-cell table:formula="of:=IF(AND([.U124]&gt;[.V124];[.U124]&gt;[.W124]);&quot;odt&quot;;IF(AND([.V124]&gt;[.U124];[.V124]&gt;[.W124]);&quot;doc&quot;;IF(AND([.W124]&gt;[.U124];[.W124]&gt;[.V124]);&quot;docx&quot;;&quot;all&quot;)))" office:value-type="string" office:string-value="all">
                <text:p>all</text:p>
              </table:table-cell>
              <table:table-cell table:formula="of:=[.I124]*[.C124]" office:value-type="float" office:value="15">
                <text:p>15</text:p>
              </table:table-cell>
              <table:table-cell table:formula="of:=[.N124]*[.C124]" office:value-type="float" office:value="15">
                <text:p>15</text:p>
              </table:table-cell>
              <table:table-cell table:formula="of:=[.S124]*[.C124]" office:value-type="float" office:value="10">
                <text:p>10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/>
            <table:table-cell table:style-name="ce41" office:value-type="string">
              <text:p>7.11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9" office:value-type="string">
                <text:p>Сплошная</text:p>
              </table:table-cell>
              <table:table-cell table:style-name="ce31" office:value-type="float" office:value="2">
                <text:p>2</text:p>
              </table:table-cell>
              <table:table-cell table:style-name="ce42" office:value-type="string">
                <text:p>7.11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Обрамл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Границы отсутствуют</text:p>
              </table:table-cell>
              <table:table-cell office:value-type="float" office:value="1">
                <text:p>1</text:p>
              </table:table-cell>
              <table:table-cell table:formula="of:=IF(AND([.U126]&gt;[.V126];[.U126]&gt;[.W126]);&quot;odt&quot;;IF(AND([.V126]&gt;[.U126];[.V126]&gt;[.W126]);&quot;doc&quot;;IF(AND([.W126]&gt;[.U126];[.W126]&gt;[.V126]);&quot;docx&quot;;&quot;all&quot;)))" office:value-type="string" office:string-value="all">
                <text:p>all</text:p>
              </table:table-cell>
              <table:table-cell table:formula="of:=[.I126]*[.C126]" office:value-type="float" office:value="6">
                <text:p>6</text:p>
              </table:table-cell>
              <table:table-cell table:formula="of:=[.N126]*[.C126]" office:value-type="float" office:value="6">
                <text:p>6</text:p>
              </table:table-cell>
              <table:table-cell table:formula="of:=[.S126]*[.C126]" office:value-type="float" office:value="2">
                <text:p>2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1">
                <text:p>1</text:p>
              </table:table-cell>
              <table:table-cell table:style-name="ce42" office:value-type="string">
                <text:p>7.11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127]&gt;[.V127];[.U127]&gt;[.W127]);&quot;odt&quot;;IF(AND([.V127]&gt;[.U127];[.V127]&gt;[.W127]);&quot;doc&quot;;IF(AND([.W127]&gt;[.U127];[.W127]&gt;[.V127]);&quot;docx&quot;;&quot;all&quot;)))" office:value-type="string" office:string-value="all">
                <text:p>all</text:p>
              </table:table-cell>
              <table:table-cell table:formula="of:=[.I127]*[.C127]" office:value-type="float" office:value="1">
                <text:p>1</text:p>
              </table:table-cell>
              <table:table-cell table:formula="of:=[.N127]*[.C127]" office:value-type="float" office:value="1">
                <text:p>1</text:p>
              </table:table-cell>
              <table:table-cell table:formula="of:=[.S127]*[.C127]" office:value-type="float" office:value="1">
                <text:p>1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1">
                <text:p>1</text:p>
              </table:table-cell>
              <table:table-cell table:style-name="ce42" office:value-type="string">
                <text:p>7.11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128]&gt;[.V128];[.U128]&gt;[.W128]);&quot;odt&quot;;IF(AND([.V128]&gt;[.U128];[.V128]&gt;[.W128]);&quot;doc&quot;;IF(AND([.W128]&gt;[.U128];[.W128]&gt;[.V128]);&quot;docx&quot;;&quot;all&quot;)))" office:value-type="string" office:string-value="all">
                <text:p>all</text:p>
              </table:table-cell>
              <table:table-cell table:formula="of:=[.I128]*[.C128]" office:value-type="float" office:value="1">
                <text:p>1</text:p>
              </table:table-cell>
              <table:table-cell table:formula="of:=[.N128]*[.C128]" office:value-type="float" office:value="1">
                <text:p>1</text:p>
              </table:table-cell>
              <table:table-cell table:formula="of:=[.S128]*[.C128]" office:value-type="float" office:value="1">
                <text:p>1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1">
                <text:p>1</text:p>
              </table:table-cell>
              <table:table-cell table:style-name="ce42" office:value-type="string">
                <text:p>7.11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129]&gt;[.V129];[.U129]&gt;[.W129]);&quot;odt&quot;;IF(AND([.V129]&gt;[.U129];[.V129]&gt;[.W129]);&quot;doc&quot;;IF(AND([.W129]&gt;[.U129];[.W129]&gt;[.V129]);&quot;docx&quot;;&quot;all&quot;)))" office:value-type="string" office:string-value="all">
                <text:p>all</text:p>
              </table:table-cell>
              <table:table-cell table:formula="of:=[.I129]*[.C129]" office:value-type="float" office:value="1">
                <text:p>1</text:p>
              </table:table-cell>
              <table:table-cell table:formula="of:=[.N129]*[.C129]" office:value-type="float" office:value="1">
                <text:p>1</text:p>
              </table:table-cell>
              <table:table-cell table:formula="of:=[.S129]*[.C129]" office:value-type="float" office:value="1">
                <text:p>1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2.05см</text:p>
              </table:table-cell>
              <table:table-cell table:style-name="ce29" office:value-type="float" office:value="1">
                <text:p>1</text:p>
              </table:table-cell>
              <table:table-cell table:style-name="ce42" office:value-type="string">
                <text:p>7.11.5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Параметр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office:value-type="float" office:value="1">
                <text:p>1</text:p>
              </table:table-cell>
              <table:table-cell table:formula="of:=IF(AND([.U130]&gt;[.V130];[.U130]&gt;[.W130]);&quot;odt&quot;;IF(AND([.V130]&gt;[.U130];[.V130]&gt;[.W130]);&quot;doc&quot;;IF(AND([.W130]&gt;[.U130];[.W130]&gt;[.V130]);&quot;docx&quot;;&quot;all&quot;)))" office:value-type="string" office:string-value="all">
                <text:p>all</text:p>
              </table:table-cell>
              <table:table-cell table:formula="of:=[.I130]*[.C130]" office:value-type="float" office:value="1">
                <text:p>1</text:p>
              </table:table-cell>
              <table:table-cell table:formula="of:=[.N130]*[.C130]" office:value-type="float" office:value="1">
                <text:p>1</text:p>
              </table:table-cell>
              <table:table-cell table:formula="of:=[.S130]*[.C130]" office:value-type="float" office:value="1">
                <text:p>1</text:p>
              </table:table-cell>
              <table:table-cell table:number-columns-repeated="1001"/>
            </table:table-row>
          </table:table-row-group>
        </table:table-row-group>
        <table:table-row table:style-name="ro2">
          <table:table-cell table:style-name="ce10" office:value-type="string">
            <text:p>Таблицы</text:p>
          </table:table-cell>
          <table:table-cell table:style-name="ce21"/>
          <table:table-cell table:style-name="ce33"/>
          <table:table-cell table:style-name="ce40" office:value-type="float" office:value="8">
            <text:p>8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100"/>
          <table:table-cell table:style-name="ce109"/>
          <table:table-cell table:style-name="ce102"/>
          <table:table-cell table:style-name="ce118"/>
          <table:table-cell table:style-name="ce122"/>
          <table:table-cell table:style-name="ce125"/>
          <table:table-cell table:style-name="ce109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7" office:value-type="string">
              <text:p>Таблица</text:p>
            </table:table-cell>
            <table:table-cell table:style-name="ce17" office:value-type="string">
              <text:p>4 строки, 4 колонки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8.1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 office:value-type="string">
              <text:p>Границы изменяются случайным образом</text:p>
            </table:table-cell>
            <table:table-cell table:style-name="ce67" office:value-type="boolean" office:boolean-value="true">
              <text:p>ИСТИНА</text:p>
            </table:table-cell>
            <table:table-cell office:value-type="string">
              <text:p>Высота таблицы немного съезжает</text:p>
            </table:table-cell>
            <table:table-cell office:value-type="float" office:value="2">
              <text:p>2</text:p>
            </table:table-cell>
            <table:table-cell table:formula="of:=IF(AND([.U132]&gt;[.V132];[.U132]&gt;[.W132]);&quot;odt&quot;;IF(AND([.V132]&gt;[.U132];[.V132]&gt;[.W132]);&quot;doc&quot;;IF(AND([.W132]&gt;[.U132];[.W132]&gt;[.V132]);&quot;docx&quot;;&quot;all&quot;)))" office:value-type="string" office:string-value="all">
              <text:p>all</text:p>
            </table:table-cell>
            <table:table-cell table:formula="of:=[.I132]*[.C132]" office:value-type="float" office:value="30">
              <text:p>30</text:p>
            </table:table-cell>
            <table:table-cell table:formula="of:=[.N132]*[.C132]" office:value-type="float" office:value="30">
              <text:p>30</text:p>
            </table:table-cell>
            <table:table-cell table:formula="of:=[.S132]*[.C132]" office:value-type="float" office:value="20">
              <text:p>20</text:p>
            </table:table-cell>
            <table:table-cell table:number-columns-repeated="1001"/>
          </table:table-row>
          <table:table-row table:style-name="ro5">
            <table:table-cell table:style-name="ce7" office:value-type="string">
              <text:p>Объединение ячеек</text:p>
            </table:table-cell>
            <table:table-cell table:style-name="ce17" office:value-type="string">
              <text:p>Смешанная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8.2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false">
              <text:p>ЛОЖЬ</text:p>
            </table:table-cell>
            <table:table-cell table:style-name="ce77" office:value-type="string">
              <text:p>Сбивается случайным образом. Так же сбиваются границы</text:p>
            </table:table-cell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1">
              <text:p>1</text:p>
            </table:table-cell>
            <table:table-cell table:formula="of:=IF(AND([.U133]&gt;[.V133];[.U133]&gt;[.W133]);&quot;odt&quot;;IF(AND([.V133]&gt;[.U133];[.V133]&gt;[.W133]);&quot;doc&quot;;IF(AND([.W133]&gt;[.U133];[.W133]&gt;[.V133]);&quot;docx&quot;;&quot;all&quot;)))" office:value-type="string" office:string-value="all">
              <text:p>all</text:p>
            </table:table-cell>
            <table:table-cell table:formula="of:=[.I133]*[.C133]" office:value-type="float" office:value="30">
              <text:p>30</text:p>
            </table:table-cell>
            <table:table-cell table:formula="of:=[.N133]*[.C133]" office:value-type="float" office:value="30">
              <text:p>30</text:p>
            </table:table-cell>
            <table:table-cell table:formula="of:=[.S133]*[.C133]" office:value-type="float" office:value="10">
              <text:p>1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Повторять заголовок</text:p>
            </table:table-cell>
            <table:table-cell table:style-name="Default" office:value-type="string">
              <text:p>Повторять заголовок</text:p>
            </table:table-cell>
            <table:table-cell table:style-name="ce35" office:value-type="float" office:value="10">
              <text:p>10</text:p>
            </table:table-cell>
            <table:table-cell table:style-name="ce42" office:value-type="string">
              <text:p>8.4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34]&gt;[.V134];[.U134]&gt;[.W134]);&quot;odt&quot;;IF(AND([.V134]&gt;[.U134];[.V134]&gt;[.W134]);&quot;doc&quot;;IF(AND([.W134]&gt;[.U134];[.W134]&gt;[.V134]);&quot;docx&quot;;&quot;all&quot;)))" office:value-type="string" office:string-value="all">
              <text:p>all</text:p>
            </table:table-cell>
            <table:table-cell table:formula="of:=[.I134]*[.C134]" office:value-type="float" office:value="30">
              <text:p>30</text:p>
            </table:table-cell>
            <table:table-cell table:formula="of:=[.N134]*[.C134]" office:value-type="float" office:value="30">
              <text:p>30</text:p>
            </table:table-cell>
            <table:table-cell table:formula="of:=[.S134]*[.C134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Ширина столбцов</text:p>
            </table:table-cell>
            <table:table-cell table:style-name="ce17" office:value-type="string">
              <text:p>3см, 5см, 9см</text:p>
            </table:table-cell>
            <table:table-cell table:style-name="ce29" office:value-type="float" office:value="10">
              <text:p>10</text:p>
            </table:table-cell>
            <table:table-cell table:style-name="ce42" office:value-type="string">
              <text:p>8.6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35]&gt;[.V135];[.U135]&gt;[.W135]);&quot;odt&quot;;IF(AND([.V135]&gt;[.U135];[.V135]&gt;[.W135]);&quot;doc&quot;;IF(AND([.W135]&gt;[.U135];[.W135]&gt;[.V135]);&quot;docx&quot;;&quot;all&quot;)))" office:value-type="string" office:string-value="all">
              <text:p>all</text:p>
            </table:table-cell>
            <table:table-cell table:formula="of:=[.I135]*[.C135]" office:value-type="float" office:value="30">
              <text:p>30</text:p>
            </table:table-cell>
            <table:table-cell table:formula="of:=[.N135]*[.C135]" office:value-type="float" office:value="30">
              <text:p>30</text:p>
            </table:table-cell>
            <table:table-cell table:formula="of:=[.S135]*[.C135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7" office:value-type="string">
              <text:p>Красный</text:p>
            </table:table-cell>
            <table:table-cell table:style-name="ce29" office:value-type="float" office:value="4">
              <text:p>4</text:p>
            </table:table-cell>
            <table:table-cell table:style-name="ce42" office:value-type="string">
              <text:p>8.7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6"/>
            <table:table-cell table:style-name="ce88"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table:style-name="ce77"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77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36]&gt;[.V136];[.U136]&gt;[.W136]);&quot;odt&quot;;IF(AND([.V136]&gt;[.U136];[.V136]&gt;[.W136]);&quot;doc&quot;;IF(AND([.W136]&gt;[.U136];[.W136]&gt;[.V136]);&quot;docx&quot;;&quot;all&quot;)))" office:value-type="string" office:string-value="all">
              <text:p>all</text:p>
            </table:table-cell>
            <table:table-cell table:formula="of:=[.I136]*[.C136]" office:value-type="float" office:value="12">
              <text:p>12</text:p>
            </table:table-cell>
            <table:table-cell table:formula="of:=[.N136]*[.C136]" office:value-type="float" office:value="12">
              <text:p>12</text:p>
            </table:table-cell>
            <table:table-cell table:formula="of:=[.S136]*[.C136]" office:value-type="float" office:value="12">
              <text:p>12</text:p>
            </table:table-cell>
            <table:table-cell table:number-columns-repeated="1001"/>
          </table:table-row>
          <table:table-row table:style-name="ro2">
            <table:table-cell table:style-name="ce4" office:value-type="string">
              <text:p>Интервал</text:p>
            </table:table-cell>
            <table:table-cell table:style-name="ce16"/>
            <table:table-cell table:style-name="ce28"/>
            <table:table-cell table:style-name="ce41" office:value-type="string">
              <text:p>8.8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5">
              <table:table-cell table:style-name="ce5" office:value-type="string">
                <text:p>Сверху</text:p>
              </table:table-cell>
              <table:table-cell table:style-name="ce17" office:value-type="string">
                <text:p>2см</text:p>
              </table:table-cell>
              <table:table-cell table:style-name="ce29" office:value-type="float" office:value="8">
                <text:p>8</text:p>
              </table:table-cell>
              <table:table-cell table:style-name="ce42" office:value-type="string">
                <text:p>8.8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7" office:value-type="boolean" office:boolean-value="false">
                <text:p>ЛОЖЬ</text:p>
              </table:table-cell>
              <table:table-cell table:style-name="ce79" office:value-type="string">
                <text:p>Отступ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Отступ удаляется. Выравнивание устанавливается по левому краю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office:value-type="float" office:value="1">
                <text:p>1</text:p>
              </table:table-cell>
              <table:table-cell table:formula="of:=IF(AND([.U138]&gt;[.V138];[.U138]&gt;[.W138]);&quot;odt&quot;;IF(AND([.V138]&gt;[.U138];[.V138]&gt;[.W138]);&quot;doc&quot;;IF(AND([.W138]&gt;[.U138];[.W138]&gt;[.V138]);&quot;docx&quot;;&quot;all&quot;)))" office:value-type="string" office:string-value="doc">
                <text:p>doc</text:p>
              </table:table-cell>
              <table:table-cell table:formula="of:=[.I138]*[.C138]" office:value-type="float" office:value="8">
                <text:p>8</text:p>
              </table:table-cell>
              <table:table-cell table:formula="of:=[.N138]*[.C138]" office:value-type="float" office:value="24">
                <text:p>24</text:p>
              </table:table-cell>
              <table:table-cell table:formula="of:=[.S138]*[.C138]" office:value-type="float" office:value="8">
                <text:p>8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Снизу</text:p>
              </table:table-cell>
              <table:table-cell table:style-name="ce17" office:value-type="string">
                <text:p>2см</text:p>
              </table:table-cell>
              <table:table-cell table:style-name="ce29" office:value-type="float" office:value="8">
                <text:p>8</text:p>
              </table:table-cell>
              <table:table-cell table:style-name="ce42" office:value-type="string">
                <text:p>8.8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false">
                <text:p>ЛОЖЬ</text:p>
              </table:table-cell>
              <table:table-cell table:style-name="ce79" office:value-type="string">
                <text:p>Отступ отсутствует</text:p>
              </table:table-cell>
              <table:table-cell table:style-name="ce89" office:value-type="string">
                <text:p>1</text:p>
              </table:table-cell>
              <table:table-cell table:style-name="ce66" office:value-type="boolean" office:boolean-value="false">
                <text:p>ЛОЖЬ</text:p>
              </table:table-cell>
              <table:table-cell table:style-name="ce77" office:value-type="string">
                <text:p>Отступ удаляется</text:p>
              </table:table-cell>
              <table:table-cell table:style-name="ce6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office:value-type="string">
                <text:p>1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Отступ удаляется. Выравнивание устанавливается по левому краю</text:p>
              </table:table-cell>
              <table:table-cell table:style-name="ce67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office:value-type="float" office:value="1">
                <text:p>1</text:p>
              </table:table-cell>
              <table:table-cell table:formula="of:=IF(AND([.U139]&gt;[.V139];[.U139]&gt;[.W139]);&quot;odt&quot;;IF(AND([.V139]&gt;[.U139];[.V139]&gt;[.W139]);&quot;doc&quot;;IF(AND([.W139]&gt;[.U139];[.W139]&gt;[.V139]);&quot;docx&quot;;&quot;all&quot;)))" office:value-type="string" office:string-value="all">
                <text:p>all</text:p>
              </table:table-cell>
              <table:table-cell table:formula="of:=[.I139]*[.C139]" office:value-type="float" office:value="8">
                <text:p>8</text:p>
              </table:table-cell>
              <table:table-cell table:formula="of:=[.N139]*[.C139]" office:value-type="float" office:value="8">
                <text:p>8</text:p>
              </table:table-cell>
              <table:table-cell table:formula="of:=[.S139]*[.C139]" office:value-type="float" office:value="8">
                <text:p>8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Слева</text:p>
              </table:table-cell>
              <table:table-cell table:style-name="ce17" office:value-type="string">
                <text:p>2см</text:p>
              </table:table-cell>
              <table:table-cell table:style-name="ce29" office:value-type="float" office:value="4">
                <text:p>4</text:p>
              </table:table-cell>
              <table:table-cell table:style-name="ce42" office:value-type="string">
                <text:p>8.8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Работает при выравнивании по правому краю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40]&gt;[.V140];[.U140]&gt;[.W140]);&quot;odt&quot;;IF(AND([.V140]&gt;[.U140];[.V140]&gt;[.W140]);&quot;doc&quot;;IF(AND([.W140]&gt;[.U140];[.W140]&gt;[.V140]);&quot;docx&quot;;&quot;all&quot;)))" office:value-type="string" office:string-value="all">
                <text:p>all</text:p>
              </table:table-cell>
              <table:table-cell table:formula="of:=[.I140]*[.C140]" office:value-type="float" office:value="12">
                <text:p>12</text:p>
              </table:table-cell>
              <table:table-cell table:formula="of:=[.N140]*[.C140]" office:value-type="float" office:value="12">
                <text:p>12</text:p>
              </table:table-cell>
              <table:table-cell table:formula="of:=[.S140]*[.C140]" office:value-type="float" office:value="12">
                <text:p>12</text:p>
              </table:table-cell>
              <table:table-cell table:number-columns-repeated="1001"/>
            </table:table-row>
            <table:table-row table:style-name="ro5">
              <table:table-cell table:style-name="ce5" office:value-type="string">
                <text:p>Справа</text:p>
              </table:table-cell>
              <table:table-cell table:style-name="ce17" office:value-type="string">
                <text:p>2см</text:p>
              </table:table-cell>
              <table:table-cell table:style-name="ce29" office:value-type="float" office:value="4">
                <text:p>4</text:p>
              </table:table-cell>
              <table:table-cell table:style-name="ce42" office:value-type="string">
                <text:p>8.8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Работает при выравнивании по правому краю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3">
                <text:p>3</text:p>
              </table:table-cell>
              <table:table-cell table:formula="of:=IF(AND([.U141]&gt;[.V141];[.U141]&gt;[.W141]);&quot;odt&quot;;IF(AND([.V141]&gt;[.U141];[.V141]&gt;[.W141]);&quot;doc&quot;;IF(AND([.W141]&gt;[.U141];[.W141]&gt;[.V141]);&quot;docx&quot;;&quot;all&quot;)))" office:value-type="string" office:string-value="all">
                <text:p>all</text:p>
              </table:table-cell>
              <table:table-cell table:formula="of:=[.I141]*[.C141]" office:value-type="float" office:value="12">
                <text:p>12</text:p>
              </table:table-cell>
              <table:table-cell table:formula="of:=[.N141]*[.C141]" office:value-type="float" office:value="12">
                <text:p>12</text:p>
              </table:table-cell>
              <table:table-cell table:formula="of:=[.S141]*[.C141]" office:value-type="float" office:value="12">
                <text:p>12</text:p>
              </table:table-cell>
              <table:table-cell table:number-columns-repeated="1001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6"/>
            <table:table-cell table:style-name="ce28"/>
            <table:table-cell table:style-name="ce41" office:value-type="string">
              <text:p>8.9</text:p>
            </table:table-cell>
            <table:table-cell table:style-name="ce48"/>
            <table:table-cell table:style-name="ce56"/>
            <table:table-cell table:style-name="ce65"/>
            <table:table-cell table:style-name="ce75"/>
            <table:table-cell table:style-name="ce86"/>
            <table:table-cell table:style-name="ce97"/>
            <table:table-cell table:style-name="ce106"/>
            <table:table-cell table:style-name="ce114"/>
            <table:table-cell table:style-name="ce117"/>
            <table:table-cell table:style-name="ce120"/>
            <table:table-cell table:style-name="ce124"/>
            <table:table-cell table:style-name="ce106"/>
            <table:table-cell table:style-name="ce113"/>
            <table:table-cell table:style-name="ce117"/>
            <table:table-cell table:style-name="ce129"/>
            <table:table-cell table:style-name="ce113" table:number-columns-repeated="1005"/>
          </table:table-row>
          <table:table-row-group>
            <table:table-row table:style-name="ro5">
              <table:table-cell table:style-name="ce8" office:value-type="string">
                <text:p>Границы</text:p>
              </table:table-cell>
              <table:table-cell table:style-name="ce19" office:value-type="string">
                <text:p>Смешанная</text:p>
              </table:table-cell>
              <table:table-cell table:style-name="ce31" office:value-type="float" office:value="10">
                <text:p>10</text:p>
              </table:table-cell>
              <table:table-cell table:style-name="ce42" office:value-type="string">
                <text:p>8.9.1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77" office:value-type="string">
                <text:p>Работают не все виды границ. Некоторые сбрасываются в сплошную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2">
                <text:p>2</text:p>
              </table:table-cell>
              <table:table-cell table:formula="of:=IF(AND([.U143]&gt;[.V143];[.U143]&gt;[.W143]);&quot;odt&quot;;IF(AND([.V143]&gt;[.U143];[.V143]&gt;[.W143]);&quot;doc&quot;;IF(AND([.W143]&gt;[.U143];[.W143]&gt;[.V143]);&quot;docx&quot;;&quot;all&quot;)))" office:value-type="string" office:string-value="all">
                <text:p>all</text:p>
              </table:table-cell>
              <table:table-cell table:formula="of:=[.I143]*[.C143]" office:value-type="float" office:value="30">
                <text:p>30</text:p>
              </table:table-cell>
              <table:table-cell table:formula="of:=[.N143]*[.C143]" office:value-type="float" office:value="30">
                <text:p>30</text:p>
              </table:table-cell>
              <table:table-cell table:formula="of:=[.S143]*[.C143]" office:value-type="float" office:value="20">
                <text:p>2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7" office:value-type="string">
                <text:p>1см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8.9.2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1">
                <text:p>1</text:p>
              </table:table-cell>
              <table:table-cell table:formula="of:=IF(AND([.U144]&gt;[.V144];[.U144]&gt;[.W144]);&quot;odt&quot;;IF(AND([.V144]&gt;[.U144];[.V144]&gt;[.W144]);&quot;doc&quot;;IF(AND([.W144]&gt;[.U144];[.W144]&gt;[.V144]);&quot;docx&quot;;&quot;all&quot;)))" office:value-type="string" office:string-value="all">
                <text:p>all</text:p>
              </table:table-cell>
              <table:table-cell table:formula="of:=[.I144]*[.C144]" office:value-type="float" office:value="30">
                <text:p>30</text:p>
              </table:table-cell>
              <table:table-cell table:formula="of:=[.N144]*[.C144]" office:value-type="float" office:value="30">
                <text:p>30</text:p>
              </table:table-cell>
              <table:table-cell table:formula="of:=[.S144]*[.C144]" office:value-type="float" office:value="10">
                <text:p>1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7" office:value-type="string">
                <text:p>1см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8.9.3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1">
                <text:p>1</text:p>
              </table:table-cell>
              <table:table-cell table:formula="of:=IF(AND([.U145]&gt;[.V145];[.U145]&gt;[.W145]);&quot;odt&quot;;IF(AND([.V145]&gt;[.U145];[.V145]&gt;[.W145]);&quot;doc&quot;;IF(AND([.W145]&gt;[.U145];[.W145]&gt;[.V145]);&quot;docx&quot;;&quot;all&quot;)))" office:value-type="string" office:string-value="all">
                <text:p>all</text:p>
              </table:table-cell>
              <table:table-cell table:formula="of:=[.I145]*[.C145]" office:value-type="float" office:value="30">
                <text:p>30</text:p>
              </table:table-cell>
              <table:table-cell table:formula="of:=[.N145]*[.C145]" office:value-type="float" office:value="30">
                <text:p>30</text:p>
              </table:table-cell>
              <table:table-cell table:formula="of:=[.S145]*[.C145]" office:value-type="float" office:value="10">
                <text:p>1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7" office:value-type="string">
                <text:p>1см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8.9.4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1">
                <text:p>1</text:p>
              </table:table-cell>
              <table:table-cell table:formula="of:=IF(AND([.U146]&gt;[.V146];[.U146]&gt;[.W146]);&quot;odt&quot;;IF(AND([.V146]&gt;[.U146];[.V146]&gt;[.W146]);&quot;doc&quot;;IF(AND([.W146]&gt;[.U146];[.W146]&gt;[.V146]);&quot;docx&quot;;&quot;all&quot;)))" office:value-type="string" office:string-value="all">
                <text:p>all</text:p>
              </table:table-cell>
              <table:table-cell table:formula="of:=[.I146]*[.C146]" office:value-type="float" office:value="30">
                <text:p>30</text:p>
              </table:table-cell>
              <table:table-cell table:formula="of:=[.N146]*[.C146]" office:value-type="float" office:value="30">
                <text:p>30</text:p>
              </table:table-cell>
              <table:table-cell table:formula="of:=[.S146]*[.C146]" office:value-type="float" office:value="10">
                <text:p>10</text:p>
              </table:table-cell>
              <table:table-cell table:number-columns-repeated="1001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7" office:value-type="string">
                <text:p>1см</text:p>
              </table:table-cell>
              <table:table-cell table:style-name="ce29" office:value-type="float" office:value="10">
                <text:p>10</text:p>
              </table:table-cell>
              <table:table-cell table:style-name="ce42" office:value-type="string">
                <text:p>8.9.5</text:p>
              </table:table-cell>
              <table:table-cell table:style-name="ce49" office:value-type="boolean" office:boolean-value="true">
                <text:p>ИСТИНА</text:p>
              </table:table-cell>
              <table:table-cell table:style-name="ce57"/>
              <table:table-cell table:style-name="ce66" office:value-type="boolean" office:boolean-value="true">
                <text:p>ИСТИНА</text:p>
              </table:table-cell>
              <table:table-cell table:style-name="ce76"/>
              <table:table-cell table:style-name="ce88" office:value-type="string">
                <text:p>3</text:p>
              </table:table-cell>
              <table:table-cell table:style-name="ce66" office:value-type="boolean" office:boolean-value="true">
                <text:p>ИСТИНА</text:p>
              </table:table-cell>
              <table:table-cell table:style-name="ce77"/>
              <table:table-cell table:style-name="ce66" office:value-type="boolean" office:boolean-value="true">
                <text:p>ИСТИНА</text:p>
              </table:table-cell>
              <table:table-cell/>
              <table:table-cell office:value-type="string">
                <text:p>3</text:p>
              </table:table-cell>
              <table:table-cell table:style-name="ce49" office:value-type="boolean" office:boolean-value="false">
                <text:p>ЛОЖЬ</text:p>
              </table:table-cell>
              <table:table-cell table:style-name="ce77" office:value-type="string">
                <text:p>Значение сбрасывается</text:p>
              </table:table-cell>
              <table:table-cell table:style-name="ce67" office:value-type="boolean" office:boolean-value="true">
                <text:p>ИСТИНА</text:p>
              </table:table-cell>
              <table:table-cell/>
              <table:table-cell office:value-type="float" office:value="1">
                <text:p>1</text:p>
              </table:table-cell>
              <table:table-cell table:formula="of:=IF(AND([.U147]&gt;[.V147];[.U147]&gt;[.W147]);&quot;odt&quot;;IF(AND([.V147]&gt;[.U147];[.V147]&gt;[.W147]);&quot;doc&quot;;IF(AND([.W147]&gt;[.U147];[.W147]&gt;[.V147]);&quot;docx&quot;;&quot;all&quot;)))" office:value-type="string" office:string-value="all">
                <text:p>all</text:p>
              </table:table-cell>
              <table:table-cell table:formula="of:=[.I147]*[.C147]" office:value-type="float" office:value="30">
                <text:p>30</text:p>
              </table:table-cell>
              <table:table-cell table:formula="of:=[.N147]*[.C147]" office:value-type="float" office:value="30">
                <text:p>30</text:p>
              </table:table-cell>
              <table:table-cell table:formula="of:=[.S147]*[.C147]" office:value-type="float" office:value="10">
                <text:p>10</text:p>
              </table:table-cell>
              <table:table-cell table:number-columns-repeated="1001"/>
            </table:table-row>
          </table:table-row-group>
          <table:table-row table:style-name="ro3">
            <table:table-cell table:style-name="ce7" office:value-type="string">
              <text:p>Вертикальное размещение заголовка</text:p>
            </table:table-cell>
            <table:table-cell table:style-name="ce17" office:value-type="string">
              <text:p>Два поля с 90 и 270 разворотом</text:p>
            </table:table-cell>
            <table:table-cell table:style-name="ce29" office:value-type="float" office:value="6">
              <text:p>6</text:p>
            </table:table-cell>
            <table:table-cell table:style-name="ce42" office:value-type="string">
              <text:p>8.10</text:p>
            </table:table-cell>
            <table:table-cell table:style-name="ce49" office:value-type="boolean" office:boolean-value="true">
              <text:p>ИСТИНА</text:p>
            </table:table-cell>
            <table:table-cell table:style-name="ce57"/>
            <table:table-cell table:style-name="ce66" office:value-type="boolean" office:boolean-value="true">
              <text:p>ИСТИНА</text:p>
            </table:table-cell>
            <table:table-cell table:style-name="ce79" office:value-type="string">
              <text:p>Только 90. 270 сбрасывается в 0</text:p>
            </table:table-cell>
            <table:table-cell table:style-name="ce89" office:value-type="string">
              <text:p>2</text:p>
            </table:table-cell>
            <table:table-cell table:style-name="ce70" office:value-type="boolean" office:boolean-value="false">
              <text:p>ЛОЖЬ</text:p>
            </table:table-cell>
            <table:table-cell table:style-name="ce77"/>
            <table:table-cell table:style-name="ce70" office:value-type="boolean" office:boolean-value="false">
              <text:p>ЛОЖЬ</text:p>
            </table:table-cell>
            <table:table-cell/>
            <table:table-cell office:value-type="string">
              <text:p>1</text:p>
            </table:table-cell>
            <table:table-cell table:style-name="ce67" office:value-type="boolean" office:boolean-value="true">
              <text:p>ИСТИНА</text:p>
            </table:table-cell>
            <table:table-cell office:value-type="string">
              <text:p>Только 90</text:p>
            </table:table-cell>
            <table:table-cell table:style-name="ce67" office:value-type="boolean" office:boolean-value="true">
              <text:p>ИСТИНА</text:p>
            </table:table-cell>
            <table:table-cell office:value-type="string">
              <text:p>Только 90</text:p>
            </table:table-cell>
            <table:table-cell office:value-type="float" office:value="2">
              <text:p>2</text:p>
            </table:table-cell>
            <table:table-cell table:formula="of:=IF(AND([.U148]&gt;[.V148];[.U148]&gt;[.W148]);&quot;odt&quot;;IF(AND([.V148]&gt;[.U148];[.V148]&gt;[.W148]);&quot;doc&quot;;IF(AND([.W148]&gt;[.U148];[.W148]&gt;[.V148]);&quot;docx&quot;;&quot;all&quot;)))" office:value-type="string" office:string-value="all">
              <text:p>all</text:p>
            </table:table-cell>
            <table:table-cell table:formula="of:=[.I148]*[.C148]" office:value-type="float" office:value="12">
              <text:p>12</text:p>
            </table:table-cell>
            <table:table-cell table:formula="of:=[.N148]*[.C148]" office:value-type="float" office:value="6">
              <text:p>6</text:p>
            </table:table-cell>
            <table:table-cell table:formula="of:=[.S148]*[.C148]" office:value-type="float" office:value="12">
              <text:p>12</text:p>
            </table:table-cell>
            <table:table-cell table:number-columns-repeated="1001"/>
          </table:table-row>
        </table:table-row-group>
        <table:table-row table:style-name="ro2">
          <table:table-cell table:style-name="ce10" office:value-type="string">
            <text:p>Рецензирование</text:p>
          </table:table-cell>
          <table:table-cell table:style-name="ce21"/>
          <table:table-cell table:style-name="ce33"/>
          <table:table-cell table:style-name="ce40" office:value-type="float" office:value="9">
            <text:p>9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100"/>
          <table:table-cell table:style-name="ce109"/>
          <table:table-cell table:style-name="ce102"/>
          <table:table-cell table:style-name="ce118"/>
          <table:table-cell table:style-name="ce122"/>
          <table:table-cell table:style-name="ce125"/>
          <table:table-cell table:style-name="ce109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13" office:value-type="string">
              <text:p>Удаление</text:p>
            </table:table-cell>
            <table:table-cell office:value-type="string">
              <text:p>Удаление</text:p>
            </table:table-cell>
            <table:table-cell office:value-type="float" office:value="8">
              <text:p>8</text:p>
            </table:table-cell>
            <table:table-cell office:value-type="string">
              <text:p>9.1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70" office:value-type="boolean" office:boolean-value="false">
              <text:p>ЛОЖЬ</text:p>
            </table:table-cell>
            <table:table-cell office:value-type="string">
              <text:p>Удаленный контент удаляется без выделения</text:p>
            </table:table-cell>
            <table:table-cell office:value-type="string">
              <text:p>1</text:p>
            </table:table-cell>
            <table:table-cell table:style-name="ce66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80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50]&gt;[.V150];[.U150]&gt;[.W150]);&quot;odt&quot;;IF(AND([.V150]&gt;[.U150];[.V150]&gt;[.W150]);&quot;doc&quot;;IF(AND([.W150]&gt;[.U150];[.W150]&gt;[.V150]);&quot;docx&quot;;&quot;all&quot;)))" office:value-type="string" office:string-value="all">
              <text:p>all</text:p>
            </table:table-cell>
            <table:table-cell table:formula="of:=[.I150]*[.C150]" office:value-type="float" office:value="8">
              <text:p>8</text:p>
            </table:table-cell>
            <table:table-cell table:formula="of:=[.N150]*[.C150]" office:value-type="float" office:value="24">
              <text:p>24</text:p>
            </table:table-cell>
            <table:table-cell table:formula="of:=[.S150]*[.C150]" office:value-type="float" office:value="24">
              <text:p>24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Добавление</text:p>
            </table:table-cell>
            <table:table-cell office:value-type="string">
              <text:p>Добавление</text:p>
            </table:table-cell>
            <table:table-cell office:value-type="float" office:value="8">
              <text:p>8</text:p>
            </table:table-cell>
            <table:table-cell office:value-type="string">
              <text:p>9.2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70" office:value-type="boolean" office:boolean-value="false">
              <text:p>ЛОЖЬ</text:p>
            </table:table-cell>
            <table:table-cell office:value-type="string">
              <text:p>Добавленный контент добавляется без выделения</text:p>
            </table:table-cell>
            <table:table-cell office:value-type="string">
              <text:p>1</text:p>
            </table:table-cell>
            <table:table-cell table:style-name="ce66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80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51]&gt;[.V151];[.U151]&gt;[.W151]);&quot;odt&quot;;IF(AND([.V151]&gt;[.U151];[.V151]&gt;[.W151]);&quot;doc&quot;;IF(AND([.W151]&gt;[.U151];[.W151]&gt;[.V151]);&quot;docx&quot;;&quot;all&quot;)))" office:value-type="string" office:string-value="all">
              <text:p>all</text:p>
            </table:table-cell>
            <table:table-cell table:formula="of:=[.I151]*[.C151]" office:value-type="float" office:value="8">
              <text:p>8</text:p>
            </table:table-cell>
            <table:table-cell table:formula="of:=[.N151]*[.C151]" office:value-type="float" office:value="24">
              <text:p>24</text:p>
            </table:table-cell>
            <table:table-cell table:formula="of:=[.S151]*[.C151]" office:value-type="float" office:value="24">
              <text:p>24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Примечания</text:p>
            </table:table-cell>
            <table:table-cell office:value-type="string">
              <text:p>Test</text:p>
            </table:table-cell>
            <table:table-cell office:value-type="float" office:value="8">
              <text:p>8</text:p>
            </table:table-cell>
            <table:table-cell office:value-type="string">
              <text:p>9.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table:style-name="ce80"/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52]&gt;[.V152];[.U152]&gt;[.W152]);&quot;odt&quot;;IF(AND([.V152]&gt;[.U152];[.V152]&gt;[.W152]);&quot;doc&quot;;IF(AND([.W152]&gt;[.U152];[.W152]&gt;[.V152]);&quot;docx&quot;;&quot;all&quot;)))" office:value-type="string" office:string-value="all">
              <text:p>all</text:p>
            </table:table-cell>
            <table:table-cell table:formula="of:=[.I152]*[.C152]" office:value-type="float" office:value="24">
              <text:p>24</text:p>
            </table:table-cell>
            <table:table-cell table:formula="of:=[.N152]*[.C152]" office:value-type="float" office:value="24">
              <text:p>24</text:p>
            </table:table-cell>
            <table:table-cell table:formula="of:=[.S152]*[.C152]" office:value-type="float" office:value="24">
              <text:p>24</text:p>
            </table:table-cell>
            <table:table-cell table:number-columns-repeated="1001"/>
          </table:table-row>
        </table:table-row-group>
        <table:table-row table:style-name="ro2">
          <table:table-cell table:style-name="ce10" office:value-type="string">
            <text:p>Поля</text:p>
          </table:table-cell>
          <table:table-cell table:style-name="ce21"/>
          <table:table-cell table:style-name="ce33"/>
          <table:table-cell table:style-name="ce40" office:value-type="string">
            <text:p>10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102"/>
          <table:table-cell table:style-name="ce111"/>
          <table:table-cell table:style-name="ce102"/>
          <table:table-cell table:style-name="ce118"/>
          <table:table-cell table:style-name="ce122"/>
          <table:table-cell table:style-name="ce125"/>
          <table:table-cell table:style-name="ce111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4">
            <table:table-cell table:style-name="ce13" office:value-type="string">
              <text:p>Дата в пользовательском формате</text:p>
            </table:table-cell>
            <table:table-cell office:value-type="string">
              <text:p>DD MMMM YYYY\г.</text:p>
            </table:table-cell>
            <table:table-cell office:value-type="float" office:value="4">
              <text:p>4</text:p>
            </table:table-cell>
            <table:table-cell office:value-type="string">
              <text:p>10.1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66" office:value-type="boolean" office:boolean-value="true">
              <text:p>ИСТИНА</text:p>
            </table:table-cell>
            <table:table-cell office:value-type="string">
              <text:p>Невозможно указать день в обрамлении двойных кавычек, поле удаляется после сохранения</text:p>
            </table:table-cell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2</text:p>
            </table:table-cell>
            <table:table-cell table:style-name="ce49" office:value-type="boolean" office:boolean-value="false">
              <text:p>ЛОЖЬ</text:p>
            </table:table-cell>
            <table:table-cell table:style-name="ce80" office:value-type="string">
              <text:p>Поле добавляется, но пользовательский формат не сохраняется</text:p>
            </table:table-cell>
            <table:table-cell table:style-name="ce67" office:value-type="boolean" office:boolean-value="true">
              <text:p>ИСТИНА</text:p>
            </table:table-cell>
            <table:table-cell/>
            <table:table-cell office:value-type="float" office:value="1">
              <text:p>1</text:p>
            </table:table-cell>
            <table:table-cell table:formula="of:=IF(AND([.U154]&gt;[.V154];[.U154]&gt;[.W154]);&quot;odt&quot;;IF(AND([.V154]&gt;[.U154];[.V154]&gt;[.W154]);&quot;doc&quot;;IF(AND([.W154]&gt;[.U154];[.W154]&gt;[.V154]);&quot;docx&quot;;&quot;all&quot;)))" office:value-type="string" office:string-value="odt">
              <text:p>odt</text:p>
            </table:table-cell>
            <table:table-cell table:formula="of:=[.I154]*[.C154]" office:value-type="float" office:value="12">
              <text:p>12</text:p>
            </table:table-cell>
            <table:table-cell table:formula="of:=[.N154]*[.C154]" office:value-type="float" office:value="8">
              <text:p>8</text:p>
            </table:table-cell>
            <table:table-cell table:formula="of:=[.S154]*[.C154]" office:value-type="float" office:value="4">
              <text:p>4</text:p>
            </table:table-cell>
            <table:table-cell table:number-columns-repeated="1001"/>
          </table:table-row>
        </table:table-row-group>
        <table:table-row table:style-name="ro2">
          <table:table-cell table:style-name="ce10" office:value-type="string">
            <text:p>Формулы</text:p>
          </table:table-cell>
          <table:table-cell table:style-name="ce21"/>
          <table:table-cell table:style-name="ce33"/>
          <table:table-cell table:style-name="ce40" office:value-type="string">
            <text:p>11</text:p>
          </table:table-cell>
          <table:table-cell table:style-name="ce47"/>
          <table:table-cell table:style-name="ce15"/>
          <table:table-cell table:style-name="ce64"/>
          <table:table-cell table:style-name="ce74"/>
          <table:table-cell table:style-name="ce85"/>
          <table:table-cell table:style-name="ce103"/>
          <table:table-cell table:style-name="ce111"/>
          <table:table-cell table:style-name="ce103"/>
          <table:table-cell table:style-name="ce118"/>
          <table:table-cell table:style-name="ce122"/>
          <table:table-cell table:style-name="ce126"/>
          <table:table-cell table:style-name="ce118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13" office:value-type="string">
              <text:p>Скобки</text:p>
            </table:table-cell>
            <table:table-cell/>
            <table:table-cell office:value-type="float" office:value="10">
              <text:p>10</text:p>
            </table:table-cell>
            <table:table-cell office:value-type="string">
              <text:p>11.1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 office:value-type="string">
              <text:p>Некоторые виды скобок съезжают</text:p>
            </table:table-cell>
            <table:table-cell office:value-type="string">
              <text:p>2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office:value-type="string">
              <text:p>Некоторые виды скобок удаляются, но сохраняется их содержимое</text:p>
            </table:table-cell>
            <table:table-cell office:value-type="string">
              <text:p>1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56]&gt;[.V156];[.U156]&gt;[.W156]);&quot;odt&quot;;IF(AND([.V156]&gt;[.U156];[.V156]&gt;[.W156]);&quot;doc&quot;;IF(AND([.W156]&gt;[.U156];[.W156]&gt;[.V156]);&quot;docx&quot;;&quot;all&quot;)))" office:value-type="string" office:string-value="docx">
              <text:p>docx</text:p>
            </table:table-cell>
            <table:table-cell table:formula="of:=[.I156]*[.C156]" office:value-type="float" office:value="20">
              <text:p>20</text:p>
            </table:table-cell>
            <table:table-cell table:formula="of:=[.N156]*[.C156]" office:value-type="float" office:value="10">
              <text:p>10</text:p>
            </table:table-cell>
            <table:table-cell table:formula="of:=[.S156]*[.C156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Индексы</text:p>
            </table:table-cell>
            <table:table-cell/>
            <table:table-cell office:value-type="float" office:value="10">
              <text:p>10</text:p>
            </table:table-cell>
            <table:table-cell office:value-type="string">
              <text:p>11.2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 office:value-type="string">
              <text:p>Сжимаются по вертикали</text:p>
            </table:table-cell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2</text:p>
            </table:table-cell>
            <table:table-cell table:style-name="ce49" office:value-type="boolean" office:boolean-value="true">
              <text:p>ИСТИНА</text:p>
            </table:table-cell>
            <table:table-cell office:value-type="string">
              <text:p>Левая индексация удаляется</text:p>
            </table:table-cell>
            <table:table-cell table:style-name="ce66" office:value-type="boolean" office:boolean-value="true">
              <text:p>ИСТИНА</text:p>
            </table:table-cell>
            <table:table-cell office:value-type="string">
              <text:p>Отсутствуют левые индексы</text:p>
            </table:table-cell>
            <table:table-cell office:value-type="float" office:value="2">
              <text:p>2</text:p>
            </table:table-cell>
            <table:table-cell table:formula="of:=IF(AND([.U157]&gt;[.V157];[.U157]&gt;[.W157]);&quot;odt&quot;;IF(AND([.V157]&gt;[.U157];[.V157]&gt;[.W157]);&quot;doc&quot;;IF(AND([.W157]&gt;[.U157];[.W157]&gt;[.V157]);&quot;docx&quot;;&quot;all&quot;)))" office:value-type="string" office:string-value="odt">
              <text:p>odt</text:p>
            </table:table-cell>
            <table:table-cell table:formula="of:=[.I157]*[.C157]" office:value-type="float" office:value="30">
              <text:p>30</text:p>
            </table:table-cell>
            <table:table-cell table:formula="of:=[.N157]*[.C157]" office:value-type="float" office:value="20">
              <text:p>20</text:p>
            </table:table-cell>
            <table:table-cell table:formula="of:=[.S157]*[.C157]" office:value-type="float" office:value="20">
              <text:p>20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Матрицы и операции над множествами</text:p>
            </table:table-cell>
            <table:table-cell/>
            <table:table-cell office:value-type="float" office:value="10">
              <text:p>10</text:p>
            </table:table-cell>
            <table:table-cell office:value-type="string">
              <text:p>11.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office:value-type="string">
              <text:p>Некоторые виды операций удаляются</text:p>
            </table:table-cell>
            <table:table-cell office:value-type="string">
              <text:p>1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58]&gt;[.V158];[.U158]&gt;[.W158]);&quot;odt&quot;;IF(AND([.V158]&gt;[.U158];[.V158]&gt;[.W158]);&quot;doc&quot;;IF(AND([.W158]&gt;[.U158];[.W158]&gt;[.V158]);&quot;docx&quot;;&quot;all&quot;)))" office:value-type="string" office:string-value="all">
              <text:p>all</text:p>
            </table:table-cell>
            <table:table-cell table:formula="of:=[.I158]*[.C158]" office:value-type="float" office:value="30">
              <text:p>30</text:p>
            </table:table-cell>
            <table:table-cell table:formula="of:=[.N158]*[.C158]" office:value-type="float" office:value="10">
              <text:p>10</text:p>
            </table:table-cell>
            <table:table-cell table:formula="of:=[.S158]*[.C158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Унарные и бинарные операторы</text:p>
            </table:table-cell>
            <table:table-cell/>
            <table:table-cell office:value-type="float" office:value="10">
              <text:p>10</text:p>
            </table:table-cell>
            <table:table-cell office:value-type="string">
              <text:p>11.4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59]&gt;[.V159];[.U159]&gt;[.W159]);&quot;odt&quot;;IF(AND([.V159]&gt;[.U159];[.V159]&gt;[.W159]);&quot;doc&quot;;IF(AND([.W159]&gt;[.U159];[.W159]&gt;[.V159]);&quot;docx&quot;;&quot;all&quot;)))" office:value-type="string" office:string-value="all">
              <text:p>all</text:p>
            </table:table-cell>
            <table:table-cell table:formula="of:=[.I159]*[.C159]" office:value-type="float" office:value="30">
              <text:p>30</text:p>
            </table:table-cell>
            <table:table-cell table:formula="of:=[.N159]*[.C159]" office:value-type="float" office:value="30">
              <text:p>30</text:p>
            </table:table-cell>
            <table:table-cell table:formula="of:=[.S159]*[.C159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Отношения</text:p>
            </table:table-cell>
            <table:table-cell/>
            <table:table-cell office:value-type="float" office:value="10">
              <text:p>10</text:p>
            </table:table-cell>
            <table:table-cell office:value-type="string">
              <text:p>11.5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office:value-type="string">
              <text:p>Некоторые виды операций удаляются</text:p>
            </table:table-cell>
            <table:table-cell office:value-type="string">
              <text:p>1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60]&gt;[.V160];[.U160]&gt;[.W160]);&quot;odt&quot;;IF(AND([.V160]&gt;[.U160];[.V160]&gt;[.W160]);&quot;doc&quot;;IF(AND([.W160]&gt;[.U160];[.W160]&gt;[.V160]);&quot;docx&quot;;&quot;all&quot;)))" office:value-type="string" office:string-value="all">
              <text:p>all</text:p>
            </table:table-cell>
            <table:table-cell table:formula="of:=[.I160]*[.C160]" office:value-type="float" office:value="30">
              <text:p>30</text:p>
            </table:table-cell>
            <table:table-cell table:formula="of:=[.N160]*[.C160]" office:value-type="float" office:value="10">
              <text:p>10</text:p>
            </table:table-cell>
            <table:table-cell table:formula="of:=[.S160]*[.C160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Специальные символы</text:p>
            </table:table-cell>
            <table:table-cell/>
            <table:table-cell office:value-type="float" office:value="10">
              <text:p>10</text:p>
            </table:table-cell>
            <table:table-cell office:value-type="string">
              <text:p>11.6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office:value-type="string">
              <text:p>Некоторые символы удаляются или съезжают</text:p>
            </table:table-cell>
            <table:table-cell office:value-type="string">
              <text:p>1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61]&gt;[.V161];[.U161]&gt;[.W161]);&quot;odt&quot;;IF(AND([.V161]&gt;[.U161];[.V161]&gt;[.W161]);&quot;doc&quot;;IF(AND([.W161]&gt;[.U161];[.W161]&gt;[.V161]);&quot;docx&quot;;&quot;all&quot;)))" office:value-type="string" office:string-value="all">
              <text:p>all</text:p>
            </table:table-cell>
            <table:table-cell table:formula="of:=[.I161]*[.C161]" office:value-type="float" office:value="30">
              <text:p>30</text:p>
            </table:table-cell>
            <table:table-cell table:formula="of:=[.N161]*[.C161]" office:value-type="float" office:value="10">
              <text:p>10</text:p>
            </table:table-cell>
            <table:table-cell table:formula="of:=[.S161]*[.C161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Функции</text:p>
            </table:table-cell>
            <table:table-cell/>
            <table:table-cell office:value-type="float" office:value="10">
              <text:p>10</text:p>
            </table:table-cell>
            <table:table-cell office:value-type="string">
              <text:p>11.7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office:value-type="string">
              <text:p>Некоторые виды операций удаляются</text:p>
            </table:table-cell>
            <table:table-cell office:value-type="string">
              <text:p>1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62]&gt;[.V162];[.U162]&gt;[.W162]);&quot;odt&quot;;IF(AND([.V162]&gt;[.U162];[.V162]&gt;[.W162]);&quot;doc&quot;;IF(AND([.W162]&gt;[.U162];[.W162]&gt;[.V162]);&quot;docx&quot;;&quot;all&quot;)))" office:value-type="string" office:string-value="all">
              <text:p>all</text:p>
            </table:table-cell>
            <table:table-cell table:formula="of:=[.I162]*[.C162]" office:value-type="float" office:value="30">
              <text:p>30</text:p>
            </table:table-cell>
            <table:table-cell table:formula="of:=[.N162]*[.C162]" office:value-type="float" office:value="10">
              <text:p>10</text:p>
            </table:table-cell>
            <table:table-cell table:formula="of:=[.S162]*[.C162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Крупные операторы</text:p>
            </table:table-cell>
            <table:table-cell/>
            <table:table-cell office:value-type="float" office:value="10">
              <text:p>10</text:p>
            </table:table-cell>
            <table:table-cell office:value-type="string">
              <text:p>11.8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49" office:value-type="boolean" office:boolean-value="false">
              <text:p>ЛОЖЬ</text:p>
            </table:table-cell>
            <table:table-cell office:value-type="string">
              <text:p>Некоторые операции удаляются или съезжают</text:p>
            </table:table-cell>
            <table:table-cell office:value-type="string">
              <text:p>1</text:p>
            </table:table-cell>
            <table:table-cell table:style-name="ce49" office:value-type="boolean" office:boolean-value="true">
              <text:p>ИСТИНА</text:p>
            </table:table-cell>
            <table:table-cell office:value-type="string">
              <text:p>Не верно обрабатывается тройной интеграл</text:p>
            </table:table-cell>
            <table:table-cell table:style-name="ce66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63]&gt;[.V163];[.U163]&gt;[.W163]);&quot;odt&quot;;IF(AND([.V163]&gt;[.U163];[.V163]&gt;[.W163]);&quot;doc&quot;;IF(AND([.W163]&gt;[.U163];[.W163]&gt;[.V163]);&quot;docx&quot;;&quot;all&quot;)))" office:value-type="string" office:string-value="all">
              <text:p>all</text:p>
            </table:table-cell>
            <table:table-cell table:formula="of:=[.I163]*[.C163]" office:value-type="float" office:value="30">
              <text:p>30</text:p>
            </table:table-cell>
            <table:table-cell table:formula="of:=[.N163]*[.C163]" office:value-type="float" office:value="10">
              <text:p>10</text:p>
            </table:table-cell>
            <table:table-cell table:formula="of:=[.S163]*[.C163]" office:value-type="float" office:value="30">
              <text:p>30</text:p>
            </table:table-cell>
            <table:table-cell table:number-columns-repeated="1001"/>
          </table:table-row>
        </table:table-row-group>
        <table:table-row table:style-name="ro2">
          <table:table-cell table:style-name="ce10" office:value-type="string">
            <text:p>Сноски</text:p>
          </table:table-cell>
          <table:table-cell table:style-name="ce24"/>
          <table:table-cell table:style-name="ce37"/>
          <table:table-cell table:style-name="ce40" office:value-type="string">
            <text:p>12</text:p>
          </table:table-cell>
          <table:table-cell table:style-name="ce52"/>
          <table:table-cell table:style-name="ce61"/>
          <table:table-cell table:style-name="ce71"/>
          <table:table-cell table:style-name="ce83"/>
          <table:table-cell table:style-name="ce95"/>
          <table:table-cell table:style-name="ce103"/>
          <table:table-cell table:style-name="ce111"/>
          <table:table-cell table:style-name="ce103"/>
          <table:table-cell table:style-name="ce118"/>
          <table:table-cell table:style-name="ce122"/>
          <table:table-cell table:style-name="ce126"/>
          <table:table-cell table:style-name="ce118"/>
          <table:table-cell table:style-name="ce103"/>
          <table:table-cell table:style-name="ce118"/>
          <table:table-cell table:style-name="ce130"/>
          <table:table-cell table:style-name="ce103" table:number-columns-repeated="1005"/>
        </table:table-row>
        <table:table-row-group>
          <table:table-row table:style-name="ro3">
            <table:table-cell table:style-name="ce13" office:value-type="string">
              <text:p>Обычная сноска</text:p>
            </table:table-cell>
            <table:table-cell office:value-type="string">
              <text:p>Две сноски</text:p>
            </table:table-cell>
            <table:table-cell office:value-type="float" office:value="10">
              <text:p>10</text:p>
            </table:table-cell>
            <table:table-cell office:value-type="string">
              <text:p>12.1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65]&gt;[.V165];[.U165]&gt;[.W165]);&quot;odt&quot;;IF(AND([.V165]&gt;[.U165];[.V165]&gt;[.W165]);&quot;doc&quot;;IF(AND([.W165]&gt;[.U165];[.W165]&gt;[.V165]);&quot;docx&quot;;&quot;all&quot;)))" office:value-type="string" office:string-value="all">
              <text:p>all</text:p>
            </table:table-cell>
            <table:table-cell table:formula="of:=[.I165]*[.C165]" office:value-type="float" office:value="30">
              <text:p>30</text:p>
            </table:table-cell>
            <table:table-cell table:formula="of:=[.N165]*[.C165]" office:value-type="float" office:value="30">
              <text:p>30</text:p>
            </table:table-cell>
            <table:table-cell table:formula="of:=[.S165]*[.C165]" office:value-type="float" office:value="30">
              <text:p>30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Концевая сноска</text:p>
            </table:table-cell>
            <table:table-cell office:value-type="string">
              <text:p>Две концевые сноски</text:p>
            </table:table-cell>
            <table:table-cell office:value-type="float" office:value="6">
              <text:p>6</text:p>
            </table:table-cell>
            <table:table-cell office:value-type="string">
              <text:p>12.2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 office:value-type="string">
              <text:p>Текст сноски съезжает</text:p>
            </table:table-cell>
            <table:table-cell office:value-type="string">
              <text:p>2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float" office:value="3">
              <text:p>3</text:p>
            </table:table-cell>
            <table:table-cell table:formula="of:=IF(AND([.U166]&gt;[.V166];[.U166]&gt;[.W166]);&quot;odt&quot;;IF(AND([.V166]&gt;[.U166];[.V166]&gt;[.W166]);&quot;doc&quot;;IF(AND([.W166]&gt;[.U166];[.W166]&gt;[.V166]);&quot;docx&quot;;&quot;all&quot;)))" office:value-type="string" office:string-value="all">
              <text:p>all</text:p>
            </table:table-cell>
            <table:table-cell table:formula="of:=[.I166]*[.C166]" office:value-type="float" office:value="18">
              <text:p>18</text:p>
            </table:table-cell>
            <table:table-cell table:formula="of:=[.N166]*[.C166]" office:value-type="float" office:value="12">
              <text:p>12</text:p>
            </table:table-cell>
            <table:table-cell table:formula="of:=[.S166]*[.C166]" office:value-type="float" office:value="18">
              <text:p>18</text:p>
            </table:table-cell>
            <table:table-cell table:number-columns-repeated="1001"/>
          </table:table-row>
          <table:table-row table:style-name="ro3">
            <table:table-cell table:style-name="ce13" office:value-type="string">
              <text:p>Символьная сноска</text:p>
            </table:table-cell>
            <table:table-cell office:value-type="string">
              <text:p>Две символьные сноски</text:p>
            </table:table-cell>
            <table:table-cell office:value-type="float" office:value="6">
              <text:p>6</text:p>
            </table:table-cell>
            <table:table-cell office:value-type="string">
              <text:p>12.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66" office:value-type="boolean" office:boolean-value="true">
              <text:p>ИСТИНА</text:p>
            </table:table-cell>
            <table:table-cell/>
            <table:table-cell office:value-type="string">
              <text:p>3</text:p>
            </table:table-cell>
            <table:table-cell table:style-name="ce49" office:value-type="boolean" office:boolean-value="true">
              <text:p>ИСТИНА</text:p>
            </table:table-cell>
            <table:table-cell/>
            <table:table-cell table:style-name="ce70" office:value-type="boolean" office:boolean-value="false">
              <text:p>ЛОЖЬ</text:p>
            </table:table-cell>
            <table:table-cell office:value-type="string">
              <text:p>В тексте сноски используется нумерация</text:p>
            </table:table-cell>
            <table:table-cell office:value-type="float" office:value="1">
              <text:p>1</text:p>
            </table:table-cell>
            <table:table-cell table:formula="of:=IF(AND([.U167]&gt;[.V167];[.U167]&gt;[.W167]);&quot;odt&quot;;IF(AND([.V167]&gt;[.U167];[.V167]&gt;[.W167]);&quot;doc&quot;;IF(AND([.W167]&gt;[.U167];[.W167]&gt;[.V167]);&quot;docx&quot;;&quot;all&quot;)))" office:value-type="string" office:string-value="all">
              <text:p>all</text:p>
            </table:table-cell>
            <table:table-cell table:formula="of:=[.I167]*[.C167]" office:value-type="float" office:value="18">
              <text:p>18</text:p>
            </table:table-cell>
            <table:table-cell table:formula="of:=[.N167]*[.C167]" office:value-type="float" office:value="18">
              <text:p>18</text:p>
            </table:table-cell>
            <table:table-cell table:formula="of:=[.S167]*[.C167]" office:value-type="float" office:value="6">
              <text:p>6</text:p>
            </table:table-cell>
            <table:table-cell table:number-columns-repeated="1001"/>
          </table:table-row>
        </table:table-row-group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ритерии оценки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Критерии оценки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Компонент корректно отображается в обоих редакторах без каких либо отличий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омпонент корректно отображается в обоих редакторах с отличиями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Компонент не корректно отображается в одном из редактор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Успешно" style:family="table-cell" style:parent-style-name="Default">
      <style:table-cell-properties fo:background-color="#94bd5e"/>
    </style:style>
    <style:style style:name="DНе_20_удачно" style:display-name="DНе удачно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2-28T15:05:47</meta:creation-date>
    <meta:generator>LibreOffice/3.5$Linux_x86 LibreOffice_project/350m1$Build-2</meta:generator>
    <dc:date>2014-03-08T21:03:57</dc:date>
    <dc:creator>artur </dc:creator>
    <meta:editing-duration>PT13H38M26S</meta:editing-duration>
    <meta:editing-cycles>211</meta:editing-cycles>
    <meta:printed-by>artur </meta:printed-by>
    <meta:print-date>2014-03-08T19:35:52</meta:print-date>
    <meta:document-statistic meta:table-count="2" meta:cell-count="2636" meta:object-count="0"/>
  </office:meta>
</office:document-meta>
</file>